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gtree Black" svg:font-family="'Figtree Black'"/>
    <style:font-face style:name="Hanken Grotesk" svg:font-family="'Hanken Grotesk'"/>
    <style:font-face style:name="Inter" svg:font-family="Int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dfdf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top" draw:auto-grow-height="true" draw:auto-grow-width="false" fo:min-height="1.712cm"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top" draw:auto-grow-height="true" draw:auto-grow-width="false" fo:min-height="5.987cm" fo:padding-top="0.127cm" fo:padding-bottom="0.127cm" fo:padding-left="0.254cm" fo:padding-right="0.254cm" fo:wrap-option="wrap"/>
    </style:style>
    <style:style style:name="gr4" style:family="graphic" style:parent-style-name="standard">
      <style:graphic-properties draw:stroke="none" draw:fill="solid" draw:fill-color="#333333" draw:opacity="100%" draw:textarea-horizontal-align="left" draw:textarea-vertical-align="middle" draw:auto-grow-height="false" draw:auto-grow-width="false" fo:padding-top="0.254cm" fo:padding-bottom="0.254cm" fo:padding-left="0.254cm" fo:padding-right="0.254cm" fo:wrap-option="wrap"/>
    </style:style>
    <style:style style:name="gr5" style:family="graphic" style:parent-style-name="standard">
      <style:graphic-properties draw:stroke="none" draw:fill="solid" draw:fill-color="#b2b2b2" draw:opacity="100%" draw:textarea-horizontal-align="left" draw:textarea-vertical-align="middle" draw:auto-grow-height="false" draw:auto-grow-width="false" fo:padding-top="0.254cm" fo:padding-bottom="0.254cm" fo:padding-left="0.254cm" fo:padding-right="0.254cm" fo:wrap-option="wrap"/>
    </style:style>
    <style:style style:name="gr6" style:family="graphic" style:parent-style-name="standard">
      <style:graphic-properties draw:stroke="solid" svg:stroke-width="0.026cm" svg:stroke-color="#333333" svg:stroke-opacity="100%" draw:fill="solid" draw:fill-color="#333333" draw:opacity="100%" draw:textarea-horizontal-align="left" draw:textarea-vertical-align="middle" draw:auto-grow-height="false" draw:auto-grow-width="false" fo:padding-top="0.254cm" fo:padding-bottom="0.254cm" fo:padding-left="0.254cm" fo:padding-right="0.254cm" fo:wrap-option="wrap"/>
    </style:style>
    <style:style style:name="gr7" style:family="graphic" style:parent-style-name="standard">
      <style:graphic-properties draw:stroke="none" draw:fill="solid" draw:fill-color="#fdfdfd" draw:opacity="100%" draw:textarea-horizontal-align="left" draw:textarea-vertical-align="middle" draw:auto-grow-height="false" draw:auto-grow-width="false" fo:padding-top="0.254cm" fo:padding-bottom="0.254cm" fo:padding-left="0.254cm" fo:padding-right="0.254cm" fo:wrap-option="wrap"/>
    </style:style>
    <style:style style:name="gr8" style:family="graphic" style:parent-style-name="standard">
      <style:graphic-properties draw:stroke="solid" svg:stroke-width="0.053cm" svg:stroke-color="#333333" svg:stroke-opacity="100%" draw:stroke-linejoin="round" svg:stroke-linecap="butt" draw:fill="none" fo:padding-top="0.151cm" fo:padding-bottom="0.151cm" fo:padding-left="0.276cm" fo:padding-right="0.276cm"/>
    </style:style>
    <style:style style:name="gr9" style:family="graphic" style:parent-style-name="standard">
      <style:graphic-properties draw:stroke="none" draw:fill="none" draw:textarea-horizontal-align="center" draw:textarea-vertical-align="bottom" draw:auto-grow-height="false" draw:auto-grow-width="false" fo:padding-top="0.254cm" fo:padding-bottom="0.254cm" fo:padding-left="0.254cm" fo:padding-right="0.254cm" fo:wrap-option="wrap"/>
    </style:style>
    <style:style style:name="gr10" style:family="graphic" style:parent-style-name="standard">
      <style:graphic-properties draw:stroke="none" draw:fill="none" draw:textarea-horizontal-align="center" draw:textarea-vertical-align="top" draw:auto-grow-height="false" draw:auto-grow-width="false" fo:padding-top="0.254cm" fo:padding-bottom="0.254cm" fo:padding-left="0.254cm" fo:padding-right="0.254cm" fo:wrap-option="wrap"/>
    </style:style>
    <style:style style:name="gr11" style:family="graphic" style:parent-style-name="standard">
      <style:graphic-properties draw:stroke="none" draw:fill="solid" draw:fill-color="#333333" draw:opacity="100%" draw:textarea-horizontal-align="center" draw:textarea-vertical-align="middle" draw:auto-grow-height="false" draw:auto-grow-width="false" fo:padding-top="0.254cm" fo:padding-bottom="0.254cm" fo:padding-left="0.254cm" fo:padding-right="0.254cm" fo:wrap-option="wrap"/>
    </style:style>
    <style:style style:name="pr1" style:family="presentation" style:parent-style-name="Master1-Layout1-title-TITLE-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pr2" style:family="presentation" style:parent-style-name="Master1-Layout1-title-TITLE-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3" style:family="presentation" style:parent-style-name="Master1-Layout1-title-TITLE-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4" style:family="presentation" style:parent-style-name="Master1-Layout2-secHead-SECTION_5f_HEADER-title">
      <style:graphic-properties draw:stroke="none" draw:fill="solid" draw:fill-color="#333333" draw:opacity="100%" draw:textarea-horizontal-align="center" draw:textarea-vertical-align="middle" draw:auto-grow-height="false" draw:auto-grow-width="false" fo:padding-top="0.254cm" fo:padding-bottom="0.254cm" fo:padding-left="0.254cm" fo:padding-right="0.254cm" fo:wrap-option="wrap"/>
    </style:style>
    <style:style style:name="pr5" style:family="presentation" style:parent-style-name="Master1-Layout2-secHead-SECTION_5f_HEADER-title">
      <style:graphic-properties draw:stroke="none" draw:fill="none" draw:textarea-horizontal-align="left" draw:textarea-vertical-align="middle" draw:auto-grow-height="true" draw:auto-grow-width="false" fo:min-height="6.927cm" fo:padding-top="0.127cm" fo:padding-bottom="0.127cm" fo:padding-left="0.254cm" fo:padding-right="0.254cm" fo:wrap-option="wrap"/>
    </style:style>
    <style:style style:name="pr6" style:family="presentation" style:parent-style-name="Master1-Layout2-secHead-SECTION_5f_HEADER-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7" style:family="presentation" style:parent-style-name="Master1-Layout6-cust-BLANK_5f_1_5f_1-sub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pr8" style:family="presentation" style:parent-style-name="Master1-Layout6-cust-BLANK_5f_1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9" style:family="presentation" style:parent-style-name="Master1-Layout6-cust-BLANK_5f_1_5f_1-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10" style:family="presentation" style:parent-style-name="Master1-Layout3-tx-TITLE_5f_AND_5f_BODY-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11" style:family="presentation" style:parent-style-name="Master1-Layout3-tx-TITLE_5f_AND_5f_BODY-outline1">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12" style:family="presentation" style:parent-style-name="Master1-Layout3-tx-TITLE_5f_AND_5f_BODY-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13" style:family="presentation" style:parent-style-name="Master1-Layout10-cust-CUSTOM_5f_7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14" style:family="presentation" style:parent-style-name="Master1-Layout10-cust-CUSTOM_5f_7_5f_1-subtitle">
      <style:graphic-properties draw:stroke="none" draw:fill="none" draw:textarea-horizontal-align="center" draw:textarea-vertical-align="top" draw:auto-grow-height="false" draw:auto-grow-width="false" fo:padding-top="0.254cm" fo:padding-bottom="0.254cm" fo:padding-left="0.254cm" fo:padding-right="0.254cm" fo:wrap-option="wrap"/>
    </style:style>
    <style:style style:name="pr15" style:family="presentation" style:parent-style-name="Master1-Layout10-cust-CUSTOM_5f_7_5f_1-subtitle">
      <style:graphic-properties draw:stroke="none" draw:fill="none" draw:textarea-horizontal-align="center" draw:textarea-vertical-align="bottom" draw:auto-grow-height="false" draw:auto-grow-width="false" fo:padding-top="0.254cm" fo:padding-bottom="0.254cm" fo:padding-left="0.254cm" fo:padding-right="0.254cm" fo:wrap-option="wrap"/>
    </style:style>
    <style:style style:name="pr16" style:family="presentation" style:parent-style-name="Master1-Layout10-cust-CUSTOM_5f_7_5f_1-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17" style:family="presentation" style:parent-style-name="Master1-Layout11-cust-CUSTOM_5f_11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18" style:family="presentation" style:parent-style-name="Master1-Layout11-cust-CUSTOM_5f_11_5f_1-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19" style:family="presentation" style:parent-style-name="Master1-Layout8-cust-CUSTOM_5f_6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20" style:family="presentation" style:parent-style-name="Master1-Layout8-cust-CUSTOM_5f_6_5f_1-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21" style:family="presentation" style:parent-style-name="Master1-Layout8-cust-CUSTOM_5f_6_5f_1-sub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pr22" style:family="presentation" style:parent-style-name="Master1-Layout8-cust-CUSTOM_5f_6_5f_1-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23" style:family="presentation" style:parent-style-name="Master1-Layout9-cust-CUSTOM_5f_5-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24" style:family="presentation" style:parent-style-name="Master1-Layout9-cust-CUSTOM_5f_5-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25" style:family="presentation" style:parent-style-name="Master1-Layout9-cust-CUSTOM_5f_5-sub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pr26" style:family="presentation" style:parent-style-name="Master1-Layout9-cust-CUSTOM_5f_5-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pr27" style:family="presentation" style:parent-style-name="Master1-Layout7-cust-CUSTOM_5f_10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28" style:family="presentation" style:parent-style-name="Master1-Layout7-cust-CUSTOM_5f_10_5f_1-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pr29" style:family="presentation" style:parent-style-name="Master1-Layout7-cust-CUSTOM_5f_10_5f_1-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style>
    <style:style style:name="co1" style:family="table-column">
      <style:table-column-properties style:column-width="5.84cm" style:use-optimal-column-width="false"/>
    </style:style>
    <style:style style:name="co2" style:family="table-column">
      <style:table-column-properties style:column-width="8.639cm" style:use-optimal-column-width="false"/>
    </style:style>
    <style:style style:name="co3" style:family="table-column">
      <style:table-column-properties style:column-width="7.099cm" style:use-optimal-column-width="false"/>
    </style:style>
    <style:style style:name="ro1" style:family="table-row">
      <style:table-row-properties style:row-height="1.129cm"/>
    </style:style>
    <style:style style:name="ro2" style:family="table-row">
      <style:table-row-properties style:row-height="1.882cm"/>
    </style:style>
    <style:style style:name="ro3" style:family="table-row">
      <style:table-row-properties style:row-height="2.3cm"/>
    </style:style>
    <style:style style:name="ro4" style:family="table-row">
      <style:table-row-properties style:row-height="2.315cm"/>
    </style:style>
    <style:style style:name="ro5" style:family="table-row">
      <style:table-row-properties style:row-height="2.303cm"/>
    </style:style>
    <style:style style:name="ce1" style:family="table-cell">
      <style:paragraph-properties fo:margin-left="0cm" fo:margin-right="0cm" fo:margin-top="0cm" fo:margin-bottom="0cm" fo:line-height="115%" fo:text-align="center" fo:text-indent="0cm" style:writing-mode="lr-tb"/>
    </style:style>
    <style:style style:name="ce2" style:family="table-cell">
      <style:paragraph-properties fo:margin-left="0cm" fo:margin-right="0cm" fo:margin-top="0cm" fo:margin-bottom="0cm" fo:line-height="115%" fo:text-align="start" fo:text-indent="0cm" style:writing-mode="lr-tb"/>
    </style:style>
    <style:style style:name="ce3" style:family="table-cell">
      <style:paragraph-properties fo:margin-left="0.988cm" fo:margin-right="0cm" fo:margin-top="0cm" fo:margin-bottom="0cm" fo:line-height="115%" fo:text-align="start" fo:text-indent="-0.794cm"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5" style:family="paragraph">
      <loext:graphic-properties draw:fill="solid" draw:fill-color="#333333" draw:opacity="100%"/>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style:paragraph-properties fo:margin-left="0cm" fo:margin-right="0cm" fo:margin-top="0cm" fo:margin-bottom="0cm" fo:line-height="115%" fo:text-align="end" fo:text-indent="0cm" style:punctuation-wrap="hanging" style:writing-mode="lr-tb">
        <style:tab-stops/>
      </style:paragraph-properties>
    </style:style>
    <style:style style:name="P8"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9" style:family="paragraph">
      <style:paragraph-properties fo:margin-left="1.27cm" fo:margin-right="0cm" fo:margin-top="0cm" fo:margin-bottom="0cm" fo:line-height="115%" fo:text-align="start" fo:text-indent="-0.882cm" style:punctuation-wrap="hanging" style:writing-mode="lr-tb">
        <style:tab-stops/>
      </style:paragraph-properties>
    </style:style>
    <style:style style:name="P10" style:family="paragraph">
      <style:paragraph-properties fo:margin-left="1.27cm" fo:margin-right="0cm" fo:margin-top="0.353cm" fo:margin-bottom="0cm" fo:line-height="115%" fo:text-align="start" fo:text-indent="-0.882cm" style:punctuation-wrap="hanging" style:writing-mode="lr-tb">
        <style:tab-stops/>
      </style:paragraph-properties>
    </style:style>
    <style:style style:name="P11" style:family="paragraph">
      <style:paragraph-properties fo:margin-left="0.388cm" fo:margin-right="0cm" fo:margin-top="0.353cm" fo:margin-bottom="0cm" fo:line-height="100%" fo:text-align="start" fo:text-indent="0cm" style:punctuation-wrap="hanging" style:writing-mode="lr-tb">
        <style:tab-stops/>
      </style:paragraph-properties>
    </style:style>
    <style:style style:name="P12" style:family="paragraph">
      <style:paragraph-properties fo:margin-left="1.182cm" fo:margin-right="0cm" fo:margin-top="0.353cm" fo:margin-bottom="0cm" fo:line-height="100%" fo:text-align="start" fo:text-indent="-0.794cm" style:punctuation-wrap="hanging" style:writing-mode="lr-tb">
        <style:tab-stops/>
      </style:paragraph-properties>
    </style:style>
    <style:style style:name="P13" style:family="paragraph">
      <style:paragraph-properties fo:margin-left="0cm" fo:margin-right="0cm" fo:margin-top="0cm" fo:margin-bottom="0cm" fo:line-height="115%" fo:text-align="center" fo:text-indent="0cm" style:punctuation-wrap="hanging" style:writing-mode="lr-tb">
        <style:tab-stops/>
      </style:paragraph-properties>
    </style:style>
    <style:style style:name="P14" style:family="paragraph">
      <loext:graphic-properties draw:fill="solid" draw:fill-color="#b2b2b2" draw:opacity="100%"/>
      <style:paragraph-properties style:writing-mode="lr-tb" style:font-independent-line-spacing="true"/>
    </style:style>
    <style:style style:name="P15" style:family="paragraph">
      <style:paragraph-properties fo:margin-left="0cm" fo:margin-right="0cm" fo:margin-top="0cm" fo:margin-bottom="0cm" fo:line-height="115%" fo:text-align="center" fo:text-indent="0cm" style:writing-mode="lr-tb"/>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988cm" fo:margin-right="0cm" fo:margin-top="0cm" fo:margin-bottom="0cm" fo:line-height="115%" fo:text-align="start" fo:text-indent="-0.794cm" style:writing-mode="lr-tb"/>
    </style:style>
    <style:style style:name="P18" style:family="paragraph">
      <style:paragraph-properties fo:margin-left="0cm" fo:margin-right="0cm" fo:margin-top="0cm" fo:margin-bottom="0cm" fo:line-height="115%" fo:text-align="start" fo:text-indent="0cm" style:punctuation-wrap="hanging" style:writing-mode="lr-tb">
        <style:tab-stops/>
      </style:paragraph-properties>
    </style:style>
    <style:style style:name="P19" style:family="paragraph">
      <loext:graphic-properties draw:fill="solid" draw:fill-color="#fdfdfd" draw:opacity="100%"/>
      <style:paragraph-properties style:writing-mode="lr-tb" style:font-independent-line-spacing="true"/>
    </style:style>
    <style:style style:name="P20" style:family="paragraph">
      <loext:graphic-properties draw:fill="none"/>
    </style:style>
    <style:style style:name="T1" style:family="text">
      <style:text-properties fo:font-variant="normal" fo:text-transform="none" fo:color="#333333" style:text-line-through-style="none" style:text-line-through-type="none" style:text-position="0% 100%" style:font-name="Figtree Black" fo:font-size="38pt" fo:letter-spacing="normal" fo:language="ru" fo:country="RU" fo:font-style="normal" style:text-underline-style="none" fo:font-weight="normal" style:text-underline-mode="continuous" style:text-overline-mode="continuous" style:text-line-through-mode="continuous" style:letter-kerning="false" style:font-name-asian="Figtree Black" style:font-size-asian="38pt" style:font-style-asian="normal" style:font-weight-asian="normal" style:font-name-complex="Figtree Black" style:font-size-complex="38pt" style:font-style-complex="normal" style:font-weight-complex="normal"/>
    </style:style>
    <style:style style:name="T2" style:family="text">
      <style:text-properties fo:font-variant="normal" fo:text-transform="none" fo:color="#333333" style:text-line-through-style="none" style:text-line-through-type="none" style:text-position="0% 100%" style:font-name="Hanken Grotesk" fo:font-size="14pt" fo:letter-spacing="normal" fo:language="ru" fo:country="RU" fo:font-style="normal" style:text-underline-style="none" fo:font-weight="normal" style:text-underline-mode="continuous" style:text-overline-mode="continuous" style:text-line-through-mode="continuous" style:letter-kerning="false" style:font-name-asian="Hanken Grotesk" style:font-size-asian="14pt" style:font-style-asian="normal" style:font-weight-asian="normal" style:font-name-complex="Hanken Grotesk" style:font-size-complex="14pt" style:font-style-complex="normal" style:font-weight-complex="normal"/>
    </style:style>
    <style:style style:name="T3" style:family="text">
      <style:text-properties fo:font-variant="normal" fo:text-transform="none" fo:color="#333333" style:text-line-through-style="none" style:text-line-through-type="none" style:text-position="0% 100%" style:font-name="Hanken Grotesk" fo:font-size="14pt" fo:letter-spacing="normal" fo:language="en" fo:country="US" fo:font-style="normal" style:text-underline-style="none" fo:font-weight="normal" style:text-underline-mode="continuous" style:text-overline-mode="continuous" style:text-line-through-mode="continuous" style:letter-kerning="false" style:font-name-asian="Hanken Grotesk" style:font-size-asian="14pt" style:font-style-asian="normal" style:font-weight-asian="normal" style:font-name-complex="Hanken Grotesk" style:font-size-complex="14pt" style:font-style-complex="normal" style:font-weight-complex="normal"/>
    </style:style>
    <style:style style:name="T4" style:family="text">
      <style:text-properties fo:font-variant="normal" fo:text-transform="none" fo:color="#fdfdfd" style:text-line-through-style="none" style:text-line-through-type="none" style:text-position="0% 100%" style:font-name="Figtree Black" fo:font-size="33pt" fo:letter-spacing="normal" fo:language="en" fo:country="US" fo:font-style="normal" style:text-underline-style="none" fo:font-weight="normal" style:text-underline-mode="continuous" style:text-overline-mode="continuous" style:text-line-through-mode="continuous" style:letter-kerning="false" style:font-name-asian="Figtree Black" style:font-size-asian="33pt" style:font-style-asian="normal" style:font-weight-asian="normal" style:font-name-complex="Figtree Black" style:font-size-complex="3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40pt" fo:letter-spacing="normal" fo:language="ru" fo:country="RU" fo:font-style="normal" style:text-underline-style="none" fo:font-weight="normal" style:text-underline-mode="continuous" style:text-overline-mode="continuous" style:text-line-through-mode="continuous" style:letter-kerning="false" style:font-name-asian="Arial" style:font-size-asian="40pt" style:font-style-asian="normal" style:font-weight-asian="normal" style:font-name-complex="Arial" style:font-size-complex="40pt" style:font-style-complex="normal" style:font-weight-complex="normal"/>
    </style:style>
    <style:style style:name="T6" style:family="text">
      <style:text-properties fo:font-variant="normal" fo:text-transform="none" fo:color="#333333" style:text-line-through-style="none" style:text-line-through-type="none" style:text-position="0% 100%" style:font-name="Arial1" fo:font-size="18pt" fo:letter-spacing="normal" fo:language="ru" fo:country="RU" fo:font-style="normal" style:text-underline-style="none" fo:font-weight="normal" style:text-underline-mode="continuous" style:text-overline-mode="continuous" style:text-line-through-mode="continuous" style:letter-kerning="false" style:font-name-asian="Figtree Black" style:font-size-asian="18pt" style:font-style-asian="normal" style:font-weight-asian="normal" style:font-name-complex="Figtree Black"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6pt" fo:letter-spacing="normal" fo:language="ru" fo:country="RU" fo:font-style="normal" style:text-underline-style="none" fo:font-weight="normal" style:text-underline-mode="continuous" style:text-overline-mode="continuous" style:text-line-through-mode="continuous" style:letter-kerning="false" style:font-name-asian="Hanken Grotesk" style:font-size-asian="16pt" style:font-style-asian="normal" style:font-weight-asian="normal" style:font-name-complex="Hanken Grotesk"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28pt" fo:letter-spacing="normal" fo:language="ru" fo:country="RU" fo:font-style="italic" style:text-underline-style="none" fo:font-weight="bold" style:text-underline-mode="continuous" style:text-overline-mode="continuous" style:text-line-through-mode="continuous" style:letter-kerning="false" style:font-name-asian="Figtree Black" style:font-size-asian="28pt" style:font-style-asian="italic" style:font-weight-asian="bold" style:font-name-complex="Figtree Black" style:font-size-complex="28pt" style:font-style-complex="italic" style:font-weight-complex="bold"/>
    </style:style>
    <style:style style:name="T9" style:family="text">
      <style:text-properties fo:font-variant="normal" fo:text-transform="none" fo:color="#000000" style:text-line-through-style="none" style:text-line-through-type="none" style:text-position="0% 100%" style:font-name="Roboto" fo:font-size="14pt" fo:letter-spacing="normal" fo:language="ru" fo:country="RU" fo:font-style="normal"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4pt" fo:letter-spacing="normal" fo:language="en" fo:country="US" fo:font-style="normal"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24pt" fo:letter-spacing="normal" fo:language="ru" fo:country="RU" fo:font-style="normal" style:text-underline-style="none" fo:font-weight="bold" style:text-underline-mode="continuous" style:text-overline-mode="continuous" style:text-line-through-mode="continuous" style:letter-kerning="false" style:font-name-asian="Figtree Black" style:font-size-asian="24pt" style:font-style-asian="normal" style:font-weight-asian="bold" style:font-name-complex="Figtree Black" style:font-size-complex="24pt" style:font-style-complex="normal" style:font-weight-complex="bold"/>
    </style:style>
    <style:style style:name="T12" style:family="text">
      <style:text-properties fo:font-variant="normal" fo:text-transform="none" fo:color="#333333" style:text-line-through-style="none" style:text-line-through-type="none" style:text-position="0% 100%" style:font-name="Hanken Grotesk" fo:font-size="16pt" fo:letter-spacing="normal" fo:language="ru" fo:country="RU" fo:font-style="italic" style:text-underline-style="none" fo:font-weight="normal" style:text-underline-mode="continuous" style:text-overline-mode="continuous" style:text-line-through-mode="continuous" style:letter-kerning="false" style:font-name-asian="Hanken Grotesk" style:font-size-asian="16pt" style:font-style-asian="italic" style:font-weight-asian="normal" style:font-name-complex="Hanken Grotesk" style:font-size-complex="16pt" style:font-style-complex="italic" style:font-weight-complex="normal"/>
    </style:style>
    <style:style style:name="T13" style:family="text">
      <style:text-properties fo:font-variant="normal" fo:text-transform="none" fo:color="#333333" style:text-line-through-style="none" style:text-line-through-type="none" style:text-position="0% 100%" style:font-name="Hanken Grotesk" fo:font-size="16pt" fo:letter-spacing="normal" fo:language="en" fo:country="US" fo:font-style="italic" style:text-underline-style="none" fo:font-weight="normal" style:text-underline-mode="continuous" style:text-overline-mode="continuous" style:text-line-through-mode="continuous" style:letter-kerning="false" style:font-name-asian="Hanken Grotesk" style:font-size-asian="16pt" style:font-style-asian="italic" style:font-weight-asian="normal" style:font-name-complex="Hanken Grotesk" style:font-size-complex="16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fo:font-size="12pt" fo:letter-spacing="normal" fo:language="ru" fo:country="RU" fo:font-style="normal" style:text-underline-style="none" fo:font-weight="normal" style:text-underline-mode="continuous" style:text-overline-mode="continuous" style:text-line-through-mode="continuous" style:letter-kerning="false" style:font-name-asian="Hanken Grotesk" style:font-size-asian="12pt" style:font-style-asian="normal" style:font-weight-asian="normal" style:font-name-complex="Hanken Grotesk"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4pt" fo:letter-spacing="normal" fo:language="ru" fo:country="RU" fo:font-style="normal" style:text-underline-style="none" fo:font-weight="normal" style:text-underline-mode="continuous" style:text-overline-mode="continuous" style:text-line-through-mode="continuous" style:letter-kerning="false" style:font-name-asian="Hanken Grotesk" style:font-size-asian="14pt" style:font-style-asian="normal" style:font-weight-asian="normal" style:font-name-complex="Hanken Grotesk" style:font-size-complex="14pt" style:font-style-complex="normal" style:font-weight-complex="normal"/>
    </style:style>
    <style:style style:name="T16" style:family="text">
      <style:text-properties fo:font-variant="normal" fo:text-transform="none" fo:color="#5ca853" style:text-line-through-style="none" style:text-line-through-type="none" style:text-position="0% 100%" style:font-name="Roboto" fo:font-size="14pt" fo:letter-spacing="normal" fo:language="ru" fo:country="RU" fo:font-style="normal" style:text-underline-style="solid" style:text-underline-width="auto" style:text-underline-color="font-color" fo:font-weight="normal" style:text-underline-mode="continuous" style:text-overline-mode="continuous" style:text-line-through-mode="continuous" style:letter-kerning="false" style:font-name-asian="Hanken Grotesk" style:font-size-asian="14pt" style:font-style-asian="normal" style:font-weight-asian="normal" style:font-name-complex="Hanken Grotesk"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9pt" fo:letter-spacing="normal" fo:language="ru" fo:country="RU" fo:font-style="normal" style:text-underline-style="none" fo:font-weight="normal" style:text-underline-mode="continuous" style:text-overline-mode="continuous" style:text-line-through-mode="continuous" style:letter-kerning="false" style:font-name-asian="Figtree Black" style:font-size-asian="19pt" style:font-style-asian="normal" style:font-weight-asian="normal" style:font-name-complex="Figtree Black" style:font-size-complex="1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4pt" fo:letter-spacing="normal" fo:language="ru" fo:country="RU" fo:font-style="normal" style:text-underline-style="none" fo:font-weight="normal" style:text-underline-mode="continuous" style:text-overline-mode="continuous" style:text-line-through-mode="continuous" style:letter-kerning="false" style:font-name-asian="Figtree Black" style:font-size-asian="14pt" style:font-style-asian="normal" style:font-weight-asian="normal" style:font-name-complex="Figtree Black"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8pt" fo:letter-spacing="normal" fo:language="ru" fo:country="RU" fo:font-style="normal" style:text-underline-style="none" fo:font-weight="bold" style:text-underline-mode="continuous" style:text-overline-mode="continuous" style:text-line-through-mode="continuous" style:letter-kerning="false" style:font-name-asian="Figtree Black" style:font-size-asian="28pt" style:font-style-asian="normal" style:font-weight-asian="bold" style:font-name-complex="Figtree Black" style:font-size-complex="28pt" style:font-style-complex="normal" style:font-weight-complex="bold"/>
    </style:style>
    <style:style style:name="T20" style:family="text">
      <style:text-properties fo:font-variant="normal" fo:text-transform="none" fo:color="#000000" style:text-line-through-style="none" style:text-line-through-type="none" style:font-name="Arial" fo:font-size="14pt" fo:language="ru" fo:country="RU" fo:font-style="normal" style:text-underline-style="none" fo:font-weight="bold" style:text-underline-mode="continuous" style:text-overline-mode="continuous" style:text-line-through-mode="continuous" style:font-name-asian="Arial" style:font-size-asian="14pt" style:font-style-asian="normal" style:font-weight-asian="bold" style:font-name-complex="Arial" style:font-size-complex="14pt" style:font-style-complex="normal" style:font-weight-complex="bold"/>
    </style:style>
    <style:style style:name="T21" style:family="text">
      <style:text-properties fo:color="#333333" style:font-name="Figtree Black" fo:font-size="17pt" fo:language="ru" fo:country="RU" style:text-underline-style="none" fo:font-weight="bold" style:text-underline-mode="continuous" style:text-overline-mode="continuous" style:text-line-through-mode="continuous" style:font-name-asian="Figtree Black" style:font-size-asian="17pt" style:font-weight-asian="bold" style:font-name-complex="Figtree Black" style:font-size-complex="17pt" style:font-weight-complex="bold"/>
    </style:style>
    <style:style style:name="T22" style:family="text">
      <style:text-properties fo:color="#333333" style:font-name="Figtree Black" fo:font-size="17pt" fo:language="ru" fo:country="RU" fo:font-weight="bold" style:font-name-asian="Figtree Black" style:font-size-asian="17pt" style:font-weight-asian="bold" style:font-name-complex="Figtree Black" style:font-size-complex="17pt" style:font-weight-complex="bold"/>
    </style:style>
    <style:style style:name="T23" style:family="text">
      <style:text-properties fo:font-variant="normal" fo:text-transform="none" fo:color="#000000" style:text-line-through-style="none" style:text-line-through-type="none" style:font-name="Arial" fo:font-size="12pt" fo:language="ru" fo:country="RU" fo:font-style="normal" style:text-underline-style="none" fo:font-weight="normal" style:text-underline-mode="continuous" style:text-overline-mode="continuous" style:text-line-through-mode="continuous"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fdfdfd" style:text-line-through-style="none" style:text-line-through-type="none" style:font-name="Arial" fo:font-size="14pt" fo:language="ru" fo:country="RU" fo:font-style="normal" style:text-underline-style="none" fo:font-weight="normal" style:text-underline-mode="continuous" style:text-overline-mode="continuous" style:text-line-through-mode="continuous" style:font-name-asian="Arial" style:font-size-asian="14pt" style:font-style-asian="normal" style:font-weight-asian="normal" style:font-name-complex="Arial" style:font-size-complex="14pt" style:font-style-complex="normal" style:font-weight-complex="normal"/>
    </style:style>
    <style:style style:name="T25" style:family="text">
      <style:text-properties fo:font-variant="normal" fo:text-transform="none" fo:color="#000000" style:text-line-through-style="none" style:text-line-through-type="none" style:font-name="Arial" fo:font-size="14pt" fo:language="ru" fo:country="RU" fo:font-style="normal" style:text-underline-style="none" fo:font-weight="normal" style:text-underline-mode="continuous" style:text-overline-mode="continuous" style:text-line-through-mode="continuous"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fo:font-size="19pt" fo:letter-spacing="normal" fo:language="ru" fo:country="RU" fo:font-style="italic" style:text-underline-style="none" fo:font-weight="bold" style:text-underline-mode="continuous" style:text-overline-mode="continuous" style:text-line-through-mode="continuous" style:letter-kerning="false" style:font-name-asian="Figtree Black" style:font-size-asian="19pt" style:font-style-asian="italic" style:font-weight-asian="bold" style:font-name-complex="Figtree Black" style:font-size-complex="19pt" style:font-style-complex="italic" style:font-weight-complex="bold"/>
    </style:style>
    <style:style style:name="T27" style:family="text">
      <style:text-properties fo:font-variant="normal" fo:text-transform="none" fo:color="#000000" style:text-line-through-style="none" style:text-line-through-type="none" style:text-position="0% 100%" style:font-name="Roboto" fo:font-size="14pt" fo:letter-spacing="normal" fo:language="en" fo:country="US" fo:font-style="normal" style:text-underline-style="none" fo:font-weight="normal" style:text-underline-mode="continuous" style:text-overline-mode="continuous" style:text-line-through-mode="continuous" style:letter-kerning="false" style:font-name-asian="Hanken Grotesk" style:font-size-asian="14pt" style:font-style-asian="normal" style:font-weight-asian="normal" style:font-name-complex="Hanken Grotesk"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 fo:font-size="16pt" fo:letter-spacing="normal" fo:language="ru" fo:country="RU" fo:font-style="italic" style:text-underline-style="none" fo:font-weight="bold" style:text-underline-mode="continuous" style:text-overline-mode="continuous" style:text-line-through-mode="continuous" style:letter-kerning="false" style:font-name-asian="Figtree Black" style:font-size-asian="16pt" style:font-style-asian="italic" style:font-weight-asian="bold" style:font-name-complex="Figtree Black" style:font-size-complex="16pt" style:font-style-complex="italic" style:font-weight-complex="bold"/>
    </style:style>
    <style:style style:name="T29" style:family="text">
      <style:text-properties fo:font-variant="normal" fo:text-transform="none" fo:color="#000000" style:text-line-through-style="none" style:text-line-through-type="none" style:text-position="0% 100%" style:font-name="Roboto" fo:font-size="16pt" fo:letter-spacing="normal" fo:language="ru" fo:country="RU" fo:font-style="italic" style:text-underline-style="none" fo:font-weight="bold" style:text-underline-mode="continuous" style:text-overline-mode="continuous" style:text-line-through-mode="continuous" style:letter-kerning="false" style:font-name-asian="Arial" style:font-size-asian="16pt" style:font-style-asian="italic" style:font-weight-asian="bold" style:font-name-complex="Arial" style:font-size-complex="16pt" style:font-style-complex="italic" style:font-weight-complex="bold"/>
    </style:style>
    <style:style style:name="T30" style:family="text">
      <style:text-properties fo:font-variant="normal" fo:text-transform="none" fo:color="#fdfdfd" style:text-line-through-style="none" style:text-line-through-type="none" style:text-position="0% 100%" style:font-name="Figtree Black" fo:font-size="11pt" fo:letter-spacing="normal" fo:language="en" fo:country="US" fo:font-style="normal" style:text-underline-style="none" fo:font-weight="normal" style:text-underline-mode="continuous" style:text-overline-mode="continuous" style:text-line-through-mode="continuous" style:letter-kerning="false" style:font-name-asian="Figtree Black" style:font-size-asian="11pt" style:font-style-asian="normal" style:font-weight-asian="normal" style:font-name-complex="Figtree Black" style:font-size-complex="11pt" style:font-style-complex="normal" style:font-weight-complex="normal"/>
    </style:style>
    <style:style style:name="T31" style:family="text">
      <style:text-properties fo:font-variant="normal" fo:text-transform="none" fo:color="#333333" style:text-line-through-style="none" style:text-line-through-type="none" style:text-position="0% 100%" style:font-name="Figtree Black" fo:font-size="28pt" fo:letter-spacing="normal" fo:language="ru" fo:country="RU" fo:font-style="normal" style:text-underline-style="none" fo:font-weight="bold" style:text-underline-mode="continuous" style:text-overline-mode="continuous" style:text-line-through-mode="continuous" style:letter-kerning="false" style:font-name-asian="Figtree Black" style:font-size-asian="28pt" style:font-style-asian="normal" style:font-weight-asian="bold" style:font-name-complex="Figtree Black"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Roboto" fo:font-size="18pt" fo:letter-spacing="normal" fo:language="ru" fo:country="RU" fo:font-style="normal" style:text-underline-style="none" fo:font-weight="normal" style:text-underline-mode="continuous" style:text-overline-mode="continuous" style:text-line-through-mode="continuous" style:letter-kerning="false" style:font-name-asian="Hanken Grotesk" style:font-size-asian="18pt" style:font-style-asian="normal" style:font-weight-asian="normal" style:font-name-complex="Hanken Grotesk"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fo:font-size="18pt" fo:letter-spacing="normal" fo:language="en" fo:country="US" fo:font-style="normal" style:text-underline-style="none" fo:font-weight="normal" style:text-underline-mode="continuous" style:text-overline-mode="continuous" style:text-line-through-mode="continuous" style:letter-kerning="false" style:font-name-asian="Hanken Grotesk" style:font-size-asian="18pt" style:font-style-asian="normal" style:font-weight-asian="normal" style:font-name-complex="Hanken Grotesk"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color="#000000" fo:font-size="100%"/>
      </text:list-level-style-bullet>
      <text:list-level-style-bullet text:level="2" text:bullet-char="-">
        <style:list-level-properties text:min-label-width="0.794cm"/>
        <style:text-properties fo:color="#000000" fo:font-size="100%"/>
      </text:list-level-style-bullet>
      <text:list-level-style-bullet text:level="3" text:bullet-char="-">
        <style:list-level-properties text:min-label-width="0.794cm"/>
        <style:text-properties fo:color="#000000" fo:font-size="100%"/>
      </text:list-level-style-bullet>
      <text:list-level-style-bullet text:level="4" text:bullet-char="-">
        <style:list-level-properties text:min-label-width="0.794cm"/>
        <style:text-properties fo:color="#000000" fo:font-size="100%"/>
      </text:list-level-style-bullet>
      <text:list-level-style-bullet text:level="5" text:bullet-char="-">
        <style:list-level-properties text:min-label-width="0.794cm"/>
        <style:text-properties fo:color="#000000" fo:font-size="100%"/>
      </text:list-level-style-bullet>
      <text:list-level-style-bullet text:level="6" text:bullet-char="-">
        <style:list-level-properties text:min-label-width="0.794cm"/>
        <style:text-properties fo:color="#000000" fo:font-size="100%"/>
      </text:list-level-style-bullet>
      <text:list-level-style-bullet text:level="7" text:bullet-char="-">
        <style:list-level-properties text:min-label-width="0.794cm"/>
        <style:text-properties fo:color="#000000" fo:font-size="100%"/>
      </text:list-level-style-bullet>
      <text:list-level-style-bullet text:level="8" text:bullet-char="-">
        <style:list-level-properties text:min-label-width="0.794cm"/>
        <style:text-properties fo:color="#000000" fo:font-size="100%"/>
      </text:list-level-style-bullet>
      <text:list-level-style-bullet text:level="9" text:bullet-char="-">
        <style:list-level-properties text:min-label-width="0.794cm"/>
        <style:text-properties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8cm" text:min-label-width="0.882cm"/>
        <style:text-properties style:font-name="Hanken Grotesk" fo:color="#333333" fo:font-size="45%"/>
      </text:list-level-style-bullet>
      <text:list-level-style-bullet text:level="2" text:bullet-char="●">
        <style:list-level-properties text:space-before="1.658cm" text:min-label-width="0.882cm"/>
        <style:text-properties style:font-name="Hanken Grotesk" fo:color="#333333" fo:font-size="45%"/>
      </text:list-level-style-bullet>
      <text:list-level-style-bullet text:level="3" text:bullet-char="●">
        <style:list-level-properties text:space-before="2.928cm" text:min-label-width="0.882cm"/>
        <style:text-properties style:font-name="Hanken Grotesk" fo:color="#333333" fo:font-size="45%"/>
      </text:list-level-style-bullet>
      <text:list-level-style-bullet text:level="4" text:bullet-char="●">
        <style:list-level-properties text:space-before="4.198cm" text:min-label-width="0.882cm"/>
        <style:text-properties style:font-name="Hanken Grotesk" fo:color="#333333" fo:font-size="45%"/>
      </text:list-level-style-bullet>
      <text:list-level-style-bullet text:level="5" text:bullet-char="●">
        <style:list-level-properties text:space-before="5.468cm" text:min-label-width="0.882cm"/>
        <style:text-properties style:font-name="Hanken Grotesk" fo:color="#333333" fo:font-size="45%"/>
      </text:list-level-style-bullet>
      <text:list-level-style-bullet text:level="6" text:bullet-char="●">
        <style:list-level-properties text:space-before="6.738cm" text:min-label-width="0.882cm"/>
        <style:text-properties style:font-name="Hanken Grotesk" fo:color="#333333" fo:font-size="45%"/>
      </text:list-level-style-bullet>
      <text:list-level-style-bullet text:level="7" text:bullet-char="●">
        <style:list-level-properties text:space-before="8.008cm" text:min-label-width="0.882cm"/>
        <style:text-properties style:font-name="Hanken Grotesk" fo:color="#333333" fo:font-size="45%"/>
      </text:list-level-style-bullet>
      <text:list-level-style-bullet text:level="8" text:bullet-char="●">
        <style:list-level-properties text:space-before="9.278cm" text:min-label-width="0.882cm"/>
        <style:text-properties style:font-name="Hanken Grotesk" fo:color="#333333" fo:font-size="45%"/>
      </text:list-level-style-bullet>
      <text:list-level-style-bullet text:level="9" text:bullet-char="●">
        <style:list-level-properties text:space-before="10.548cm" text:min-label-width="0.882cm"/>
        <style:text-properties style:font-name="Hanken Grotesk"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88cm"/>
        <style:text-properties style:use-window-font-color="true" fo:font-size="45%"/>
      </text:list-level-style-number>
      <text:list-level-style-number text:level="2" style:num-format="">
        <style:list-level-properties text:space-before="1.658cm"/>
        <style:text-properties style:use-window-font-color="true" fo:font-size="45%"/>
      </text:list-level-style-number>
      <text:list-level-style-number text:level="3" style:num-format="">
        <style:list-level-properties text:space-before="2.928cm"/>
        <style:text-properties style:use-window-font-color="true" fo:font-size="45%"/>
      </text:list-level-style-number>
      <text:list-level-style-number text:level="4" style:num-format="">
        <style:list-level-properties text:space-before="4.198cm"/>
        <style:text-properties style:use-window-font-color="true" fo:font-size="45%"/>
      </text:list-level-style-number>
      <text:list-level-style-number text:level="5" style:num-format="">
        <style:list-level-properties text:space-before="5.468cm"/>
        <style:text-properties style:use-window-font-color="true" fo:font-size="45%"/>
      </text:list-level-style-number>
      <text:list-level-style-number text:level="6" style:num-format="">
        <style:list-level-properties text:space-before="6.738cm"/>
        <style:text-properties style:use-window-font-color="true" fo:font-size="45%"/>
      </text:list-level-style-number>
      <text:list-level-style-number text:level="7" style:num-format="">
        <style:list-level-properties text:space-before="8.008cm"/>
        <style:text-properties style:use-window-font-color="true" fo:font-size="45%"/>
      </text:list-level-style-number>
      <text:list-level-style-number text:level="8" style:num-format="">
        <style:list-level-properties text:space-before="9.278cm"/>
        <style:text-properties style:use-window-font-color="true" fo:font-size="45%"/>
      </text:list-level-style-number>
      <text:list-level-style-number text:level="9" style:num-format="">
        <style:list-level-properties text:space-before="10.548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8cm" text:min-label-width="0.794cm"/>
        <style:text-properties fo:color="#333333" fo:font-size="45%"/>
      </text:list-level-style-bullet>
      <text:list-level-style-bullet text:level="2" text:bullet-char="-">
        <style:list-level-properties text:space-before="1.658cm" text:min-label-width="0.794cm"/>
        <style:text-properties fo:color="#333333" fo:font-size="45%"/>
      </text:list-level-style-bullet>
      <text:list-level-style-bullet text:level="3" text:bullet-char="-">
        <style:list-level-properties text:space-before="2.928cm" text:min-label-width="0.794cm"/>
        <style:text-properties fo:color="#333333" fo:font-size="45%"/>
      </text:list-level-style-bullet>
      <text:list-level-style-bullet text:level="4" text:bullet-char="-">
        <style:list-level-properties text:space-before="4.198cm" text:min-label-width="0.794cm"/>
        <style:text-properties fo:color="#333333" fo:font-size="45%"/>
      </text:list-level-style-bullet>
      <text:list-level-style-bullet text:level="5" text:bullet-char="-">
        <style:list-level-properties text:space-before="5.468cm" text:min-label-width="0.794cm"/>
        <style:text-properties fo:color="#333333" fo:font-size="45%"/>
      </text:list-level-style-bullet>
      <text:list-level-style-bullet text:level="6" text:bullet-char="-">
        <style:list-level-properties text:space-before="6.738cm" text:min-label-width="0.794cm"/>
        <style:text-properties fo:color="#333333" fo:font-size="45%"/>
      </text:list-level-style-bullet>
      <text:list-level-style-bullet text:level="7" text:bullet-char="-">
        <style:list-level-properties text:space-before="8.008cm" text:min-label-width="0.794cm"/>
        <style:text-properties fo:color="#333333" fo:font-size="45%"/>
      </text:list-level-style-bullet>
      <text:list-level-style-bullet text:level="8" text:bullet-char="-">
        <style:list-level-properties text:space-before="9.278cm" text:min-label-width="0.794cm"/>
        <style:text-properties fo:color="#333333" fo:font-size="45%"/>
      </text:list-level-style-bullet>
      <text:list-level-style-bullet text:level="9" text:bullet-char="-">
        <style:list-level-properties text:space-before="10.548cm" text:min-label-width="0.794cm"/>
        <style:text-properties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195cm" text:min-label-width="0.794cm"/>
        <style:text-properties style:font-name="Arial1" fo:color="#000000" fo:font-size="160%"/>
      </text:list-level-style-bullet>
      <text:list-level-style-bullet text:level="2" text:bullet-char="•">
        <style:list-level-properties text:space-before="1.465cm" text:min-label-width="0.794cm"/>
        <style:text-properties style:font-name="Arial1" fo:color="#000000" fo:font-size="160%"/>
      </text:list-level-style-bullet>
      <text:list-level-style-bullet text:level="3" text:bullet-char="•">
        <style:list-level-properties text:space-before="2.735cm" text:min-label-width="0.794cm"/>
        <style:text-properties style:font-name="Arial1" fo:color="#000000" fo:font-size="160%"/>
      </text:list-level-style-bullet>
      <text:list-level-style-bullet text:level="4" text:bullet-char="•">
        <style:list-level-properties text:space-before="4.005cm" text:min-label-width="0.794cm"/>
        <style:text-properties style:font-name="Arial1" fo:color="#000000" fo:font-size="160%"/>
      </text:list-level-style-bullet>
      <text:list-level-style-bullet text:level="5" text:bullet-char="•">
        <style:list-level-properties text:space-before="5.275cm" text:min-label-width="0.794cm"/>
        <style:text-properties style:font-name="Arial1" fo:color="#000000" fo:font-size="160%"/>
      </text:list-level-style-bullet>
      <text:list-level-style-bullet text:level="6" text:bullet-char="•">
        <style:list-level-properties text:space-before="6.545cm" text:min-label-width="0.794cm"/>
        <style:text-properties style:font-name="Arial1" fo:color="#000000" fo:font-size="160%"/>
      </text:list-level-style-bullet>
      <text:list-level-style-bullet text:level="7" text:bullet-char="•">
        <style:list-level-properties text:space-before="7.815cm" text:min-label-width="0.794cm"/>
        <style:text-properties style:font-name="Arial1" fo:color="#000000" fo:font-size="160%"/>
      </text:list-level-style-bullet>
      <text:list-level-style-bullet text:level="8" text:bullet-char="•">
        <style:list-level-properties text:space-before="9.085cm" text:min-label-width="0.794cm"/>
        <style:text-properties style:font-name="Arial1" fo:color="#000000" fo:font-size="160%"/>
      </text:list-level-style-bullet>
      <text:list-level-style-bullet text:level="9" text:bullet-char="•">
        <style:list-level-properties text:space-before="10.355cm" text:min-label-width="0.794cm"/>
        <style:text-properties style:font-name="Arial1" fo:color="#000000" fo:font-size="16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 presentation:presentation-page-layout-name="AL1T0">
        <office:forms form:automatic-focus="false" form:apply-design-mode="false"/>
        <draw:frame draw:name="Google Shape;289;p33" presentation:style-name="pr1" draw:text-style-name="P2" draw:layer="layout" svg:width="19.719cm" svg:height="4.879cm" svg:x="3cm" svg:y="1.921cm" presentation:class="title" presentation:user-transformed="true">
          <draw:text-box>
            <text:p text:style-name="P1"><text:span text:style-name="T1">Цифровая среда в учебной и профессиональной деятельности</text:span></text:p>
          </draw:text-box>
        </draw:frame>
        <draw:frame draw:name="Google Shape;290;p33" presentation:style-name="pr2" draw:text-style-name="P2" draw:layer="layout" svg:width="18.731cm" svg:height="2.076cm" svg:x="3.02cm" svg:y="8.326cm" presentation:class="subtitle">
          <draw:text-box>
            <text:p text:style-name="P1"><text:span text:style-name="T2">Руководитель</text:span><text:span text:style-name="T3">: </text:span><text:span text:style-name="T2">Горелов С.В.</text:span></text:p>
            <text:p text:style-name="P1"><text:span text:style-name="T2">Ученики</text:span><text:span text:style-name="T3">:</text:span><text:span text:style-name="T2"> Белякова А.Д., Смирнова С.А., Борохович Е.М. (группа 4731204/50002)</text:span></text:p>
          </draw:text-box>
        </draw:frame>
        <presentation:notes draw:style-name="dp2">
          <draw:page-thumbnail draw:name="Google Shape;286;g2768ca7ef44_0_65:notes" draw:style-name="gr1" draw:layer="layout" svg:width="16.933cm" svg:height="9.525cm" svg:x="1.058cm" svg:y="1.905cm" draw:page-number="1" presentation:class="page"/>
          <draw:frame draw:name="Google Shape;287;g2768ca7ef44_0_65:notes" presentation:style-name="pr3" draw:text-style-name="P3" draw:layer="layout" svg:width="15.24cm" svg:height="11.43cm" svg:x="1.905cm" svg:y="12.065cm" presentation:class="notes" presentation:placeholder="true">
            <draw:text-box/>
          </draw:frame>
        </presentation:notes>
      </draw:page>
      <draw:page draw:name="Slide4" draw:style-name="dp1" draw:master-page-name="Master1-Layout2-secHead-SECTION_5f_HEADER" presentation:presentation-page-layout-name="AL2T13">
        <draw:frame draw:name="Google Shape;331;p36" presentation:style-name="pr4" draw:text-style-name="P5" draw:layer="layout" svg:width="2.29cm" svg:height="1.958cm" svg:x="2cm" svg:y="1.482cm" presentation:class="title">
          <draw:text-box>
            <text:p text:style-name="P4"><text:span text:style-name="T4">01</text:span></text:p>
          </draw:text-box>
        </draw:frame>
        <draw:frame draw:name="TextBox 5" draw:style-name="gr2" draw:text-style-name="P2" draw:layer="layout" svg:width="9.656cm" svg:height="1.966cm" svg:x="4.576cm" svg:y="1.474cm">
          <draw:text-box>
            <text:p text:style-name="P1"><text:span text:style-name="T5">Актуальность</text:span></text:p>
          </draw:text-box>
        </draw:frame>
        <draw:frame draw:name="Rectangle 2" presentation:style-name="pr5" draw:text-style-name="P2" draw:layer="layout" svg:width="20.585cm" svg:height="7.181cm" svg:x="2.214cm" svg:y="4.666cm" presentation:class="title">
          <draw:text-box>
            <text:p text:style-name="P6"><text:span text:style-name="T6">Актуальность темы обусловлена тотальной цифровизацией общества. В образовании цифровая среда обеспечивает доступность и гибкость обучения, формируя новые компетенции. В профессии владение цифровыми инструментами стало ключевым </text:span><text:span text:style-name="T6"><text:line-break/></text:span><text:span text:style-name="T6">требованием, определяющим конкурентоспособность специалиста. Эффективное использование цифровой среды — теперь критически важный навык для успеха в любой сфере деятельности, что и определяет необходимость её комплексного изучения.</text:span></text:p>
          </draw:text-box>
        </draw:frame>
        <presentation:notes draw:style-name="dp2">
          <draw:page-thumbnail draw:name="Google Shape;326;g2161ca7da69_2_7:notes" draw:style-name="gr1" draw:layer="layout" svg:width="16.933cm" svg:height="9.525cm" svg:x="1.058cm" svg:y="1.905cm" draw:page-number="2" presentation:class="page"/>
          <draw:frame draw:name="Google Shape;327;g2161ca7da69_2_7:notes" presentation:style-name="pr6" draw:text-style-name="P3" draw:layer="layout" svg:width="15.24cm" svg:height="11.43cm" svg:x="1.905cm" svg:y="12.065cm" presentation:class="notes" presentation:placeholder="true">
            <draw:text-box/>
          </draw:frame>
        </presentation:notes>
      </draw:page>
      <draw:page draw:name="Slide6" draw:style-name="dp1" draw:master-page-name="Master1-Layout6-cust-BLANK_5f_1_5f_1" presentation:presentation-page-layout-name="AL1T0">
        <draw:frame draw:name="Google Shape;374;p38" presentation:style-name="pr7" draw:text-style-name="P2" draw:layer="layout" svg:width="21.241cm" svg:height="2.72cm" svg:x="2.021cm" svg:y="3.037cm" presentation:class="subtitle">
          <draw:text-box>
            <text:p text:style-name="P7"><text:span text:style-name="T7">Определение: Совокупность цифровых инструментов, платформ, сервисов и технологий, обеспечивающих взаимодействие, обучение, управление и производство в онлайн- и гибридных форматах.</text:span></text:p>
          </draw:text-box>
        </draw:frame>
        <draw:frame draw:name="Google Shape;375;p38" presentation:style-name="pr8" draw:text-style-name="P2" draw:layer="layout" svg:width="16.428cm" svg:height="1.477cm" svg:x="6.951cm" svg:y="1.559cm" presentation:class="title">
          <draw:text-box>
            <text:p text:style-name="P7"><text:span text:style-name="T8">Что такое цифровая среда?</text:span></text:p>
          </draw:text-box>
        </draw:frame>
        <draw:frame draw:name="TextBox 4" draw:style-name="gr3" draw:text-style-name="P2" draw:layer="layout" svg:width="15.864cm" svg:height="6.767cm" svg:x="2.387cm" svg:y="5.95cm">
          <draw:text-box>
            <text:p text:style-name="P1"><text:span text:style-name="T9">Ключевые компоненты: </text:span></text:p>
            <text:list text:style-name="L4">
              <text:list-item>
                <text:p text:style-name="P8"><text:span text:style-name="T9">Облачные сервисы (</text:span><text:span text:style-name="T10">Google Workspace, Microsoft 365, </text:span><text:span text:style-name="T9">Яндекс.360) </text:span></text:p>
              </text:list-item>
              <text:list-item>
                <text:p text:style-name="P8"><text:span text:style-name="T9"><text:s/></text:span><text:span text:style-name="T10">LMS (Moodle, Stepik, </text:span><text:span text:style-name="T9">СДО «1С:Образование», </text:span><text:span text:style-name="T10">Coursera for Campus) </text:span></text:p>
              </text:list-item>
              <text:list-item>
                <text:p text:style-name="P8"><text:span text:style-name="T9">Коллаборативные инструменты (</text:span><text:span text:style-name="T10">Notion, Miro, Trello, Slack)</text:span></text:p>
              </text:list-item>
              <text:list-item>
                <text:p text:style-name="P8"><text:span text:style-name="T9">ИИ-ассистенты (</text:span><text:span text:style-name="T10">Copilot, </text:span><text:span text:style-name="T9">Яндекс.Алиса, </text:span><text:span text:style-name="T10">ChatGPT </text:span><text:span text:style-name="T9">в образовании)</text:span></text:p>
              </text:list-item>
              <text:list-item>
                <text:p text:style-name="P8"><text:span text:style-name="T10">VR/AR-</text:span><text:span text:style-name="T9">платформы для симуляций (</text:span><text:span text:style-name="T10">Labster, Oculus for Business)</text:span></text:p>
              </text:list-item>
            </text:list>
          </draw:text-box>
        </draw:frame>
        <presentation:notes draw:style-name="dp2">
          <draw:page-thumbnail draw:name="Google Shape;371;ged9256fe6f_0_23:notes" draw:style-name="gr1" draw:layer="layout" svg:width="16.933cm" svg:height="9.525cm" svg:x="1.058cm" svg:y="1.905cm" draw:page-number="3" presentation:class="page"/>
          <draw:frame draw:name="Google Shape;372;ged9256fe6f_0_23:notes" presentation:style-name="pr9" draw:text-style-name="P3" draw:layer="layout" svg:width="15.24cm" svg:height="11.43cm" svg:x="1.905cm" svg:y="12.065cm" presentation:class="notes" presentation:placeholder="true">
            <draw:text-box/>
          </draw:frame>
        </presentation:notes>
      </draw:page>
      <draw:page draw:name="Slide16" draw:style-name="dp1" draw:master-page-name="Master1-Layout3-tx-TITLE_5f_AND_5f_BODY" presentation:presentation-page-layout-name="AL3T1">
        <draw:frame draw:name="Google Shape;595;p48" presentation:style-name="pr10" draw:text-style-name="P2" draw:layer="layout" svg:width="21.4cm" svg:height="2.867cm" svg:x="0.69cm" svg:y="0.541cm" presentation:class="title">
          <draw:text-box>
            <text:p text:style-name="P1"><text:span text:style-name="T11">Роль цифровой среды в обучении</text:span><text:span text:style-name="T11"><text:line-break/></text:span><text:span text:style-name="T11"> Как меняется образовательный процесс?</text:span></text:p>
          </draw:text-box>
        </draw:frame>
        <draw:frame draw:name="Google Shape;596;p48" presentation:style-name="pr11" draw:text-style-name="P2" draw:layer="layout" svg:width="21.4cm" svg:height="10.032cm" svg:x="2cm" svg:y="3.377cm" presentation:class="outline">
          <draw:text-box>
            <text:list text:style-name="L5">
              <text:list-item>
                <text:p text:style-name="P9"><text:span text:style-name="T12">Персонализация</text:span><text:span text:style-name="T13">: </text:span><text:span text:style-name="T12">адаптивные курсы и ИИ-туторинг</text:span></text:p>
              </text:list-item>
              <text:list-item>
                <text:p text:style-name="P10"><text:span text:style-name="T12">Мобильность</text:span><text:span text:style-name="T13">: </text:span><text:span text:style-name="T12">обучение в любом месте и в любое время</text:span></text:p>
              </text:list-item>
              <text:list-item>
                <text:p text:style-name="P10"><text:span text:style-name="T12">Интерактивность</text:span><text:span text:style-name="T13">: </text:span><text:span text:style-name="T12">симуляции, кейсы, геймификация, квесты</text:span></text:p>
              </text:list-item>
              <text:list-item>
                <text:p text:style-name="P10"><text:span text:style-name="T12">Обратная связь в реальном времени</text:span><text:span text:style-name="T13">: </text:span><text:span text:style-name="T12">автоматизированные тексты, аналитика прогресса</text:span></text:p>
              </text:list-item>
            </text:list>
            <text:list text:style-name="L6">
              <text:list-item>
                <text:p text:style-name="P11"><text:span text:style-name="T14">Примеры внедрения в РФ (2024–2025): </text:span></text:p>
              </text:list-item>
            </text:list>
            <text:list text:style-name="L7">
              <text:list-item>
                <text:p text:style-name="P12"><text:span text:style-name="T14">Национальная платформа «Цифровая образовательная среда» (ЦОС) </text:span></text:p>
              </text:list-item>
              <text:list-item>
                <text:p text:style-name="P12"><text:span text:style-name="T14">Онлайн-курсы в рамках «Проекта 5-100» и «Приоритет 2030» </text:span></text:p>
              </text:list-item>
              <text:list-item>
                <text:p text:style-name="P12"><text:span text:style-name="T14">Использование цифровых двойников для лабораторных работ (МИФИ, МГТУ им. Баумана)</text:span></text:p>
              </text:list-item>
            </text:list>
          </draw:text-box>
        </draw:frame>
        <presentation:notes draw:style-name="dp2">
          <draw:page-thumbnail draw:name="Google Shape;592;g54dda1946d_6_332:notes" draw:style-name="gr1" draw:layer="layout" svg:width="16.933cm" svg:height="9.525cm" svg:x="1.058cm" svg:y="1.905cm" draw:page-number="4" presentation:class="page"/>
          <draw:frame draw:name="Google Shape;593;g54dda1946d_6_332:notes" presentation:style-name="pr12" draw:text-style-name="P3" draw:layer="layout" svg:width="15.24cm" svg:height="11.43cm" svg:x="1.905cm" svg:y="12.065cm" presentation:class="notes" presentation:placeholder="true">
            <draw:text-box/>
          </draw:frame>
        </presentation:notes>
      </draw:page>
      <draw:page draw:name="Slide15" draw:style-name="dp1" draw:master-page-name="Master1-Layout10-cust-CUSTOM_5f_7_5f_1">
        <draw:frame draw:name="Google Shape;543;p47" presentation:style-name="pr13" draw:text-style-name="P2" draw:layer="layout" svg:width="21.4cm" svg:height="1.591cm" svg:x="2cm" svg:y="1.236cm" presentation:class="title">
          <draw:text-box>
            <text:p text:style-name="P1"><text:span text:style-name="T11">Применение в профессиональной деятельности</text:span></text:p>
          </draw:text-box>
        </draw:frame>
        <draw:frame draw:name="Google Shape;544;p47" presentation:style-name="pr14" draw:text-style-name="P2" draw:layer="layout" svg:width="6.295cm" svg:height="3.487cm" svg:x="0.902cm" svg:y="5.525cm" presentation:class="subtitle">
          <draw:text-box>
            <text:p text:style-name="P13"><text:span text:style-name="T15">Удалённая и гибридная работа — Teams, Zoom, «Сфера», «</text:span><text:span text:style-name="T16"><text:a xlink:href="https://мегафон.work/" xlink:type="simple">Мегафон.Work</text:a></text:span><text:span text:style-name="T15">»</text:span></text:p>
          </draw:text-box>
        </draw:frame>
        <draw:frame draw:name="Google Shape;545;p47" presentation:style-name="pr14" draw:text-style-name="P2" draw:layer="layout" svg:width="6.972cm" svg:height="3.257cm" svg:x="17.526cm" svg:y="5.506cm" presentation:class="subtitle">
          <draw:text-box>
            <text:p text:style-name="P13"><text:span text:style-name="T15">Автоматизация рутинных задач — RPA-боты, low-code (1С:Фреш, Power Automate) </text:span></text:p>
          </draw:text-box>
        </draw:frame>
        <draw:frame draw:name="Google Shape;548;p47" presentation:style-name="pr15" draw:text-style-name="P2" draw:layer="layout" svg:width="16.924cm" svg:height="1.047cm" svg:x="4.386cm" svg:y="2.901cm" presentation:class="subtitle">
          <draw:text-box>
            <text:p text:style-name="P13"><text:span text:style-name="T17">Основные направления цифровизации труда:</text:span></text:p>
          </draw:text-box>
        </draw:frame>
        <draw:frame draw:name="Google Shape;554;p47" presentation:style-name="pr15" draw:text-style-name="P2" draw:layer="layout" svg:width="11.621cm" svg:height="7.532cm" svg:x="6.583cm" svg:y="5.777cm" presentation:class="subtitle">
          <draw:text-box>
            <text:p text:style-name="P13"><text:span text:style-name="T18">ИИ в повседневных задачах:  </text:span></text:p>
            <text:p text:style-name="P13"><text:span text:style-name="T18">– </text:span><text:span text:style-name="T18">Анализ данных и генерация отчётов (Tableau + Copilot)  </text:span></text:p>
            <text:p text:style-name="P13"><text:span text:style-name="T18">– </text:span><text:span text:style-name="T18">Поддержка HR: подбор, onboarding, оценка (HR-боты в «Сбере», «РЖД») </text:span></text:p>
            <text:p text:style-name="P13"><text:span text:style-name="T18"> – </text:span><text:span text:style-name="T18">Юридические и бухгалтерские ассистенты («Гарант-ИИ», «Контур.Диадок») </text:span></text:p>
            <text:p text:style-name="P13"><text:span text:style-name="T18">&gt; По данным Минцифры (2024), более 60% российских компаний внедрили ИИ-инструменты в бизнес-процессы.</text:span></text:p>
          </draw:text-box>
        </draw:frame>
        <draw:g draw:name="Google Shape;583;p47">
          <draw:custom-shape draw:name="Google Shape;584;p47" draw:style-name="gr4" draw:text-style-name="P5" draw:layer="layout" svg:width="1.452cm" svg:height="0.596cm" svg:x="11.756cm" svg:y="5.222cm">
            <text:p/>
            <draw:enhanced-geometry svg:viewBox="0 0 13800 5855" draw:text-areas="?f8 ?f10 ?f9 ?f11" draw:type="non-primitive" draw:enhanced-path="M 5276 589 C 5325 589 5377 594 5434 605 6111 605 6623 1159 6623 1794 L 6623 2738 C 6244 2522 5773 2399 5342 2399 L 1077 2399 1077 1753 C 1077 1456 1334 1241 1590 1241 2697 1241 3763 1077 4788 728 4829 728 4829 687 4870 687 5028 627 5142 589 5276 589 Z M 8417 564 C 8633 564 8766 605 8930 687 8971 687 9022 728 9022 728 10047 1077 11155 1241 12221 1241 12518 1241 12733 1456 12733 1753 L 12733 2399 8510 2399 C 8038 2399 7608 2522 7228 2738 L 7228 1794 C 7228 1118 7741 564 8417 564 Z M 13205 2994 L 13205 4152 8294 4152 C 7997 4152 7741 4357 7649 4665 7608 5003 7269 5259 6921 5259 6541 5259 6244 5003 6152 4665 6111 4357 5855 4152 5557 4152 L 606 4152 606 2994 5342 2994 C 5855 2994 6326 3209 6716 3547 6757 3614 6831 3647 6910 3647 6990 3647 7074 3614 7136 3547 7485 3209 7997 2994 8510 2994 Z M 5383 0 C 5086 0 4922 52 4665 134 4665 134 4614 134 4573 175 3640 472 2615 646 1590 646 985 646 473 1159 473 1753 L 473 2399 308 2399 C 175 2399 1 2522 1 2697 L 1 4450 C 1 4614 175 4747 308 4747 L 5557 4747 C 5691 5382 6244 5854 6921 5854 7567 5854 8120 5382 8253 4747 L 13502 4747 C 13676 4747 13799 4614 13799 4450 L 13799 2697 C 13799 2522 13676 2399 13502 2399 L 13328 2399 13328 1753 C 13328 1159 12815 646 12180 646 11196 646 10170 472 9186 175 9186 134 9145 134 9104 134 8889 52 8715 0 8417 0 7782 0 7228 308 6880 821 6582 308 6029 0 538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800"/>
              <draw:equation draw:name="f7" draw:formula="?f4 / 5855"/>
              <draw:equation draw:name="f8" draw:formula="?f0 / ?f6"/>
              <draw:equation draw:name="f9" draw:formula="?f1 / ?f6"/>
              <draw:equation draw:name="f10" draw:formula="?f2 / ?f7"/>
              <draw:equation draw:name="f11" draw:formula="?f3 / ?f7"/>
            </draw:enhanced-geometry>
          </draw:custom-shape>
          <draw:custom-shape draw:name="Google Shape;585;p47" draw:style-name="gr5" draw:text-style-name="P14" draw:layer="layout" svg:width="0.652cm" svg:height="0.611cm" svg:x="12.156cm" svg:y="4.502cm">
            <text:p/>
            <draw:enhanced-geometry svg:viewBox="0 0 6193 6004" draw:text-areas="?f8 ?f10 ?f9 ?f11" draw:type="non-primitive" draw:enhanced-path="M 1282 580 C 1497 580 1712 621 2010 755 2184 837 2399 919 2563 1011 2307 1226 2051 1431 1794 1687 1579 1944 1323 2200 1159 2456 1025 2292 943 2077 861 1903 646 1349 646 919 861 714 943 621 1066 580 1282 580 Z M 4962 580 C 5126 580 5300 621 5382 714 5557 919 5557 1349 5341 1903 5259 2077 5167 2292 5085 2456 4870 2200 4654 1944 4398 1687 4142 1431 3886 1226 3629 1011 3804 919 4019 837 4193 755 4490 621 4747 580 4962 580 Z M 3117 1349 C 3424 1564 3722 1821 3978 2118 4275 2415 4531 2672 4747 2969 4531 3276 4275 3574 3978 3871 3722 4127 3424 4384 3117 4599 2819 4384 2522 4127 2225 3871 1969 3574 1712 3276 1497 2969 1712 2672 1969 2415 2225 2118 2522 1821 2819 1564 3117 1349 Z M 1159 3533 C 1323 3789 1579 4045 1794 4302 2051 4507 2307 4763 2563 4937 2399 5070 2184 5152 2010 5234 1733 5342 1487 5396 1289 5396 1092 5396 943 5342 861 5234 646 5070 646 4640 861 4086 943 3912 1025 3697 1159 3533 Z M 5085 3533 C 5167 3697 5259 3912 5341 4086 5557 4640 5557 5070 5382 5234 5275 5342 5116 5396 4915 5396 4713 5396 4470 5342 4193 5234 4019 5152 3804 5070 3629 4937 3886 4763 4142 4507 4398 4302 4654 4045 4870 3789 5085 3533 Z M 1300 1 C 943 1 644 110 431 324 41 662 0 1308 298 2118 431 2415 605 2672 769 2969 605 3276 431 3574 298 3871 0 4640 41 5275 431 5665 646 5880 902 6003 1282 6003 1538 6003 1887 5921 2225 5788 2522 5665 2819 5532 3117 5327 3424 5532 3681 5665 3978 5788 4316 5921 4654 6003 4962 6003 5300 6003 5598 5880 5772 5665 6151 5275 6192 4640 5895 3871 5772 3574 5639 3276 5423 2969 5639 2672 5772 2415 5895 2118 6192 1308 6151 662 5772 324 5576 110 5288 1 4930 1 4652 1 4332 67 3978 201 3681 324 3424 457 3117 662 2819 457 2522 324 2225 201 1889 67 1577 1 1300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3"/>
              <draw:equation draw:name="f7" draw:formula="?f4 / 6004"/>
              <draw:equation draw:name="f8" draw:formula="?f0 / ?f6"/>
              <draw:equation draw:name="f9" draw:formula="?f1 / ?f6"/>
              <draw:equation draw:name="f10" draw:formula="?f2 / ?f7"/>
              <draw:equation draw:name="f11" draw:formula="?f3 / ?f7"/>
            </draw:enhanced-geometry>
          </draw:custom-shape>
          <draw:custom-shape draw:name="Google Shape;586;p47" draw:style-name="gr4" draw:text-style-name="P5" draw:layer="layout" svg:width="0.077cm" svg:height="0.062cm" svg:x="12.444cm" svg:y="4.774cm">
            <text:p/>
            <draw:enhanced-geometry svg:viewBox="0 0 729 606" draw:text-areas="?f8 ?f10 ?f9 ?f11" draw:type="non-primitive" draw:enhanced-path="M 339 1 C 257 1 175 42 123 134 0 390 175 605 380 605 595 605 728 390 636 175 595 93 472 1 380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9"/>
              <draw:equation draw:name="f7" draw:formula="?f4 / 606"/>
              <draw:equation draw:name="f8" draw:formula="?f0 / ?f6"/>
              <draw:equation draw:name="f9" draw:formula="?f1 / ?f6"/>
              <draw:equation draw:name="f10" draw:formula="?f2 / ?f7"/>
              <draw:equation draw:name="f11" draw:formula="?f3 / ?f7"/>
            </draw:enhanced-geometry>
          </draw:custom-shape>
          <draw:custom-shape draw:name="Google Shape;587;p47" draw:style-name="gr4" draw:text-style-name="P5" draw:layer="layout" svg:width="0.077cm" svg:height="0.061cm" svg:x="12.952cm" svg:y="4.418cm">
            <text:p/>
            <draw:enhanced-geometry svg:viewBox="0 0 729 596" draw:text-areas="?f8 ?f10 ?f9 ?f11" draw:type="non-primitive" draw:enhanced-path="M 339 1 C 257 1 124 42 83 124 1 339 124 595 339 595 554 595 729 380 636 165 554 42 472 1 380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9"/>
              <draw:equation draw:name="f7" draw:formula="?f4 / 596"/>
              <draw:equation draw:name="f8" draw:formula="?f0 / ?f6"/>
              <draw:equation draw:name="f9" draw:formula="?f1 / ?f6"/>
              <draw:equation draw:name="f10" draw:formula="?f2 / ?f7"/>
              <draw:equation draw:name="f11" draw:formula="?f3 / ?f7"/>
            </draw:enhanced-geometry>
          </draw:custom-shape>
          <draw:custom-shape draw:name="Google Shape;588;p47" draw:style-name="gr4" draw:text-style-name="P5" draw:layer="layout" svg:width="0.081cm" svg:height="0.061cm" svg:x="11.936cm" svg:y="5.044cm">
            <text:p/>
            <draw:enhanced-geometry svg:viewBox="0 0 770 596" draw:text-areas="?f8 ?f10 ?f9 ?f11" draw:type="non-primitive" draw:enhanced-path="M 339 1 C 257 1 175 42 134 124 1 339 175 595 390 595 596 595 770 380 647 165 596 42 514 1 390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
              <draw:equation draw:name="f7" draw:formula="?f4 / 596"/>
              <draw:equation draw:name="f8" draw:formula="?f0 / ?f6"/>
              <draw:equation draw:name="f9" draw:formula="?f1 / ?f6"/>
              <draw:equation draw:name="f10" draw:formula="?f2 / ?f7"/>
              <draw:equation draw:name="f11" draw:formula="?f3 / ?f7"/>
            </draw:enhanced-geometry>
          </draw:custom-shape>
          <draw:custom-shape draw:name="Google Shape;589;p47" draw:style-name="gr4" draw:text-style-name="P5" draw:layer="layout" svg:width="0.077cm" svg:height="0.061cm" svg:x="11.847cm" svg:y="4.64cm">
            <text:p/>
            <draw:enhanced-geometry svg:viewBox="0 0 728 595" draw:text-areas="?f8 ?f10 ?f9 ?f11" draw:type="non-primitive" draw:enhanced-path="M 338 0 C 256 0 164 82 123 174 0 390 123 595 379 595 554 595 728 390 636 174 595 82 472 0 37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8"/>
              <draw:equation draw:name="f7" draw:formula="?f4 / 595"/>
              <draw:equation draw:name="f8" draw:formula="?f0 / ?f6"/>
              <draw:equation draw:name="f9" draw:formula="?f1 / ?f6"/>
              <draw:equation draw:name="f10" draw:formula="?f2 / ?f7"/>
              <draw:equation draw:name="f11" draw:formula="?f3 / ?f7"/>
            </draw:enhanced-geometry>
          </draw:custom-shape>
          <draw:custom-shape draw:name="Google Shape;590;p47" draw:style-name="gr4" draw:text-style-name="P5" draw:layer="layout" svg:width="0.081cm" svg:height="0.061cm" svg:x="12.903cm" svg:y="4.974cm">
            <text:p/>
            <draw:enhanced-geometry svg:viewBox="0 0 770 596" draw:text-areas="?f8 ?f10 ?f9 ?f11" draw:type="non-primitive" draw:enhanced-path="M 380 1 C 257 1 175 42 123 124 0 380 175 595 380 595 595 595 769 380 636 175 595 83 513 1 380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
              <draw:equation draw:name="f7" draw:formula="?f4 / 596"/>
              <draw:equation draw:name="f8" draw:formula="?f0 / ?f6"/>
              <draw:equation draw:name="f9" draw:formula="?f1 / ?f6"/>
              <draw:equation draw:name="f10" draw:formula="?f2 / ?f7"/>
              <draw:equation draw:name="f11" draw:formula="?f3 / ?f7"/>
            </draw:enhanced-geometry>
          </draw:custom-shape>
        </draw:g>
        <draw:custom-shape draw:name="Google Shape;10329;p78" draw:style-name="gr6" draw:text-style-name="P5" draw:layer="layout" svg:width="0.995cm" svg:height="0.998cm" svg:x="3.391cm" svg:y="4.279cm">
          <text:p/>
          <draw:enhanced-geometry svg:viewBox="0 0 12004 12036" draw:text-areas="?f8 ?f10 ?f9 ?f11" draw:type="non-primitive" draw:enhanced-path="M 10933 4947 C 11122 4947 11279 5104 11279 5293 L 11279 5671 7782 5671 7782 5293 C 7782 5104 7940 4947 8129 4947 Z M 9547 694 C 9736 694 9893 851 9893 1040 L 9893 4254 8129 4254 C 7530 4254 7058 4726 7058 5293 L 7058 6365 694 6365 694 1040 C 725 851 883 694 1072 694 Z M 7121 7026 L 7121 7751 1072 7751 C 883 7751 725 7593 725 7404 L 725 7026 Z M 5703 8444 L 5703 9168 4947 9168 4947 8444 Z M 7089 8444 L 7089 9168 6365 9168 6365 8444 Z M 11279 6333 L 11279 9830 7782 9830 7782 6333 Z M 11279 10523 L 11279 10901 C 11279 11090 11122 11248 10933 11248 L 8129 11248 C 7940 11248 7782 11090 7782 10901 L 7782 10523 Z M 1040 1 C 442 1 1 473 1 1040 L 1 7436 C 1 8034 442 8507 1040 8507 L 4191 8507 4191 9200 3151 9200 C 2931 9200 2773 9357 2773 9546 2773 9767 2931 9925 3151 9925 L 7026 9925 7026 10964 C 7026 11563 7499 12035 8097 12035 L 10901 12035 C 11468 12035 11941 11563 11941 10964 L 11941 5356 C 12004 4726 11531 4254 10933 4254 L 10586 4254 10586 1040 C 10586 473 10114 1 9515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04"/>
            <draw:equation draw:name="f7" draw:formula="?f4 / 12036"/>
            <draw:equation draw:name="f8" draw:formula="?f0 / ?f6"/>
            <draw:equation draw:name="f9" draw:formula="?f1 / ?f6"/>
            <draw:equation draw:name="f10" draw:formula="?f2 / ?f7"/>
            <draw:equation draw:name="f11" draw:formula="?f3 / ?f7"/>
          </draw:enhanced-geometry>
        </draw:custom-shape>
        <draw:g draw:name="Google Shape;9318;p75">
          <draw:custom-shape draw:name="Google Shape;9319;p75" draw:style-name="gr4" draw:text-style-name="P5" draw:layer="layout" svg:width="1.038cm" svg:height="0.814cm" svg:x="20.702cm" svg:y="4.711cm">
            <text:p/>
            <draw:enhanced-geometry svg:viewBox="0 0 12697 9956" draw:text-areas="?f8 ?f10 ?f9 ?f11" draw:type="non-primitive" draw:enhanced-path="M 10555 851 C 10807 851 10964 1040 10964 1292 L 10964 7499 1576 7499 1576 1292 1607 1292 C 1607 1040 1828 882 2017 851 Z M 8507 8286 L 8507 8727 C 8507 8918 8633 9073 8777 9137 L 1198 9137 C 1009 9137 851 9011 788 8853 757 8759 788 8759 788 8286 Z M 10145 8286 L 10145 8727 C 10145 8918 10254 9073 10402 9137 L 9051 9137 C 9186 9073 9294 8918 9294 8727 L 9294 8286 Z M 11783 8286 L 11783 8727 C 11815 8979 11626 9137 11374 9137 L 10720 9137 C 10874 9073 10964 8918 10964 8727 L 10964 8286 Z M 2048 0 C 1387 0 788 536 820 1261 L 820 7467 347 7467 C 158 7467 0 7625 0 7814 L 0 8696 C 0 9357 568 9956 1229 9956 L 11437 9956 C 12098 9956 12697 9389 12697 8696 L 12697 7877 C 12634 7656 12445 7467 12224 7467 L 11815 7467 11815 1261 C 11815 567 11279 0 105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7"/>
              <draw:equation draw:name="f7" draw:formula="?f4 / 9956"/>
              <draw:equation draw:name="f8" draw:formula="?f0 / ?f6"/>
              <draw:equation draw:name="f9" draw:formula="?f1 / ?f6"/>
              <draw:equation draw:name="f10" draw:formula="?f2 / ?f7"/>
              <draw:equation draw:name="f11" draw:formula="?f3 / ?f7"/>
            </draw:enhanced-geometry>
          </draw:custom-shape>
          <draw:custom-shape draw:name="Google Shape;9320;p75" draw:style-name="gr4" draw:text-style-name="P5" draw:layer="layout" svg:width="0.351cm" svg:height="0.337cm" svg:x="21.054cm" svg:y="4.85cm">
            <text:p/>
            <draw:enhanced-geometry svg:viewBox="0 0 4298 4117" draw:text-areas="?f8 ?f10 ?f9 ?f11" draw:type="non-primitive" draw:enhanced-path="M 1147 1037 L 2218 1384 1493 2108 1147 1037 Z M 466 1 C 209 1 1 267 107 533 L 926 3022 C 987 3184 1164 3293 1341 3293 1441 3293 1540 3259 1619 3180 L 2155 2613 3541 3999 C 3620 4077 3730 4117 3840 4117 3951 4117 4061 4077 4140 3999 4297 3841 4297 3558 4140 3400 L 2722 2077 3258 1510 C 3510 1289 3384 911 3100 848 L 611 29 C 562 10 514 1 46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98"/>
              <draw:equation draw:name="f7" draw:formula="?f4 / 4117"/>
              <draw:equation draw:name="f8" draw:formula="?f0 / ?f6"/>
              <draw:equation draw:name="f9" draw:formula="?f1 / ?f6"/>
              <draw:equation draw:name="f10" draw:formula="?f2 / ?f7"/>
              <draw:equation draw:name="f11" draw:formula="?f3 / ?f7"/>
            </draw:enhanced-geometry>
          </draw:custom-shape>
        </draw:g>
        <presentation:notes draw:style-name="dp2">
          <draw:page-thumbnail draw:name="Google Shape;540;g1dd46dd1d67_2_512:notes" draw:style-name="gr1" draw:layer="layout" svg:width="16.933cm" svg:height="9.525cm" svg:x="1.058cm" svg:y="1.905cm" draw:page-number="5" presentation:class="page"/>
          <draw:frame draw:name="Google Shape;541;g1dd46dd1d67_2_512:notes" presentation:style-name="pr16" draw:text-style-name="P3" draw:layer="layout" svg:width="15.24cm" svg:height="11.43cm" svg:x="1.905cm" svg:y="12.065cm" presentation:class="notes" presentation:placeholder="true">
            <draw:text-box/>
          </draw:frame>
        </presentation:notes>
      </draw:page>
      <draw:page draw:name="Slide17" draw:style-name="dp1" draw:master-page-name="Master1-Layout11-cust-CUSTOM_5f_11_5f_1" presentation:presentation-page-layout-name="AL4T19">
        <draw:frame draw:name="Google Shape;601;p49" presentation:style-name="pr17" draw:text-style-name="P2" draw:layer="layout" svg:width="21.413cm" svg:height="1.591cm" svg:x="2.007cm" svg:y="1.236cm" presentation:class="title">
          <draw:text-box>
            <text:p text:style-name="P1"><text:span text:style-name="T19">Преимущества цифровой среды</text:span></text:p>
          </draw:text-box>
        </draw:frame>
        <draw:frame draw:name="Google Shape;602;p49" draw:style-name="standard" draw:layer="layout" svg:width="21.577cm" svg:height="9.928cm" svg:x="1.936cm" svg:y="3.453cm">
          <table:table table:template-name="default">
            <table:table-column table:style-name="co1"/>
            <table:table-column table:style-name="co2"/>
            <table:table-column table:style-name="co3"/>
            <table:table-row table:style-name="ro1" table:default-cell-style-name="gray1">
              <table:table-cell table:style-name="ce1" table:number-columns-spanned="3">
                <text:p text:style-name="P15"><text:span text:style-name="T20">Преимущества цифровой среды</text:span></text:p>
              </table:table-cell>
              <table:covered-table-cell/>
              <table:covered-table-cell/>
            </table:table-row>
            <table:table-row table:style-name="ro2" table:default-cell-style-name="ce2">
              <table:table-cell>
                <text:p text:style-name="P16"><text:span text:style-name="T21">Для обучающихся</text:span></text:p>
              </table:table-cell>
              <table:table-cell>
                <text:p text:style-name="P16"><text:span text:style-name="T22">Для специалистов</text:span></text:p>
              </table:table-cell>
              <table:table-cell table:style-name="ce1">
                <text:p text:style-name="P15"><text:span text:style-name="T22">Для организаций</text:span></text:p>
              </table:table-cell>
            </table:table-row>
            <table:table-row table:style-name="ro3">
              <table:table-cell table:style-name="ce3" table:number-rows-spanned="3">
                <text:list text:style-name="L9">
                  <text:list-item>
                    <text:p text:style-name="P17"><text:span text:style-name="T23">Рост мотивации через интерактив</text:span></text:p>
                  </text:list-item>
                  <text:list-item>
                    <text:p text:style-name="P17"><text:span text:style-name="T23">Возможность учиться в индивидуальном темпе </text:span></text:p>
                  </text:list-item>
                  <text:list-item>
                    <text:p text:style-name="P17"><text:span text:style-name="T23">Доступ к мировым образовательным ресурсам </text:span></text:p>
                  </text:list-item>
                </text:list>
              </table:table-cell>
              <table:table-cell table:style-name="ce2">
                <text:p text:style-name="P16"><text:span text:style-name="T24">Повышение производительности (до 30% по исследованиям McKinsey)</text:span></text:p>
              </table:table-cell>
              <table:table-cell table:style-name="ce1" table:number-rows-spanned="3">
                <text:p text:style-name="P15"><text:span text:style-name="T25">Гибкость реагирования на изменения рынка</text:span></text:p>
                <text:p text:style-name="P15"><text:span text:style-name="T25"/></text:p>
                <text:p text:style-name="P15"><text:span text:style-name="T25">Цифровые следы → аналитика → принятие решений на данных</text:span></text:p>
              </table:table-cell>
            </table:table-row>
            <table:table-row table:style-name="ro4" table:default-cell-style-name="gray1">
              <table:covered-table-cell/>
              <table:table-cell table:style-name="ce2">
                <text:p text:style-name="P16"><text:span text:style-name="T25">Снижение издержек (дистанционные встречи, цифровой документооборот)</text:span></text:p>
              </table:table-cell>
              <table:covered-table-cell/>
            </table:table-row>
            <table:table-row table:style-name="ro5" table:default-cell-style-name="gray1">
              <table:covered-table-cell/>
              <table:table-cell table:style-name="ce2">
                <text:p text:style-name="P16"><text:span text:style-name="T24">Быстрое масштабирование компетенций (микрообучение, on-demand курсы)</text:span></text:p>
              </table:table-cell>
              <table:covered-table-cell/>
            </table:table-row>
          </table:table>
          <draw:image xlink:href="Pictures/TablePreview1.svm" xlink:type="simple" xlink:show="embed" xlink:actuate="onLoad"/>
        </draw:frame>
        <presentation:notes draw:style-name="dp2">
          <draw:page-thumbnail draw:name="Google Shape;598;g117b8719ecc_0_123:notes" draw:style-name="gr1" draw:layer="layout" svg:width="16.933cm" svg:height="9.525cm" svg:x="1.058cm" svg:y="1.905cm" draw:page-number="6" presentation:class="page"/>
          <draw:frame draw:name="Google Shape;599;g117b8719ecc_0_123:notes" presentation:style-name="pr18" draw:text-style-name="P3" draw:layer="layout" svg:width="15.24cm" svg:height="11.43cm" svg:x="1.905cm" svg:y="12.065cm" presentation:class="notes" presentation:placeholder="true">
            <draw:text-box/>
          </draw:frame>
        </presentation:notes>
      </draw:page>
      <draw:page draw:name="Slide5" draw:style-name="dp1" draw:master-page-name="Master1-Layout8-cust-CUSTOM_5f_6_5f_1" presentation:presentation-page-layout-name="AL5T33">
        <draw:frame draw:name="Google Shape;336;p37" presentation:style-name="pr19" draw:text-style-name="P2" draw:layer="layout" svg:width="23.41cm" svg:height="2.32cm" svg:x="1.39cm" svg:y="0.88cm" presentation:class="title" presentation:user-transformed="true">
          <draw:text-box>
            <text:p text:style-name="P1"><text:span text:style-name="T11">Вызовы и риски </text:span><text:span text:style-name="T11"><text:line-break/></text:span><text:span text:style-name="T11">Технологические и социальные проблемы: </text:span></text:p>
          </draw:text-box>
        </draw:frame>
        <draw:frame draw:name="Google Shape;337;p37" presentation:style-name="pr20" draw:text-style-name="P2" draw:layer="layout" svg:width="18.37cm" svg:height="1.473cm" svg:x="4.808cm" svg:y="4.557cm" presentation:class="subtitle">
          <draw:text-box>
            <text:p text:style-name="P18"><text:span text:style-name="T15">— </text:span><text:span text:style-name="T15">до 22% студентов в малых городах сталкиваются с нестабильным доступом к интернету (Росстат, 2024) </text:span></text:p>
          </draw:text-box>
        </draw:frame>
        <draw:frame draw:name="Google Shape;338;p37" presentation:style-name="pr20" draw:text-style-name="P2" draw:layer="layout" svg:width="18.37cm" svg:height="1.466cm" svg:x="4.808cm" svg:y="7.779cm" presentation:class="subtitle">
          <draw:text-box>
            <text:p text:style-name="P18"><text:span text:style-name="T15">— </text:span><text:span text:style-name="T15">рост фишинга, утечек персональных данных</text:span></text:p>
          </draw:text-box>
        </draw:frame>
        <draw:frame draw:name="Google Shape;339;p37" presentation:style-name="pr20" draw:text-style-name="P2" draw:layer="layout" svg:width="18.37cm" svg:height="2.499cm" svg:x="4.808cm" svg:y="11.027cm" presentation:class="subtitle">
          <draw:text-box>
            <text:p text:style-name="P18"><text:span text:style-name="T15">– </text:span><text:span text:style-name="T15">Плагиат с помощью генеративного ИИ  </text:span></text:p>
            <text:p text:style-name="P18"><text:span text:style-name="T15">– </text:span><text:span text:style-name="T15">Снижение критического мышления  </text:span></text:p>
            <text:p text:style-name="P18"><text:span text:style-name="T15">– </text:span><text:span text:style-name="T15">Автоматизация → смещение спроса на soft skills и креативность</text:span></text:p>
          </draw:text-box>
        </draw:frame>
        <draw:frame draw:name="Google Shape;340;p37" presentation:style-name="pr21" draw:text-style-name="P2" draw:layer="layout" svg:width="18.37cm" svg:height="1.473cm" svg:x="4.808cm" svg:y="3.448cm" presentation:class="subtitle">
          <draw:text-box>
            <text:p text:style-name="P18"><text:span text:style-name="T26">Цифровое неравенство</text:span></text:p>
          </draw:text-box>
        </draw:frame>
        <draw:frame draw:name="Google Shape;341;p37" presentation:style-name="pr21" draw:text-style-name="P2" draw:layer="layout" svg:width="18.37cm" svg:height="1.466cm" svg:x="4.808cm" svg:y="6.654cm" presentation:class="subtitle">
          <draw:text-box>
            <text:p text:style-name="P18"><text:span text:style-name="T26">Кибербезопасность</text:span></text:p>
          </draw:text-box>
        </draw:frame>
        <draw:frame draw:name="Google Shape;342;p37" presentation:style-name="pr21" draw:text-style-name="P2" draw:layer="layout" svg:width="18.37cm" svg:height="1.466cm" svg:x="4.808cm" svg:y="9.656cm" presentation:class="subtitle">
          <draw:text-box>
            <text:p text:style-name="P18"><text:span text:style-name="T26">Этические дилеммы</text:span></text:p>
          </draw:text-box>
        </draw:frame>
        <draw:g draw:name="Google Shape;343;p37">
          <draw:custom-shape draw:name="Google Shape;344;p37" draw:style-name="gr4" draw:text-style-name="P5" draw:layer="layout" svg:width="0.958cm" svg:height="0.407cm" svg:x="3.067cm" svg:y="10.621cm">
            <text:p/>
            <draw:enhanced-geometry svg:viewBox="0 0 13800 5855" draw:text-areas="?f8 ?f10 ?f9 ?f11" draw:type="non-primitive" draw:enhanced-path="M 5424 595 C 6070 595 6582 1149 6582 1795 L 6582 2779 C 6193 2523 5772 2389 5301 2389 L 1067 2389 1067 1795 C 1067 1497 1282 1241 1579 1241 2656 1241 3763 1067 4788 729 L 4870 729 C 5085 636 5219 595 5424 595 Z M 8417 595 C 8591 595 8714 636 8930 729 L 9012 729 C 10037 1067 11113 1241 12220 1241 12518 1241 12733 1497 12733 1579 L 12733 2389 8458 2389 C 8038 2389 7566 2523 7177 2779 L 7177 1795 C 7177 1149 7730 595 8417 595 Z M 13205 2984 L 13205 4142 8243 4142 C 7946 4142 7689 4358 7648 4655 7566 4993 7269 5290 6879 5290 6541 5290 6193 4993 6152 4655 6070 4358 5813 4142 5516 4142 L 605 4142 605 2984 5301 2984 C 5813 2984 6326 3199 6664 3548 6731 3609 6818 3640 6899 3640 6979 3640 7054 3609 7095 3548 7474 3199 7987 2984 8499 2984 Z M 5383 1 C 5085 1 4870 83 4655 124 4614 165 4614 165 4573 165 3589 513 2605 636 1579 636 985 636 472 1149 472 1795 L 472 2389 298 2389 C 134 2389 1 2564 1 2687 L 1 4440 C 1 4614 134 4737 298 4737 L 5516 4737 C 5557 4737 5557 4737 5557 4778 5680 5424 6244 5854 6879 5854 7566 5854 8120 5424 8243 4778 L 8243 4737 13502 4737 C 13625 4737 13799 4614 13799 4440 L 13799 2687 C 13799 2564 13625 2389 13502 2389 L 13287 2389 13287 1579 C 13287 1364 13205 1190 13030 1026 12815 811 12477 636 12179 636 11154 636 10170 513 9186 165 9145 165 9145 165 9104 124 8889 83 8673 1 8376 1 7782 1 7218 339 6879 811 6582 339 6028 1 5383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800"/>
              <draw:equation draw:name="f7" draw:formula="?f4 / 5855"/>
              <draw:equation draw:name="f8" draw:formula="?f0 / ?f6"/>
              <draw:equation draw:name="f9" draw:formula="?f1 / ?f6"/>
              <draw:equation draw:name="f10" draw:formula="?f2 / ?f7"/>
              <draw:equation draw:name="f11" draw:formula="?f3 / ?f7"/>
            </draw:enhanced-geometry>
          </draw:custom-shape>
          <draw:custom-shape draw:name="Google Shape;345;p37" draw:style-name="gr4" draw:text-style-name="P5" draw:layer="layout" svg:width="0.104cm" svg:height="0.041cm" svg:x="3.796cm" svg:y="10.211cm">
            <text:p/>
            <draw:enhanced-geometry svg:viewBox="0 0 1498 595" draw:text-areas="?f8 ?f10 ?f9 ?f11" draw:type="non-primitive" draw:enhanced-path="M 349 0 C 134 0 0 164 41 338 41 472 175 595 349 595 L 1200 595 C 1374 595 1497 420 1497 256 1497 123 1323 0 12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98"/>
              <draw:equation draw:name="f7" draw:formula="?f4 / 595"/>
              <draw:equation draw:name="f8" draw:formula="?f0 / ?f6"/>
              <draw:equation draw:name="f9" draw:formula="?f1 / ?f6"/>
              <draw:equation draw:name="f10" draw:formula="?f2 / ?f7"/>
              <draw:equation draw:name="f11" draw:formula="?f3 / ?f7"/>
            </draw:enhanced-geometry>
          </draw:custom-shape>
          <draw:custom-shape draw:name="Google Shape;346;p37" draw:style-name="gr4" draw:text-style-name="P5" draw:layer="layout" svg:width="0.11cm" svg:height="0.073cm" svg:x="3.764cm" svg:y="10.072cm">
            <text:p/>
            <draw:enhanced-geometry svg:viewBox="0 0 1590 1058" draw:text-areas="?f8 ?f10 ?f9 ?f11" draw:type="non-primitive" draw:enhanced-path="M 1229 0 C 1190 0 1152 10 1118 33 L 216 504 C 93 586 1 761 93 884 134 1017 257 1058 349 1058 390 1058 431 1058 513 1017 L 1375 545 C 1498 504 1590 289 1498 166 1438 70 1331 0 122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0"/>
              <draw:equation draw:name="f7" draw:formula="?f4 / 1058"/>
              <draw:equation draw:name="f8" draw:formula="?f0 / ?f6"/>
              <draw:equation draw:name="f9" draw:formula="?f1 / ?f6"/>
              <draw:equation draw:name="f10" draw:formula="?f2 / ?f7"/>
              <draw:equation draw:name="f11" draw:formula="?f3 / ?f7"/>
            </draw:enhanced-geometry>
          </draw:custom-shape>
          <draw:custom-shape draw:name="Google Shape;347;p37" draw:style-name="gr4" draw:text-style-name="P5" draw:layer="layout" svg:width="0.11cm" svg:height="0.071cm" svg:x="3.764cm" svg:y="10.318cm">
            <text:p/>
            <draw:enhanced-geometry svg:viewBox="0 0 1590 1026" draw:text-areas="?f8 ?f10 ?f9 ?f11" draw:type="non-primitive" draw:enhanced-path="M 338 1 C 243 1 148 55 93 165 1 298 93 472 216 554 L 1118 985 C 1159 1026 1200 1026 1241 1026 1334 1026 1457 985 1498 852 1590 729 1498 554 1375 472 L 472 42 C 431 14 385 1 338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0"/>
              <draw:equation draw:name="f7" draw:formula="?f4 / 1026"/>
              <draw:equation draw:name="f8" draw:formula="?f0 / ?f6"/>
              <draw:equation draw:name="f9" draw:formula="?f1 / ?f6"/>
              <draw:equation draw:name="f10" draw:formula="?f2 / ?f7"/>
              <draw:equation draw:name="f11" draw:formula="?f3 / ?f7"/>
            </draw:enhanced-geometry>
          </draw:custom-shape>
          <draw:custom-shape draw:name="Google Shape;348;p37" draw:style-name="gr4" draw:text-style-name="P5" draw:layer="layout" svg:width="0.104cm" svg:height="0.041cm" svg:x="3.188cm" svg:y="10.211cm">
            <text:p/>
            <draw:enhanced-geometry svg:viewBox="0 0 1498 595" draw:text-areas="?f8 ?f10 ?f9 ?f11" draw:type="non-primitive" draw:enhanced-path="M 339 0 C 134 0 1 164 42 338 42 472 175 595 339 595 L 1200 595 C 1364 595 1497 420 1497 256 1497 123 1364 0 12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98"/>
              <draw:equation draw:name="f7" draw:formula="?f4 / 595"/>
              <draw:equation draw:name="f8" draw:formula="?f0 / ?f6"/>
              <draw:equation draw:name="f9" draw:formula="?f1 / ?f6"/>
              <draw:equation draw:name="f10" draw:formula="?f2 / ?f7"/>
              <draw:equation draw:name="f11" draw:formula="?f3 / ?f7"/>
            </draw:enhanced-geometry>
          </draw:custom-shape>
          <draw:custom-shape draw:name="Google Shape;349;p37" draw:style-name="gr4" draw:text-style-name="P5" draw:layer="layout" svg:width="0.107cm" svg:height="0.073cm" svg:x="3.218cm" svg:y="10.072cm">
            <text:p/>
            <draw:enhanced-geometry svg:viewBox="0 0 1538 1058" draw:text-areas="?f8 ?f10 ?f9 ?f11" draw:type="non-primitive" draw:enhanced-path="M 355 0 C 249 0 142 70 82 166 0 289 41 504 215 545 L 1066 1017 C 1107 1058 1148 1058 1189 1058 1323 1058 1405 1017 1497 884 1538 761 1497 586 1364 504 L 472 33 C 435 10 395 0 35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8"/>
              <draw:equation draw:name="f7" draw:formula="?f4 / 1058"/>
              <draw:equation draw:name="f8" draw:formula="?f0 / ?f6"/>
              <draw:equation draw:name="f9" draw:formula="?f1 / ?f6"/>
              <draw:equation draw:name="f10" draw:formula="?f2 / ?f7"/>
              <draw:equation draw:name="f11" draw:formula="?f3 / ?f7"/>
            </draw:enhanced-geometry>
          </draw:custom-shape>
          <draw:custom-shape draw:name="Google Shape;350;p37" draw:style-name="gr4" draw:text-style-name="P5" draw:layer="layout" svg:width="0.107cm" svg:height="0.071cm" svg:x="3.218cm" svg:y="10.318cm">
            <text:p/>
            <draw:enhanced-geometry svg:viewBox="0 0 1538 1026" draw:text-areas="?f8 ?f10 ?f9 ?f11" draw:type="non-primitive" draw:enhanced-path="M 1235 1 C 1181 1 1124 14 1066 42 L 215 472 C 41 554 0 729 82 852 123 985 215 1026 338 1026 379 1026 421 1026 472 985 L 1364 554 C 1497 472 1538 298 1497 165 1435 55 1342 1 1235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8"/>
              <draw:equation draw:name="f7" draw:formula="?f4 / 1026"/>
              <draw:equation draw:name="f8" draw:formula="?f0 / ?f6"/>
              <draw:equation draw:name="f9" draw:formula="?f1 / ?f6"/>
              <draw:equation draw:name="f10" draw:formula="?f2 / ?f7"/>
              <draw:equation draw:name="f11" draw:formula="?f3 / ?f7"/>
            </draw:enhanced-geometry>
          </draw:custom-shape>
          <draw:custom-shape draw:name="Google Shape;351;p37" draw:style-name="gr5" draw:text-style-name="P14" draw:layer="layout" svg:width="0.315cm" svg:height="0.484cm" svg:x="3.39cm" svg:y="10.072cm">
            <text:p/>
            <draw:enhanced-geometry svg:viewBox="0 0 4532 6964" draw:text-areas="?f8 ?f10 ?f9 ?f11" draw:type="non-primitive" draw:enhanced-path="M 2225 595 C 3169 595 3937 1364 3937 2307 3937 2687 3804 3035 3548 3333 3210 3763 2994 4276 2871 4870 L 1631 4870 C 1498 4317 1282 3804 903 3333 688 3035 565 2687 565 2307 565 1364 1333 595 2225 595 Z M 2820 5424 L 2820 5813 C 2820 6111 2564 6367 2266 6367 1928 6367 1672 6111 1672 5813 L 1672 5424 Z M 2225 1 C 1631 1 1077 257 647 688 216 1108 1 1713 1 2307 1 2820 134 3292 472 3671 770 4101 985 4614 1077 5086 L 1077 5168 1077 5762 C 1077 6425 1593 6964 2237 6964 2260 6964 2284 6963 2307 6962 2953 6921 3425 6408 3425 5813 L 3425 5168 3425 5127 C 3507 4614 3722 4101 4019 3712 4358 3292 4532 2820 4532 2307 4532 1713 4276 1108 3845 688 3425 257 2871 1 226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2"/>
              <draw:equation draw:name="f7" draw:formula="?f4 / 6964"/>
              <draw:equation draw:name="f8" draw:formula="?f0 / ?f6"/>
              <draw:equation draw:name="f9" draw:formula="?f1 / ?f6"/>
              <draw:equation draw:name="f10" draw:formula="?f2 / ?f7"/>
              <draw:equation draw:name="f11" draw:formula="?f3 / ?f7"/>
            </draw:enhanced-geometry>
          </draw:custom-shape>
        </draw:g>
        <draw:custom-shape draw:name="Google Shape;10832;p80" draw:style-name="gr4" draw:text-style-name="P5" draw:layer="layout" svg:width="1.185cm" svg:height="1.172cm" svg:x="3.015cm" svg:y="3.6cm">
          <text:p/>
          <draw:enhanced-geometry svg:viewBox="0 0 11816 11689" draw:text-areas="?f8 ?f10 ?f9 ?f11" draw:type="non-primitive" draw:enhanced-path="M 7026 757 L 7026 2710 5829 2710 C 5924 2332 6081 1954 6176 1702 6428 1229 6711 914 7026 757 Z M 7688 757 C 8003 914 8287 1229 8507 1702 8665 2017 8791 2364 8854 2710 L 7688 2710 7688 757 Z M 8917 977 C 9704 1387 10334 1954 10712 2710 L 9578 2710 C 9452 2206 9295 1765 9106 1387 9011 1261 8948 1103 8917 977 Z M 5798 1009 L 5798 1009 C 5703 1135 5640 1261 5609 1418 5388 1796 5231 2269 5136 2742 L 3970 2742 C 4380 1954 5042 1387 5798 1009 Z M 5010 3435 C 4978 3750 4915 4096 4915 4443 4978 4789 4978 5167 5010 5482 L 3718 5482 C 3624 5167 3561 4789 3561 4443 3561 4096 3592 3750 3718 3435 Z M 7026 3435 L 7026 5482 5703 5482 C 5672 5136 5640 4789 5640 4443 5640 4096 5672 3718 5703 3435 Z M 8980 3435 C 9011 3750 9074 4096 9074 4443 9074 4789 9011 5167 8980 5482 L 7688 5482 7688 3435 Z M 10996 3435 C 11059 3750 11153 4096 11153 4443 11153 4789 11122 5167 10996 5482 L 9704 5482 C 9736 5136 9767 4789 9767 4443 9736 4096 9736 3750 9704 3435 Z M 5136 6144 C 5231 6648 5388 7089 5609 7467 5672 7593 5766 7751 5798 7877 5042 7530 4380 6932 3970 6144 Z M 10712 6144 C 10334 6932 9704 7530 8917 7877 8980 7751 9074 7625 9106 7467 9295 7089 9452 6617 9578 6144 Z M 7026 6144 L 7026 8097 C 6743 7940 6428 7625 6239 7152 6081 6837 5955 6491 5861 6144 Z M 8854 6144 C 8791 6522 8633 6900 8507 7152 8287 7688 8003 8003 7688 8097 L 7688 6144 Z M 2726 8759 C 2813 8759 2899 8790 2962 8853 3088 8980 3088 9169 2962 9326 L 1387 10901 C 1324 10964 1237 10996 1151 10996 1064 10996 977 10964 914 10901 788 10775 788 10555 914 10429 L 2490 8853 C 2553 8790 2639 8759 2726 8759 Z M 7373 1 C 4915 1 2931 1985 2931 4443 2931 5514 3309 6522 4002 7310 L 3151 8160 C 3011 8079 2858 8040 2705 8040 2445 8040 2184 8151 1986 8349 L 410 9925 C 1 10303 1 10996 410 11374 599 11563 883 11689 1103 11689 1387 11689 1607 11563 1828 11374 L 3403 9799 C 3718 9484 3781 9011 3592 8633 L 4411 7782 C 5199 8444 6207 8853 7278 8853 7298 8854 7318 8854 7338 8854 9830 8854 11815 6881 11815 4443 11815 2017 9799 1 7373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16"/>
            <draw:equation draw:name="f7" draw:formula="?f4 / 11689"/>
            <draw:equation draw:name="f8" draw:formula="?f0 / ?f6"/>
            <draw:equation draw:name="f9" draw:formula="?f1 / ?f6"/>
            <draw:equation draw:name="f10" draw:formula="?f2 / ?f7"/>
            <draw:equation draw:name="f11" draw:formula="?f3 / ?f7"/>
          </draw:enhanced-geometry>
        </draw:custom-shape>
        <draw:g draw:name="Google Shape;10844;p80">
          <draw:custom-shape draw:name="Google Shape;10845;p80" draw:style-name="gr4" draw:text-style-name="P5" draw:layer="layout" svg:width="1.169cm" svg:height="1.172cm" svg:x="3.067cm" svg:y="6.947cm">
            <text:p/>
            <draw:enhanced-geometry svg:viewBox="0 0 11658 11685" draw:text-areas="?f8 ?f10 ?f9 ?f11" draw:type="non-primitive" draw:enhanced-path="M 10618 662 C 10807 662 10964 851 10964 1040 L 10964 2741 662 2741 662 1040 C 662 851 820 662 1009 662 Z M 10964 3403 L 10964 8601 C 10964 8790 10838 8947 10618 8947 L 10145 8947 C 10208 8727 10240 8443 10240 8160 L 10240 5860 C 10240 5673 10058 5531 9868 5531 9835 5531 9801 5535 9767 5545 9545 5641 9341 5691 9142 5691 8693 5691 8275 5439 7751 4915 7688 4868 7601 4844 7515 4844 7428 4844 7341 4868 7278 4915 6753 5440 6334 5677 5884 5677 5686 5677 5483 5631 5262 5545 5229 5535 5195 5531 5161 5531 4971 5531 4789 5673 4789 5860 L 4789 8160 C 4789 8443 4821 8664 4884 8947 L 1009 8947 C 820 8947 662 8790 662 8601 L 662 3403 Z M 7152 5923 L 7152 10838 C 6144 10365 5451 9357 5451 8160 L 5451 6301 C 5604 6330 5750 6344 5891 6344 6359 6344 6765 6189 7152 5923 Z M 7877 5923 C 8242 6166 8644 6353 9128 6353 9271 6353 9420 6337 9578 6301 L 9578 8160 C 9547 9357 8885 10365 7877 10838 L 7877 5923 Z M 1009 0 C 473 0 1 473 1 1040 L 1 8601 C 1 9136 473 9609 1009 9609 L 5073 9609 C 5199 9893 5357 10145 5514 10365 5987 10995 6617 11436 7404 11657 7446 11657 7488 11685 7530 11685 7551 11685 7572 11678 7593 11657 8350 11436 9011 10995 9484 10365 9641 10145 9799 9893 9925 9609 L 10618 9609 C 11185 9609 11658 9136 11658 8601 L 11658 1040 C 11658 473 11217 0 1061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58"/>
              <draw:equation draw:name="f7" draw:formula="?f4 / 11685"/>
              <draw:equation draw:name="f8" draw:formula="?f0 / ?f6"/>
              <draw:equation draw:name="f9" draw:formula="?f1 / ?f6"/>
              <draw:equation draw:name="f10" draw:formula="?f2 / ?f7"/>
              <draw:equation draw:name="f11" draw:formula="?f3 / ?f7"/>
            </draw:enhanced-geometry>
          </draw:custom-shape>
          <draw:custom-shape draw:name="Google Shape;10846;p80" draw:style-name="gr4" draw:text-style-name="P5" draw:layer="layout" svg:width="0.073cm" svg:height="0.07cm" svg:x="3.199cm" svg:y="7.083cm">
            <text:p/>
            <draw:enhanced-geometry svg:viewBox="0 0 726 694" draw:text-areas="?f8 ?f10 ?f9 ?f11" draw:type="non-primitive" draw:enhanced-path="M 348 1 C 158 1 1 158 1 347 1 536 158 694 348 694 568 694 726 536 726 347 726 158 568 1 348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6"/>
              <draw:equation draw:name="f7" draw:formula="?f4 / 694"/>
              <draw:equation draw:name="f8" draw:formula="?f0 / ?f6"/>
              <draw:equation draw:name="f9" draw:formula="?f1 / ?f6"/>
              <draw:equation draw:name="f10" draw:formula="?f2 / ?f7"/>
              <draw:equation draw:name="f11" draw:formula="?f3 / ?f7"/>
            </draw:enhanced-geometry>
          </draw:custom-shape>
          <draw:custom-shape draw:name="Google Shape;10847;p80" draw:style-name="gr4" draw:text-style-name="P5" draw:layer="layout" svg:width="0.07cm" svg:height="0.07cm" svg:x="3.338cm" svg:y="7.083cm">
            <text:p/>
            <draw:enhanced-geometry svg:viewBox="0 0 694 694" draw:text-areas="?f8 ?f10 ?f9 ?f11" draw:type="non-primitive" draw:enhanced-path="M 347 1 C 158 1 0 158 0 347 0 536 158 694 347 694 536 694 693 536 693 347 693 158 536 1 347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4"/>
              <draw:equation draw:name="f7" draw:formula="?f4 / 694"/>
              <draw:equation draw:name="f8" draw:formula="?f0 / ?f6"/>
              <draw:equation draw:name="f9" draw:formula="?f1 / ?f6"/>
              <draw:equation draw:name="f10" draw:formula="?f2 / ?f7"/>
              <draw:equation draw:name="f11" draw:formula="?f3 / ?f7"/>
            </draw:enhanced-geometry>
          </draw:custom-shape>
          <draw:custom-shape draw:name="Google Shape;10848;p80" draw:style-name="gr4" draw:text-style-name="P5" draw:layer="layout" svg:width="0.07cm" svg:height="0.07cm" svg:x="3.477cm" svg:y="7.083cm">
            <text:p/>
            <draw:enhanced-geometry svg:viewBox="0 0 694 694" draw:text-areas="?f8 ?f10 ?f9 ?f11" draw:type="non-primitive" draw:enhanced-path="M 347 1 C 158 1 0 158 0 347 0 536 158 694 347 694 536 694 693 536 693 347 693 158 536 1 347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4"/>
              <draw:equation draw:name="f7" draw:formula="?f4 / 694"/>
              <draw:equation draw:name="f8" draw:formula="?f0 / ?f6"/>
              <draw:equation draw:name="f9" draw:formula="?f1 / ?f6"/>
              <draw:equation draw:name="f10" draw:formula="?f2 / ?f7"/>
              <draw:equation draw:name="f11" draw:formula="?f3 / ?f7"/>
            </draw:enhanced-geometry>
          </draw:custom-shape>
          <draw:custom-shape draw:name="Google Shape;10849;p80" draw:style-name="gr4" draw:text-style-name="P5" draw:layer="layout" svg:width="0.483cm" svg:height="0.07cm" svg:x="3.61cm" svg:y="7.083cm">
            <text:p/>
            <draw:enhanced-geometry svg:viewBox="0 0 4821 694" draw:text-areas="?f8 ?f10 ?f9 ?f11" draw:type="non-primitive" draw:enhanced-path="M 347 1 C 158 1 1 158 1 347 32 536 190 694 347 694 L 4443 694 C 4663 694 4821 536 4821 347 4821 158 4663 1 4443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21"/>
              <draw:equation draw:name="f7" draw:formula="?f4 / 694"/>
              <draw:equation draw:name="f8" draw:formula="?f0 / ?f6"/>
              <draw:equation draw:name="f9" draw:formula="?f1 / ?f6"/>
              <draw:equation draw:name="f10" draw:formula="?f2 / ?f7"/>
              <draw:equation draw:name="f11" draw:formula="?f3 / ?f7"/>
            </draw:enhanced-geometry>
          </draw:custom-shape>
        </draw:g>
        <presentation:notes draw:style-name="dp2">
          <draw:page-thumbnail draw:name="Google Shape;333;g133f6155f6d_0_30:notes" draw:style-name="gr1" draw:layer="layout" svg:width="16.933cm" svg:height="9.525cm" svg:x="1.058cm" svg:y="1.905cm" draw:page-number="7" presentation:class="page"/>
          <draw:frame draw:name="Google Shape;334;g133f6155f6d_0_30:notes" presentation:style-name="pr22" draw:text-style-name="P3" draw:layer="layout" svg:width="15.24cm" svg:height="11.43cm" svg:x="1.905cm" svg:y="12.065cm" presentation:class="notes" presentation:placeholder="true">
            <draw:text-box/>
          </draw:frame>
        </presentation:notes>
      </draw:page>
      <draw:page draw:name="Slide25" draw:style-name="dp1" draw:master-page-name="Master1-Layout9-cust-CUSTOM_5f_5">
        <draw:custom-shape draw:name="Google Shape;790;p57" draw:style-name="gr7" draw:text-style-name="P19" xml:id="id4" draw:id="id4" draw:layer="layout" svg:width="1.434cm" svg:height="1.434cm" svg:x="12.816cm" svg:y="7.988cm">
          <text:p/>
          <draw:enhanced-geometry svg:viewBox="0 0 21600 21600" draw:type="non-primitive" draw:enhanced-path="M 0 0 L 21600 0 21600 21600 0 21600 Z N"/>
        </draw:custom-shape>
        <draw:custom-shape draw:name="Google Shape;791;p57" draw:style-name="gr7" draw:text-style-name="P19" xml:id="id3" draw:id="id3" draw:layer="layout" svg:width="1.434cm" svg:height="1.434cm" svg:x="12.845cm" svg:y="4.015cm">
          <text:p/>
          <draw:enhanced-geometry svg:viewBox="0 0 21600 21600" draw:type="non-primitive" draw:enhanced-path="M 0 0 L 21600 0 21600 21600 0 21600 Z N"/>
        </draw:custom-shape>
        <draw:custom-shape draw:name="Google Shape;792;p57" draw:style-name="gr7" draw:text-style-name="P19" xml:id="id2" draw:id="id2" draw:layer="layout" svg:width="1.434cm" svg:height="1.434cm" svg:x="3.462cm" svg:y="8.035cm">
          <text:p/>
          <draw:enhanced-geometry svg:viewBox="0 0 21600 21600" draw:type="non-primitive" draw:enhanced-path="M 0 0 L 21600 0 21600 21600 0 21600 Z N"/>
        </draw:custom-shape>
        <draw:custom-shape draw:name="Google Shape;793;p57" draw:style-name="gr7" draw:text-style-name="P19" xml:id="id1" draw:id="id1" draw:layer="layout" svg:width="1.434cm" svg:height="1.434cm" svg:x="3.438cm" svg:y="3.679cm">
          <text:p/>
          <draw:enhanced-geometry svg:viewBox="0 0 21600 21600" draw:type="non-primitive" draw:enhanced-path="M 0 0 L 21600 0 21600 21600 0 21600 Z N"/>
        </draw:custom-shape>
        <draw:frame draw:name="Google Shape;794;p57" presentation:style-name="pr23" draw:text-style-name="P2" draw:layer="layout" svg:width="21.4cm" svg:height="1.591cm" svg:x="2cm" svg:y="1.236cm" presentation:class="title">
          <draw:text-box>
            <text:p text:style-name="P1"><text:span text:style-name="T19">Тренды и будущее (2025–2030)</text:span></text:p>
          </draw:text-box>
        </draw:frame>
        <draw:frame draw:name="Google Shape;795;p57" presentation:style-name="pr24" draw:text-style-name="P2" draw:layer="layout" svg:width="7.465cm" svg:height="1.591cm" svg:x="4.896cm" svg:y="5.517cm" presentation:class="subtitle">
          <draw:text-box>
            <text:p text:style-name="P18"><text:span text:style-name="T15">персональные цифровые менторы </text:span></text:p>
          </draw:text-box>
        </draw:frame>
        <draw:frame draw:name="Google Shape;796;p57" presentation:style-name="pr24" draw:text-style-name="P2" draw:layer="layout" svg:width="8.654cm" svg:height="2.531cm" svg:x="14.257cm" svg:y="4.869cm" presentation:class="subtitle">
          <draw:text-box>
            <text:p text:style-name="P18"><text:span text:style-name="T15">развитие отечественных платформ («Аврора OS», «АСУР», «Электронное обучение РФ») </text:span></text:p>
          </draw:text-box>
        </draw:frame>
        <draw:frame draw:name="Google Shape;797;p57" presentation:style-name="pr24" draw:text-style-name="P2" draw:layer="layout" svg:width="7.465cm" svg:height="0.997cm" svg:x="4.711cm" svg:y="9.592cm" presentation:class="subtitle">
          <draw:text-box>
            <text:p text:style-name="P18"><text:span text:style-name="T27">VR-</text:span><text:span text:style-name="T15">лаборатории, 3</text:span><text:span text:style-name="T27">D-</text:span><text:span text:style-name="T15">офисы </text:span></text:p>
          </draw:text-box>
        </draw:frame>
        <draw:frame draw:name="Google Shape;798;p57" presentation:style-name="pr24" draw:text-style-name="P2" draw:layer="layout" svg:width="8.497cm" svg:height="2.531cm" svg:x="14.257cm" svg:y="9.269cm" presentation:class="subtitle">
          <draw:text-box>
            <text:p text:style-name="P18"><text:span text:style-name="T15">новые soft skills: цифровая этика, управление вниманием, ИБ-грамотность</text:span></text:p>
          </draw:text-box>
        </draw:frame>
        <draw:frame draw:name="Google Shape;799;p57" presentation:style-name="pr25" draw:text-style-name="P2" draw:layer="layout" svg:width="7.196cm" svg:height="2.06cm" svg:x="4.88cm" svg:y="3.651cm" presentation:class="subtitle">
          <draw:text-box>
            <text:p text:style-name="P18"><text:span text:style-name="T28">ИИ-наставничество в </text:span></text:p>
            <text:p text:style-name="P18"><text:span text:style-name="T28">реальном времени</text:span></text:p>
          </draw:text-box>
        </draw:frame>
        <draw:frame draw:name="Google Shape;800;p57" presentation:style-name="pr25" draw:text-style-name="P2" draw:layer="layout" svg:width="8.189cm" svg:height="0.986cm" svg:x="14.257cm" svg:y="4.234cm" presentation:class="subtitle">
          <draw:text-box>
            <text:p text:style-name="P18"><text:span text:style-name="T28">Суверенные ИТ-решения</text:span></text:p>
          </draw:text-box>
        </draw:frame>
        <draw:frame draw:name="Google Shape;801;p57" presentation:style-name="pr25" draw:text-style-name="P2" draw:layer="layout" svg:width="7.465cm" svg:height="1.434cm" svg:x="4.896cm" svg:y="8.34cm" presentation:class="subtitle">
          <draw:text-box>
            <text:p text:style-name="P18"><text:span text:style-name="T28">Метавселенные для обучения и совещаний</text:span></text:p>
          </draw:text-box>
        </draw:frame>
        <draw:frame draw:name="Google Shape;802;p57" presentation:style-name="pr25" draw:text-style-name="P2" draw:layer="layout" svg:width="7.465cm" svg:height="0.986cm" svg:x="14.257cm" svg:y="8.588cm" presentation:class="subtitle">
          <draw:text-box>
            <text:p text:style-name="P18"><text:span text:style-name="T28">Цифровая гигиена</text:span></text:p>
          </draw:text-box>
        </draw:frame>
        <draw:connector draw:name="Google Shape;825;p57" draw:style-name="gr8" draw:text-style-name="P20" draw:layer="layout" draw:type="line" svg:x1="4.155cm" svg:y1="5.113cm" svg:x2="4.179cm" svg:y2="8.035cm" draw:start-shape="id1" draw:start-glue-point="2" draw:end-shape="id2" draw:end-glue-point="0" svg:d="M4155 5113l24 2922" svg:viewBox="0 0 25 2923">
          <text:p/>
        </draw:connector>
        <draw:connector draw:name="Google Shape;826;p57" draw:style-name="gr8" draw:text-style-name="P20" draw:layer="layout" draw:type="line" svg:x1="4.179cm" svg:y1="9.469cm" svg:x2="4.179cm" svg:y2="14.392cm" draw:start-shape="id2" draw:start-glue-point="2" svg:d="M4179 9469v4923" svg:viewBox="0 0 1 4924">
          <text:p/>
        </draw:connector>
        <draw:connector draw:name="Google Shape;827;p57" draw:style-name="gr8" draw:text-style-name="P20" draw:layer="layout" draw:type="line" svg:x1="13.562cm" svg:y1="5.449cm" svg:x2="13.533cm" svg:y2="7.988cm" draw:start-shape="id3" draw:start-glue-point="2" draw:end-shape="id4" draw:end-glue-point="0" svg:d="M13562 5449l-29 2539" svg:viewBox="0 0 30 2540">
          <text:p/>
        </draw:connector>
        <draw:connector draw:name="Google Shape;828;p57" draw:style-name="gr8" draw:text-style-name="P20" draw:layer="layout" draw:type="line" svg:x1="13.533cm" svg:y1="9.422cm" svg:x2="13.533cm" svg:y2="14.382cm" draw:start-shape="id4" draw:start-glue-point="2" svg:d="M13533 9422v4960" svg:viewBox="0 0 1 4961">
          <text:p/>
        </draw:connector>
        <draw:g draw:name="Google Shape;10963;p80">
          <draw:custom-shape draw:name="Google Shape;10964;p80" draw:style-name="gr4" draw:text-style-name="P5" draw:layer="layout" svg:width="0.348cm" svg:height="0.341cm" svg:x="3.952cm" svg:y="4.017cm">
            <text:p/>
            <draw:enhanced-geometry svg:viewBox="0 0 3466 3403" draw:text-areas="?f8 ?f10 ?f9 ?f11" draw:type="non-primitive" draw:enhanced-path="M 1702 599 C 1922 599 2080 788 2080 977 2080 1166 1922 1324 1702 1324 1512 1324 1355 1166 1355 977 1355 788 1512 599 1702 599 Z M 1765 2048 C 2174 2048 2584 2300 2741 2710 L 756 2710 C 914 2300 1292 2048 1765 2048 Z M 1702 0 C 1166 0 693 441 693 1009 693 1198 788 1387 851 1576 347 1891 0 2426 0 3056 0 3245 158 3403 347 3403 L 3088 3403 C 3308 3403 3466 3245 3466 3056 3434 2426 3088 1828 2584 1576 2710 1387 2741 1198 2741 1009 2741 441 2269 0 170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66"/>
              <draw:equation draw:name="f7" draw:formula="?f4 / 3403"/>
              <draw:equation draw:name="f8" draw:formula="?f0 / ?f6"/>
              <draw:equation draw:name="f9" draw:formula="?f1 / ?f6"/>
              <draw:equation draw:name="f10" draw:formula="?f2 / ?f7"/>
              <draw:equation draw:name="f11" draw:formula="?f3 / ?f7"/>
            </draw:enhanced-geometry>
          </draw:custom-shape>
          <draw:custom-shape draw:name="Google Shape;10965;p80" draw:style-name="gr4" draw:text-style-name="P5" draw:layer="layout" svg:width="1.162cm" svg:height="0.205cm" svg:x="3.544cm" svg:y="4.699cm">
            <text:p/>
            <draw:enhanced-geometry svg:viewBox="0 0 11594 2049" draw:text-areas="?f8 ?f10 ?f9 ?f11" draw:type="non-primitive" draw:enhanced-path="M 3056 662 C 3277 662 3434 820 3434 1009 3434 1229 3277 1387 3056 1387 L 1008 1387 C 819 1387 662 1229 662 1009 662 820 819 662 1008 662 Z M 10586 693 C 10775 693 10932 851 10932 1072 10901 1229 10775 1387 10586 1387 L 4001 1387 C 4096 1166 4096 914 4001 693 Z M 1008 0 C 473 0 0 473 0 1009 0 1576 473 2048 1008 2048 L 10586 2048 C 11121 2048 11594 1576 11594 1009 11594 473 11121 0 105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94"/>
              <draw:equation draw:name="f7" draw:formula="?f4 / 2049"/>
              <draw:equation draw:name="f8" draw:formula="?f0 / ?f6"/>
              <draw:equation draw:name="f9" draw:formula="?f1 / ?f6"/>
              <draw:equation draw:name="f10" draw:formula="?f2 / ?f7"/>
              <draw:equation draw:name="f11" draw:formula="?f3 / ?f7"/>
            </draw:enhanced-geometry>
          </draw:custom-shape>
          <draw:custom-shape draw:name="Google Shape;10966;p80" draw:style-name="gr4" draw:text-style-name="P5" draw:layer="layout" svg:width="1.172cm" svg:height="0.895cm" svg:x="3.541cm" svg:y="3.736cm">
            <text:p/>
            <draw:enhanced-geometry svg:viewBox="0 0 11689 8925" draw:text-areas="?f8 ?f10 ?f9 ?f11" draw:type="non-primitive" draw:enhanced-path="M 3813 662 C 4002 662 4159 820 4159 1009 L 4159 1355 3813 1355 C 3246 1355 2773 1828 2773 2395 L 2773 4978 2080 5703 2080 5199 C 2080 4978 1922 4821 1702 4821 L 1040 4821 C 851 4821 694 4663 694 4474 L 694 1009 C 694 820 851 662 1040 662 Z M 10649 662 C 10838 662 10996 820 10996 1009 L 10996 4474 C 10996 4695 10838 4852 10649 4852 L 9893 4852 C 9704 4852 9547 5010 9547 5199 L 9547 5703 8885 5010 8885 2395 C 8885 1859 8412 1387 7845 1387 L 7499 1387 7499 1009 C 7499 820 7656 662 7845 662 Z M 7845 2048 C 8066 2048 8223 2206 8223 2395 L 8223 6522 C 8223 6742 8066 6900 7845 6900 L 6711 6900 C 6585 6900 6491 6931 6428 7057 L 5798 8003 5167 7057 C 5104 6963 5010 6900 4915 6900 L 3750 6900 C 3561 6900 3403 6742 3403 6522 L 3403 2395 C 3403 2206 3561 2048 3750 2048 Z M 1009 0 C 473 0 1 473 1 1009 L 1 4474 C 1 5041 473 5514 1009 5514 L 1355 5514 1355 6522 C 1355 6736 1544 6877 1724 6877 1809 6877 1893 6845 1954 6774 L 2742 5986 2742 6522 C 2742 7089 3214 7562 3781 7562 L 4726 7562 5545 8759 C 5608 8869 5719 8924 5825 8924 5931 8924 6034 8869 6081 8759 L 6932 7562 7877 7562 C 8412 7562 8885 7089 8885 6522 L 8885 5986 9673 6774 C 9733 6845 9817 6877 9903 6877 10083 6877 10271 6736 10271 6522 L 10271 5514 10649 5514 C 11216 5514 11689 5041 11689 4474 L 11689 1009 C 11689 441 11216 0 10649 0 L 7845 0 C 7310 0 6837 473 6837 1009 L 6837 1387 4789 1387 4789 1009 C 4789 473 4317 0 378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89"/>
              <draw:equation draw:name="f7" draw:formula="?f4 / 8925"/>
              <draw:equation draw:name="f8" draw:formula="?f0 / ?f6"/>
              <draw:equation draw:name="f9" draw:formula="?f1 / ?f6"/>
              <draw:equation draw:name="f10" draw:formula="?f2 / ?f7"/>
              <draw:equation draw:name="f11" draw:formula="?f3 / ?f7"/>
            </draw:enhanced-geometry>
          </draw:custom-shape>
        </draw:g>
        <draw:g draw:name="Google Shape;10355;p78">
          <draw:custom-shape draw:name="Google Shape;10356;p78" draw:style-name="gr4" draw:text-style-name="P5" draw:layer="layout" svg:width="0.851cm" svg:height="0.995cm" svg:x="3.771cm" svg:y="8.253cm">
            <text:p/>
            <draw:enhanced-geometry svg:viewBox="0 0 10272 12009" draw:text-areas="?f8 ?f10 ?f9 ?f11" draw:type="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72"/>
              <draw:equation draw:name="f7" draw:formula="?f4 / 12009"/>
              <draw:equation draw:name="f8" draw:formula="?f0 / ?f6"/>
              <draw:equation draw:name="f9" draw:formula="?f1 / ?f6"/>
              <draw:equation draw:name="f10" draw:formula="?f2 / ?f7"/>
              <draw:equation draw:name="f11" draw:formula="?f3 / ?f7"/>
            </draw:enhanced-geometry>
          </draw:custom-shape>
          <draw:custom-shape draw:name="Google Shape;10357;p78" draw:style-name="gr4" draw:text-style-name="P5" draw:layer="layout" svg:width="0.478cm" svg:height="0.465cm" svg:x="3.909cm" svg:y="8.368cm">
            <text:p/>
            <draw:enhanced-geometry svg:viewBox="0 0 5766 5609" draw:text-areas="?f8 ?f10 ?f9 ?f11" draw:type="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6"/>
              <draw:equation draw:name="f7" draw:formula="?f4 / 5609"/>
              <draw:equation draw:name="f8" draw:formula="?f0 / ?f6"/>
              <draw:equation draw:name="f9" draw:formula="?f1 / ?f6"/>
              <draw:equation draw:name="f10" draw:formula="?f2 / ?f7"/>
              <draw:equation draw:name="f11" draw:formula="?f3 / ?f7"/>
            </draw:enhanced-geometry>
          </draw:custom-shape>
          <draw:custom-shape draw:name="Google Shape;10358;p78" draw:style-name="gr4" draw:text-style-name="P5" draw:layer="layout" svg:width="0.175cm" svg:height="0.175cm" svg:x="4.058cm" svg:y="8.517cm">
            <text:p/>
            <draw:enhanced-geometry svg:viewBox="0 0 2111 2112" draw:text-areas="?f8 ?f10 ?f9 ?f11" draw:type="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1"/>
              <draw:equation draw:name="f7" draw:formula="?f4 / 2112"/>
              <draw:equation draw:name="f8" draw:formula="?f0 / ?f6"/>
              <draw:equation draw:name="f9" draw:formula="?f1 / ?f6"/>
              <draw:equation draw:name="f10" draw:formula="?f2 / ?f7"/>
              <draw:equation draw:name="f11" draw:formula="?f3 / ?f7"/>
            </draw:enhanced-geometry>
          </draw:custom-shape>
        </draw:g>
        <draw:g draw:name="Google Shape;10952;p80">
          <draw:custom-shape draw:name="Google Shape;10953;p80" draw:style-name="gr4" draw:text-style-name="P5" draw:layer="layout" svg:width="1.182cm" svg:height="1.178cm" svg:x="13.069cm" svg:y="3.972cm">
            <text:p/>
            <draw:enhanced-geometry svg:viewBox="0 0 11784 11752" draw:text-areas="?f8 ?f10 ?f9 ?f11" draw:type="non-primitive" draw:enhanced-path="M 6994 694 L 6994 1103 C 6994 1261 7120 1387 7278 1418 7467 1481 7719 1576 7908 1702 7954 1736 8009 1750 8066 1750 8164 1750 8269 1710 8349 1670 L 8664 1355 9137 1828 8822 2143 C 8696 2269 8696 2426 8759 2584 8885 2773 8979 2962 9042 3214 9074 3372 9200 3466 9357 3466 L 9798 3466 9798 4159 9357 4159 C 9200 4159 9074 4222 9042 4380 9011 4569 8885 4821 8759 5010 8696 5136 8727 5325 8822 5451 L 9137 5766 8664 6238 8349 5923 C 8275 5850 8191 5819 8101 5819 8038 5819 7973 5834 7908 5860 7719 5986 7498 6081 7278 6144 7120 6175 6994 6301 6994 6459 L 6994 6900 6333 6900 6333 6459 C 6333 6301 6207 6207 6049 6144 5860 6112 5608 5986 5419 5860 5374 5838 5322 5828 5267 5828 5167 5828 5059 5862 4978 5923 L 4663 6238 4190 5766 4505 5451 C 4631 5325 4631 5167 4568 5010 4442 4821 4348 4632 4285 4380 4253 4254 4127 4159 4001 4159 L 3529 4159 3529 3466 3970 3466 C 4127 3466 4253 3372 4285 3214 4316 2993 4442 2773 4568 2584 4631 2458 4600 2269 4505 2143 L 4190 1828 4663 1355 4978 1670 C 5046 1738 5122 1769 5203 1769 5273 1769 5346 1746 5419 1702 5608 1576 5829 1513 6049 1418 6207 1387 6333 1261 6333 1103 L 6333 694 Z M 10964 4821 L 9830 8255 2773 8255 2143 4821 3686 4821 C 3718 4947 3781 5010 3812 5136 L 3466 5482 C 3340 5608 3340 5829 3466 5955 L 4442 6932 C 4505 6995 4592 7026 4679 7026 4765 7026 4852 6995 4915 6932 L 5262 6585 C 5356 6617 5451 6680 5577 6711 L 5577 7215 C 5577 7404 5734 7562 5923 7562 L 7309 7562 C 7498 7562 7656 7404 7656 7215 L 7656 6711 C 7782 6680 7876 6617 7971 6585 L 8349 6932 C 8396 6995 8483 7026 8574 7026 8664 7026 8759 6995 8822 6932 L 9798 5955 C 9924 5829 9924 5608 9798 5482 L 9452 5136 C 9483 5041 9515 4947 9546 4821 Z M 3907 10334 C 4096 10366 4253 10523 4253 10681 4253 10870 4096 11027 3907 11027 3686 11027 3529 10870 3529 10681 3529 10492 3686 10334 3907 10334 Z M 8664 10334 C 8853 10366 9011 10523 9011 10681 9011 10870 8853 11027 8664 11027 8444 11027 8286 10870 8286 10681 8286 10492 8444 10334 8664 10334 Z M 5892 0 C 5703 0 5545 158 5545 379 L 5545 883 C 5419 914 5356 946 5230 1009 L 4883 631 C 4820 583 4734 560 4647 560 4561 560 4474 583 4411 631 L 3434 1639 C 3308 1733 3308 1985 3434 2111 L 3781 2458 C 3718 2521 3686 2647 3655 2773 L 3151 2773 C 2930 2773 2773 2930 2773 3119 L 2773 4159 1985 4159 1765 2930 C 1670 2458 1197 2111 693 2111 L 347 2111 C 158 2111 0 2269 0 2458 0 2647 158 2804 347 2804 L 693 2804 C 882 2804 1103 2930 1103 3088 L 2080 8570 C 1891 8759 1765 9042 1765 9357 1765 9861 2143 10366 2867 10366 2836 10492 2836 10618 2836 10712 2836 11279 3308 11752 3844 11752 4411 11752 4883 11279 4883 10712 4883 10618 4820 10492 4820 10366 L 7719 10366 C 7656 10492 7656 10618 7656 10712 7656 11279 8129 11752 8696 11752 9231 11752 9735 11279 9735 10712 9735 10618 9672 10492 9672 10366 L 10082 10366 C 10271 10366 10428 10208 10428 10019 10428 9830 10271 9672 10082 9672 L 2867 9672 C 2678 9672 2521 9515 2521 9294 2521 9137 2678 8948 2867 8948 L 10082 8948 C 10239 8948 10334 8885 10397 8727 L 11720 4663 C 11783 4537 11720 4411 11689 4348 11563 4191 11405 4191 11279 4191 L 10397 4191 10397 3119 C 10397 2930 10239 2773 10019 2773 L 9515 2773 C 9483 2647 9452 2584 9389 2458 L 9767 2080 C 9861 1985 9861 1733 9767 1607 L 8759 631 C 8711 568 8625 536 8534 536 8444 536 8349 568 8286 631 L 7939 1009 C 7876 946 7750 914 7624 883 L 7624 379 C 7624 158 7467 0 72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4"/>
              <draw:equation draw:name="f7" draw:formula="?f4 / 11752"/>
              <draw:equation draw:name="f8" draw:formula="?f0 / ?f6"/>
              <draw:equation draw:name="f9" draw:formula="?f1 / ?f6"/>
              <draw:equation draw:name="f10" draw:formula="?f2 / ?f7"/>
              <draw:equation draw:name="f11" draw:formula="?f3 / ?f7"/>
            </draw:enhanced-geometry>
          </draw:custom-shape>
          <draw:custom-shape draw:name="Google Shape;10954;p80" draw:style-name="gr4" draw:text-style-name="P5" draw:layer="layout" svg:width="0.338cm" svg:height="0.338cm" svg:x="13.562cm" svg:y="4.187cm">
            <text:p/>
            <draw:enhanced-geometry svg:viewBox="0 0 3372 3372" draw:text-areas="?f8 ?f10 ?f9 ?f11" draw:type="non-primitive" draw:enhanced-path="M 1701 631 C 2237 631 2709 1103 2709 1639 2709 2206 2237 2679 1701 2679 1134 2679 662 2206 662 1639 662 1103 1134 631 1701 631 Z M 1701 1 C 756 1 0 725 0 1702 0 2647 756 3372 1701 3372 2646 3372 3371 2647 3371 1702 3371 725 2646 1 1701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72"/>
              <draw:equation draw:name="f7" draw:formula="?f4 / 3372"/>
              <draw:equation draw:name="f8" draw:formula="?f0 / ?f6"/>
              <draw:equation draw:name="f9" draw:formula="?f1 / ?f6"/>
              <draw:equation draw:name="f10" draw:formula="?f2 / ?f7"/>
              <draw:equation draw:name="f11" draw:formula="?f3 / ?f7"/>
            </draw:enhanced-geometry>
          </draw:custom-shape>
        </draw:g>
        <draw:custom-shape draw:name="Google Shape;10369;p78" draw:style-name="gr4" draw:text-style-name="P5" draw:layer="layout" svg:width="1cm" svg:height="0.998cm" svg:x="13.039cm" svg:y="8.253cm">
          <text:p/>
          <draw:enhanced-geometry svg:viewBox="0 0 12068 12036" draw:text-areas="?f8 ?f10 ?f9 ?f11" draw:type="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68"/>
            <draw:equation draw:name="f7" draw:formula="?f4 / 12036"/>
            <draw:equation draw:name="f8" draw:formula="?f0 / ?f6"/>
            <draw:equation draw:name="f9" draw:formula="?f1 / ?f6"/>
            <draw:equation draw:name="f10" draw:formula="?f2 / ?f7"/>
            <draw:equation draw:name="f11" draw:formula="?f3 / ?f7"/>
          </draw:enhanced-geometry>
        </draw:custom-shape>
        <presentation:notes draw:style-name="dp2">
          <draw:page-thumbnail draw:name="Google Shape;787;gd5260bdd85_0_256:notes" draw:style-name="gr1" draw:layer="layout" svg:width="16.933cm" svg:height="9.525cm" svg:x="1.058cm" svg:y="1.905cm" draw:page-number="8" presentation:class="page"/>
          <draw:frame draw:name="Google Shape;788;gd5260bdd85_0_256:notes" presentation:style-name="pr26" draw:text-style-name="P3" draw:layer="layout" svg:width="15.24cm" svg:height="11.43cm" svg:x="1.905cm" svg:y="12.065cm" presentation:class="notes" presentation:placeholder="true">
            <draw:text-box/>
          </draw:frame>
        </presentation:notes>
      </draw:page>
      <draw:page draw:name="Slide12" draw:style-name="dp1" draw:master-page-name="Master1-Layout11-cust-CUSTOM_5f_11_5f_1" presentation:presentation-page-layout-name="AL4T19">
        <draw:connector draw:name="Google Shape;419;p44" draw:style-name="gr8" draw:text-style-name="P20" draw:layer="layout" draw:type="line" svg:x1="4.816cm" svg:y1="5.892cm" svg:x2="20.249cm" svg:y2="5.916cm" draw:start-shape="id5" draw:start-glue-point="1" draw:end-shape="id6" draw:end-glue-point="3" svg:d="M4816 5892l15433 24" svg:viewBox="0 0 15434 25">
          <text:p/>
        </draw:connector>
        <draw:frame draw:name="Google Shape;422;p44" presentation:style-name="pr17" draw:text-style-name="P2" draw:layer="layout" svg:width="21.413cm" svg:height="1.591cm" svg:x="2.007cm" svg:y="1.236cm" presentation:class="title">
          <draw:text-box>
            <text:p text:style-name="P1"><text:span text:style-name="T19">Что делать уже сейчас? </text:span></text:p>
          </draw:text-box>
        </draw:frame>
        <draw:frame draw:name="Google Shape;425;p44" draw:style-name="gr9" draw:text-style-name="P2" draw:layer="layout" svg:width="5.526cm" svg:height="1.137cm" svg:x="1.766cm" svg:y="6.575cm">
          <draw:text-box>
            <text:p text:style-name="P13"><text:span text:style-name="T29">Для студентов:</text:span></text:p>
          </draw:text-box>
        </draw:frame>
        <draw:frame draw:name="Google Shape;426;p44" draw:style-name="gr10" draw:text-style-name="P2" draw:layer="layout" svg:width="9.094cm" svg:height="5.475cm" svg:x="0.506cm" svg:y="7.416cm">
          <draw:text-box>
            <text:p text:style-name="P13"><text:span text:style-name="T9">освойте хотя бы 1 инструмент из каждой категории:  </text:span></text:p>
            <text:p text:style-name="P13"><text:span text:style-name="T9">– </text:span><text:span text:style-name="T9">Облачный офис (Google Docs)  </text:span></text:p>
            <text:p text:style-name="P13"><text:span text:style-name="T9">– </text:span><text:span text:style-name="T9">Коллаборация (Miro/Notion)  – Цифровое портфолио (GitHub Pages, Behance, «Портфолио» на Госуслугах) </text:span></text:p>
          </draw:text-box>
        </draw:frame>
        <draw:frame draw:name="Google Shape;427;p44" draw:style-name="gr9" draw:text-style-name="P2" draw:layer="layout" svg:width="6.202cm" svg:height="1.137cm" svg:x="9.845cm" svg:y="6.545cm">
          <draw:text-box>
            <text:p text:style-name="P13"><text:span text:style-name="T29">Для специалистов</text:span></text:p>
          </draw:text-box>
        </draw:frame>
        <draw:frame draw:name="Google Shape;428;p44" draw:style-name="gr10" draw:text-style-name="P2" draw:layer="layout" svg:width="7.747cm" svg:height="3.361cm" svg:x="9.102cm" svg:y="7.416cm">
          <draw:text-box>
            <text:p text:style-name="P13"><text:span text:style-name="T9">пройдите курсы по цифровым компетенциям («Цифровые профессии», «IT-ПРОРЫВ», «Сириус.Курсы») </text:span></text:p>
          </draw:text-box>
        </draw:frame>
        <draw:frame draw:name="Google Shape;429;p44" draw:style-name="gr9" draw:text-style-name="P2" draw:layer="layout" svg:width="4.312cm" svg:height="1.137cm" svg:x="18.601cm" svg:y="6.558cm">
          <draw:text-box>
            <text:p text:style-name="P13"><text:span text:style-name="T29">Для всех</text:span></text:p>
          </draw:text-box>
        </draw:frame>
        <draw:frame draw:name="Google Shape;430;p44" draw:style-name="gr10" draw:text-style-name="P2" draw:layer="layout" svg:width="7.789cm" svg:height="4.261cm" svg:x="16.849cm" svg:y="7.423cm">
          <draw:text-box>
            <text:p text:style-name="P13"><text:span text:style-name="T9">практикуйте цифровую гигиену — регулярные цифровые детоксы, проверка источников, двухфакторная аутентификация</text:span></text:p>
          </draw:text-box>
        </draw:frame>
        <draw:frame draw:name="Google Shape;420;p44" draw:style-name="gr11" draw:text-style-name="P5" xml:id="id5" draw:id="id5" draw:layer="layout" svg:width="1.016cm" svg:height="1.016cm" svg:x="3.8cm" svg:y="5.384cm">
          <draw:text-box>
            <text:p text:style-name="P13"><text:span text:style-name="T30">1</text:span></text:p>
          </draw:text-box>
        </draw:frame>
        <draw:frame draw:name="Google Shape;432;p44" draw:style-name="gr11" draw:text-style-name="P5" draw:layer="layout" svg:width="1.016cm" svg:height="1.016cm" svg:x="12.192cm" svg:y="5.408cm">
          <draw:text-box>
            <text:p text:style-name="P13"><text:span text:style-name="T30">2</text:span></text:p>
          </draw:text-box>
        </draw:frame>
        <draw:frame draw:name="Google Shape;421;p44" draw:style-name="gr11" draw:text-style-name="P5" xml:id="id6" draw:id="id6" draw:layer="layout" svg:width="1.016cm" svg:height="1.016cm" svg:x="20.249cm" svg:y="5.408cm">
          <draw:text-box>
            <text:p text:style-name="P13"><text:span text:style-name="T30">3</text:span></text:p>
          </draw:text-box>
        </draw:frame>
        <presentation:notes draw:style-name="dp2">
          <draw:page-thumbnail draw:name="Google Shape;416;g117b871a421_0_0:notes" draw:style-name="gr1" draw:layer="layout" svg:width="16.933cm" svg:height="9.525cm" svg:x="1.058cm" svg:y="1.905cm" draw:page-number="9" presentation:class="page"/>
          <draw:frame draw:name="Google Shape;417;g117b871a421_0_0:notes" presentation:style-name="pr18" draw:text-style-name="P3" draw:layer="layout" svg:width="15.24cm" svg:height="11.43cm" svg:x="1.905cm" svg:y="12.065cm" presentation:class="notes" presentation:placeholder="true">
            <draw:text-box/>
          </draw:frame>
        </presentation:notes>
      </draw:page>
      <draw:page draw:name="Slide31" draw:style-name="dp1" draw:master-page-name="Master1-Layout7-cust-CUSTOM_5f_10_5f_1" presentation:presentation-page-layout-name="AL1T0">
        <draw:frame draw:name="Google Shape;1251;p63" presentation:style-name="pr27" draw:text-style-name="P2" draw:layer="layout" svg:width="6.443cm" svg:height="1.591cm" svg:x="9.957cm" svg:y="1.524cm" presentation:class="title" presentation:user-transformed="true">
          <draw:text-box>
            <text:p text:style-name="P1"><text:span text:style-name="T31">ВЫВОДЫ</text:span></text:p>
          </draw:text-box>
        </draw:frame>
        <draw:frame draw:name="Google Shape;1252;p63" presentation:style-name="pr28" draw:text-style-name="P2" draw:layer="layout" svg:width="22.022cm" svg:height="7.799cm" svg:x="1.981cm" svg:y="3.949cm" presentation:class="subtitle">
          <draw:text-box>
            <text:p text:style-name="P18"><text:span text:style-name="T32">Главное: </text:span></text:p>
            <text:p text:style-name="P18"><text:span text:style-name="T32">Цифровая среда — не цель, а средство повышения эффективности и качества жизни в профессии и учёбе.</text:span></text:p>
            <text:p text:style-name="P18"><text:span text:style-name="T32"/></text:p>
            <text:p text:style-name="P7"><text:span text:style-name="T32">Нужно продолжать развиваться в цифровой среде, но </text:span></text:p>
            <text:p text:style-name="P7"><text:span text:style-name="T32">не терять навыки критического мышления и </text:span><text:span text:style-name="T33">soft-skill </text:span></text:p>
          </draw:text-box>
        </draw:frame>
        <draw:g draw:name="Google Shape;994;p61">
          <draw:custom-shape draw:name="Google Shape;995;p61" draw:style-name="gr4" draw:text-style-name="P5" draw:layer="layout" svg:width="2.91cm" svg:height="1.164cm" svg:x="2.8cm" svg:y="11.571cm">
            <text:p/>
            <draw:enhanced-geometry svg:viewBox="0 0 13800 5855" draw:text-areas="?f8 ?f10 ?f9 ?f11" draw:type="non-primitive" draw:enhanced-path="M 5424 595 C 6070 595 6582 1149 6582 1795 L 6582 2779 C 6193 2523 5772 2389 5301 2389 L 1067 2389 1067 1795 C 1067 1497 1282 1241 1579 1241 2656 1241 3763 1067 4788 729 L 4870 729 C 5085 636 5219 595 5424 595 Z M 8417 595 C 8591 595 8714 636 8930 729 L 9012 729 C 10037 1067 11113 1241 12220 1241 12518 1241 12733 1497 12733 1579 L 12733 2389 8458 2389 C 8038 2389 7566 2523 7177 2779 L 7177 1795 C 7177 1149 7730 595 8417 595 Z M 13205 2984 L 13205 4142 8243 4142 C 7946 4142 7689 4358 7648 4655 7566 4993 7269 5290 6879 5290 6541 5290 6193 4993 6152 4655 6070 4358 5813 4142 5516 4142 L 605 4142 605 2984 5301 2984 C 5813 2984 6326 3199 6664 3548 6731 3609 6818 3640 6899 3640 6979 3640 7054 3609 7095 3548 7474 3199 7987 2984 8499 2984 Z M 5383 1 C 5085 1 4870 83 4655 124 4614 165 4614 165 4573 165 3589 513 2605 636 1579 636 985 636 472 1149 472 1795 L 472 2389 298 2389 C 134 2389 1 2564 1 2687 L 1 4440 C 1 4614 134 4737 298 4737 L 5516 4737 C 5557 4737 5557 4737 5557 4778 5680 5424 6244 5854 6879 5854 7566 5854 8120 5424 8243 4778 L 8243 4737 13502 4737 C 13625 4737 13799 4614 13799 4440 L 13799 2687 C 13799 2564 13625 2389 13502 2389 L 13287 2389 13287 1579 C 13287 1364 13205 1190 13030 1026 12815 811 12477 636 12179 636 11154 636 10170 513 9186 165 9145 165 9145 165 9104 124 8889 83 8673 1 8376 1 7782 1 7218 339 6879 811 6582 339 6028 1 5383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800"/>
              <draw:equation draw:name="f7" draw:formula="?f4 / 5855"/>
              <draw:equation draw:name="f8" draw:formula="?f0 / ?f6"/>
              <draw:equation draw:name="f9" draw:formula="?f1 / ?f6"/>
              <draw:equation draw:name="f10" draw:formula="?f2 / ?f7"/>
              <draw:equation draw:name="f11" draw:formula="?f3 / ?f7"/>
            </draw:enhanced-geometry>
          </draw:custom-shape>
          <draw:custom-shape draw:name="Google Shape;996;p61" draw:style-name="gr4" draw:text-style-name="P5" draw:layer="layout" svg:width="0.316cm" svg:height="0.118cm" svg:x="5.016cm" svg:y="10.4cm">
            <text:p/>
            <draw:enhanced-geometry svg:viewBox="0 0 1498 595" draw:text-areas="?f8 ?f10 ?f9 ?f11" draw:type="non-primitive" draw:enhanced-path="M 349 0 C 134 0 0 164 41 338 41 472 175 595 349 595 L 1200 595 C 1374 595 1497 420 1497 256 1497 123 1323 0 12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98"/>
              <draw:equation draw:name="f7" draw:formula="?f4 / 595"/>
              <draw:equation draw:name="f8" draw:formula="?f0 / ?f6"/>
              <draw:equation draw:name="f9" draw:formula="?f1 / ?f6"/>
              <draw:equation draw:name="f10" draw:formula="?f2 / ?f7"/>
              <draw:equation draw:name="f11" draw:formula="?f3 / ?f7"/>
            </draw:enhanced-geometry>
          </draw:custom-shape>
          <draw:custom-shape draw:name="Google Shape;997;p61" draw:style-name="gr4" draw:text-style-name="P5" draw:layer="layout" svg:width="0.335cm" svg:height="0.21cm" svg:x="4.916cm" svg:y="10.002cm">
            <text:p/>
            <draw:enhanced-geometry svg:viewBox="0 0 1590 1058" draw:text-areas="?f8 ?f10 ?f9 ?f11" draw:type="non-primitive" draw:enhanced-path="M 1229 0 C 1190 0 1152 10 1118 33 L 216 504 C 93 586 1 761 93 884 134 1017 257 1058 349 1058 390 1058 431 1058 513 1017 L 1375 545 C 1498 504 1590 289 1498 166 1438 70 1331 0 122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0"/>
              <draw:equation draw:name="f7" draw:formula="?f4 / 1058"/>
              <draw:equation draw:name="f8" draw:formula="?f0 / ?f6"/>
              <draw:equation draw:name="f9" draw:formula="?f1 / ?f6"/>
              <draw:equation draw:name="f10" draw:formula="?f2 / ?f7"/>
              <draw:equation draw:name="f11" draw:formula="?f3 / ?f7"/>
            </draw:enhanced-geometry>
          </draw:custom-shape>
          <draw:custom-shape draw:name="Google Shape;998;p61" draw:style-name="gr4" draw:text-style-name="P5" draw:layer="layout" svg:width="0.335cm" svg:height="0.204cm" svg:x="4.916cm" svg:y="10.705cm">
            <text:p/>
            <draw:enhanced-geometry svg:viewBox="0 0 1590 1026" draw:text-areas="?f8 ?f10 ?f9 ?f11" draw:type="non-primitive" draw:enhanced-path="M 338 1 C 243 1 148 55 93 165 1 298 93 472 216 554 L 1118 985 C 1159 1026 1200 1026 1241 1026 1334 1026 1457 985 1498 852 1590 729 1498 554 1375 472 L 472 42 C 431 14 385 1 338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0"/>
              <draw:equation draw:name="f7" draw:formula="?f4 / 1026"/>
              <draw:equation draw:name="f8" draw:formula="?f0 / ?f6"/>
              <draw:equation draw:name="f9" draw:formula="?f1 / ?f6"/>
              <draw:equation draw:name="f10" draw:formula="?f2 / ?f7"/>
              <draw:equation draw:name="f11" draw:formula="?f3 / ?f7"/>
            </draw:enhanced-geometry>
          </draw:custom-shape>
          <draw:custom-shape draw:name="Google Shape;999;p61" draw:style-name="gr4" draw:text-style-name="P5" draw:layer="layout" svg:width="0.316cm" svg:height="0.118cm" svg:x="3.17cm" svg:y="10.4cm">
            <text:p/>
            <draw:enhanced-geometry svg:viewBox="0 0 1498 595" draw:text-areas="?f8 ?f10 ?f9 ?f11" draw:type="non-primitive" draw:enhanced-path="M 339 0 C 134 0 1 164 42 338 42 472 175 595 339 595 L 1200 595 C 1364 595 1497 420 1497 256 1497 123 1364 0 12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98"/>
              <draw:equation draw:name="f7" draw:formula="?f4 / 595"/>
              <draw:equation draw:name="f8" draw:formula="?f0 / ?f6"/>
              <draw:equation draw:name="f9" draw:formula="?f1 / ?f6"/>
              <draw:equation draw:name="f10" draw:formula="?f2 / ?f7"/>
              <draw:equation draw:name="f11" draw:formula="?f3 / ?f7"/>
            </draw:enhanced-geometry>
          </draw:custom-shape>
          <draw:custom-shape draw:name="Google Shape;1000;p61" draw:style-name="gr4" draw:text-style-name="P5" draw:layer="layout" svg:width="0.324cm" svg:height="0.21cm" svg:x="3.26cm" svg:y="10.002cm">
            <text:p/>
            <draw:enhanced-geometry svg:viewBox="0 0 1538 1058" draw:text-areas="?f8 ?f10 ?f9 ?f11" draw:type="non-primitive" draw:enhanced-path="M 355 0 C 249 0 142 70 82 166 0 289 41 504 215 545 L 1066 1017 C 1107 1058 1148 1058 1189 1058 1323 1058 1405 1017 1497 884 1538 761 1497 586 1364 504 L 472 33 C 435 10 395 0 35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8"/>
              <draw:equation draw:name="f7" draw:formula="?f4 / 1058"/>
              <draw:equation draw:name="f8" draw:formula="?f0 / ?f6"/>
              <draw:equation draw:name="f9" draw:formula="?f1 / ?f6"/>
              <draw:equation draw:name="f10" draw:formula="?f2 / ?f7"/>
              <draw:equation draw:name="f11" draw:formula="?f3 / ?f7"/>
            </draw:enhanced-geometry>
          </draw:custom-shape>
          <draw:custom-shape draw:name="Google Shape;1001;p61" draw:style-name="gr4" draw:text-style-name="P5" draw:layer="layout" svg:width="0.324cm" svg:height="0.204cm" svg:x="3.26cm" svg:y="10.705cm">
            <text:p/>
            <draw:enhanced-geometry svg:viewBox="0 0 1538 1026" draw:text-areas="?f8 ?f10 ?f9 ?f11" draw:type="non-primitive" draw:enhanced-path="M 1235 1 C 1181 1 1124 14 1066 42 L 215 472 C 41 554 0 729 82 852 123 985 215 1026 338 1026 379 1026 421 1026 472 985 L 1364 554 C 1497 472 1538 298 1497 165 1435 55 1342 1 1235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8"/>
              <draw:equation draw:name="f7" draw:formula="?f4 / 1026"/>
              <draw:equation draw:name="f8" draw:formula="?f0 / ?f6"/>
              <draw:equation draw:name="f9" draw:formula="?f1 / ?f6"/>
              <draw:equation draw:name="f10" draw:formula="?f2 / ?f7"/>
              <draw:equation draw:name="f11" draw:formula="?f3 / ?f7"/>
            </draw:enhanced-geometry>
          </draw:custom-shape>
          <draw:custom-shape draw:name="Google Shape;1002;p61" draw:style-name="gr5" draw:text-style-name="P14" draw:layer="layout" svg:width="0.956cm" svg:height="1.384cm" svg:x="3.781cm" svg:y="10cm">
            <text:p/>
            <draw:enhanced-geometry svg:viewBox="0 0 4532 6964" draw:text-areas="?f8 ?f10 ?f9 ?f11" draw:type="non-primitive" draw:enhanced-path="M 2225 595 C 3169 595 3937 1364 3937 2307 3937 2687 3804 3035 3548 3333 3210 3763 2994 4276 2871 4870 L 1631 4870 C 1498 4317 1282 3804 903 3333 688 3035 565 2687 565 2307 565 1364 1333 595 2225 595 Z M 2820 5424 L 2820 5813 C 2820 6111 2564 6367 2266 6367 1928 6367 1672 6111 1672 5813 L 1672 5424 Z M 2225 1 C 1631 1 1077 257 647 688 216 1108 1 1713 1 2307 1 2820 134 3292 472 3671 770 4101 985 4614 1077 5086 L 1077 5168 1077 5762 C 1077 6425 1593 6964 2237 6964 2260 6964 2284 6963 2307 6962 2953 6921 3425 6408 3425 5813 L 3425 5168 3425 5127 C 3507 4614 3722 4101 4019 3712 4358 3292 4532 2820 4532 2307 4532 1713 4276 1108 3845 688 3425 257 2871 1 226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2"/>
              <draw:equation draw:name="f7" draw:formula="?f4 / 6964"/>
              <draw:equation draw:name="f8" draw:formula="?f0 / ?f6"/>
              <draw:equation draw:name="f9" draw:formula="?f1 / ?f6"/>
              <draw:equation draw:name="f10" draw:formula="?f2 / ?f7"/>
              <draw:equation draw:name="f11" draw:formula="?f3 / ?f7"/>
            </draw:enhanced-geometry>
          </draw:custom-shape>
        </draw:g>
        <presentation:notes draw:style-name="dp2">
          <draw:page-thumbnail draw:name="Google Shape;1248;g51b1a71d38_3_0:notes" draw:style-name="gr1" draw:layer="layout" svg:width="16.933cm" svg:height="9.525cm" svg:x="1.058cm" svg:y="1.905cm" draw:page-number="10" presentation:class="page"/>
          <draw:frame draw:name="Google Shape;1249;g51b1a71d38_3_0:notes" presentation:style-name="pr29" draw:text-style-name="P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gtree Black" svg:font-family="'Figtree Black'"/>
    <style:font-face style:name="Hanken Grotesk" svg:font-family="'Hanken Grotesk'"/>
    <style:font-face style:name="Inter" svg:font-family="Int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71cm" svg:stroke-color="#565656" svg:stroke-linecap="butt" draw:fill-color="#777777"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lightblue1" style:family="table-cell" style:parent-style-name="default">
      <loext:graphic-properties draw:fill="solid" draw:fill-color="#ffffff"/>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Elegant-Black-_26_-White-Thesis-Defense-by-Slidesgo-background" style:display-name="Master1-Elegant-Black-&amp;-White-Thesis-Defense-by-Slidesgo-background" style:family="presentation">
      <style:graphic-properties draw:stroke="none" draw:fill="solid" draw:fill-color="#ffffff"/>
      <style:text-properties style:letter-kerning="true"/>
    </style:style>
    <style:style style:name="Master1-Elegant-Black-_26_-White-Thesis-Defense-by-Slidesgo-backgroundobjects" style:display-name="Master1-Elegant-Black-&amp;-White-Thesis-Defense-by-Slidesgo-backgroundobjects" style:family="presentation">
      <style:graphic-properties draw:textarea-horizontal-align="justify" draw:shadow="hidden" draw:shadow-offset-x="0.2cm" draw:shadow-offset-y="0.2cm" draw:shadow-color="#808080"/>
      <style:text-properties style:letter-kerning="true"/>
    </style:style>
    <style:style style:name="Master1-Elegant-Black-_26_-White-Thesis-Defense-by-Slidesgo-notes" style:display-name="Master1-Elegant-Black-&amp;-White-Thesis-Defense-by-Slides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Elegant-Black-_26_-White-Thesis-Defense-by-Slidesgo-outline1" style:display-name="Master1-Elegant-Black-&amp;-White-Thesis-Defense-by-Slidesgo-outline1" style:family="presentation">
      <style:graphic-properties draw:stroke="none" draw:fill="none" draw:auto-grow-height="false" draw:fit-to-size="shrink-to-fit">
        <text:list-style style:name="Master1-Elegant-Black-_26_-White-Thesis-Defense-by-Slidesgo-outline1" style:display-name="Master1-Elegant-Black-&amp;-White-Thesis-Defense-by-Slides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legant-Black-_26_-White-Thesis-Defense-by-Slidesgo-outline2" style:display-name="Master1-Elegant-Black-&amp;-White-Thesis-Defense-by-Slidesgo-outline2" style:family="presentation" style:parent-style-name="Master1-Elegant-Black-_26_-White-Thesis-Defense-by-Slidesgo-outline1">
      <style:paragraph-properties fo:margin-top="0.4cm" fo:margin-bottom="0cm"/>
      <style:text-properties fo:font-size="28pt" style:font-size-asian="28pt" style:font-size-complex="28pt"/>
    </style:style>
    <style:style style:name="Master1-Elegant-Black-_26_-White-Thesis-Defense-by-Slidesgo-outline3" style:display-name="Master1-Elegant-Black-&amp;-White-Thesis-Defense-by-Slidesgo-outline3" style:family="presentation" style:parent-style-name="Master1-Elegant-Black-_26_-White-Thesis-Defense-by-Slidesgo-outline2">
      <style:paragraph-properties fo:margin-top="0.3cm" fo:margin-bottom="0cm"/>
      <style:text-properties fo:font-size="24pt" style:font-size-asian="24pt" style:font-size-complex="24pt"/>
    </style:style>
    <style:style style:name="Master1-Elegant-Black-_26_-White-Thesis-Defense-by-Slidesgo-outline4" style:display-name="Master1-Elegant-Black-&amp;-White-Thesis-Defense-by-Slidesgo-outline4" style:family="presentation" style:parent-style-name="Master1-Elegant-Black-_26_-White-Thesis-Defense-by-Slidesgo-outline3">
      <style:paragraph-properties fo:margin-top="0.2cm" fo:margin-bottom="0cm"/>
      <style:text-properties fo:font-size="20pt" style:font-size-asian="20pt" style:font-size-complex="20pt"/>
    </style:style>
    <style:style style:name="Master1-Elegant-Black-_26_-White-Thesis-Defense-by-Slidesgo-outline5" style:display-name="Master1-Elegant-Black-&amp;-White-Thesis-Defense-by-Slidesgo-outline5" style:family="presentation" style:parent-style-name="Master1-Elegant-Black-_26_-White-Thesis-Defense-by-Slidesgo-outline4">
      <style:paragraph-properties fo:margin-top="0.1cm" fo:margin-bottom="0cm"/>
      <style:text-properties fo:font-size="20pt" style:font-size-asian="20pt" style:font-size-complex="20pt"/>
    </style:style>
    <style:style style:name="Master1-Elegant-Black-_26_-White-Thesis-Defense-by-Slidesgo-outline6" style:display-name="Master1-Elegant-Black-&amp;-White-Thesis-Defense-by-Slidesgo-outline6" style:family="presentation" style:parent-style-name="Master1-Elegant-Black-_26_-White-Thesis-Defense-by-Slidesgo-outline5">
      <style:paragraph-properties fo:margin-top="0.1cm" fo:margin-bottom="0cm"/>
      <style:text-properties fo:font-size="20pt" style:font-size-asian="20pt" style:font-size-complex="20pt"/>
    </style:style>
    <style:style style:name="Master1-Elegant-Black-_26_-White-Thesis-Defense-by-Slidesgo-outline7" style:display-name="Master1-Elegant-Black-&amp;-White-Thesis-Defense-by-Slidesgo-outline7" style:family="presentation" style:parent-style-name="Master1-Elegant-Black-_26_-White-Thesis-Defense-by-Slidesgo-outline6">
      <style:paragraph-properties fo:margin-top="0.1cm" fo:margin-bottom="0cm"/>
      <style:text-properties fo:font-size="20pt" style:font-size-asian="20pt" style:font-size-complex="20pt"/>
    </style:style>
    <style:style style:name="Master1-Elegant-Black-_26_-White-Thesis-Defense-by-Slidesgo-outline8" style:display-name="Master1-Elegant-Black-&amp;-White-Thesis-Defense-by-Slidesgo-outline8" style:family="presentation" style:parent-style-name="Master1-Elegant-Black-_26_-White-Thesis-Defense-by-Slidesgo-outline7">
      <style:paragraph-properties fo:margin-top="0.1cm" fo:margin-bottom="0cm"/>
      <style:text-properties fo:font-size="20pt" style:font-size-asian="20pt" style:font-size-complex="20pt"/>
    </style:style>
    <style:style style:name="Master1-Elegant-Black-_26_-White-Thesis-Defense-by-Slidesgo-outline9" style:display-name="Master1-Elegant-Black-&amp;-White-Thesis-Defense-by-Slidesgo-outline9" style:family="presentation" style:parent-style-name="Master1-Elegant-Black-_26_-White-Thesis-Defense-by-Slidesgo-outline8">
      <style:paragraph-properties fo:margin-top="0.1cm" fo:margin-bottom="0cm"/>
      <style:text-properties fo:font-size="20pt" style:font-size-asian="20pt" style:font-size-complex="20pt"/>
    </style:style>
    <style:style style:name="Master1-Elegant-Black-_26_-White-Thesis-Defense-by-Slidesgo-subtitle" style:display-name="Master1-Elegant-Black-&amp;-White-Thesis-Defense-by-Slidesgo-subtitle" style:family="presentation">
      <style:graphic-properties draw:stroke="none" draw:fill="none" draw:textarea-vertical-align="middle">
        <text:list-style style:name="Master1-Elegant-Black-_26_-White-Thesis-Defense-by-Slidesgo-subtitle" style:display-name="Master1-Elegant-Black-&amp;-White-Thesis-Defense-by-Slides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legant-Black-_26_-White-Thesis-Defense-by-Slidesgo-title" style:display-name="Master1-Elegant-Black-&amp;-White-Thesis-Defense-by-Slidesgo-title" style:family="presentation">
      <style:graphic-properties draw:stroke="none" draw:fill="none" draw:textarea-vertical-align="middle">
        <text:list-style style:name="Master1-Elegant-Black-_26_-White-Thesis-Defense-by-Slidesgo-title" style:display-name="Master1-Elegant-Black-&amp;-White-Thesis-Defense-by-Slides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background" style:family="presentation">
      <style:graphic-properties draw:stroke="none" draw:fill="solid" draw:fill-color="#ffffff"/>
      <style:text-properties style:letter-kerning="true"/>
    </style:style>
    <style:style style:name="Master1-Layout1-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outline1" style:family="presentation">
      <style:graphic-properties draw:stroke="none" draw:fill="none" draw:auto-grow-height="false" draw:fit-to-size="shrink-to-fit">
        <text:list-style style:name="Master1-Layout1-titl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outline2" style:family="presentation" style:parent-style-name="Master1-Layout1-title-TITLE-outline1">
      <style:paragraph-properties fo:margin-top="0.4cm" fo:margin-bottom="0cm"/>
      <style:text-properties fo:font-size="28pt" style:font-size-asian="28pt" style:font-size-complex="28pt"/>
    </style:style>
    <style:style style:name="Master1-Layout1-title-TITLE-outline3" style:family="presentation" style:parent-style-name="Master1-Layout1-title-TITLE-outline2">
      <style:paragraph-properties fo:margin-top="0.3cm" fo:margin-bottom="0cm"/>
      <style:text-properties fo:font-size="24pt" style:font-size-asian="24pt" style:font-size-complex="24pt"/>
    </style:style>
    <style:style style:name="Master1-Layout1-title-TITLE-outline4" style:family="presentation" style:parent-style-name="Master1-Layout1-title-TITLE-outline3">
      <style:paragraph-properties fo:margin-top="0.2cm" fo:margin-bottom="0cm"/>
      <style:text-properties fo:font-size="20pt" style:font-size-asian="20pt" style:font-size-complex="20pt"/>
    </style:style>
    <style:style style:name="Master1-Layout1-title-TITLE-outline5" style:family="presentation" style:parent-style-name="Master1-Layout1-title-TITLE-outline4">
      <style:paragraph-properties fo:margin-top="0.1cm" fo:margin-bottom="0cm"/>
      <style:text-properties fo:font-size="20pt" style:font-size-asian="20pt" style:font-size-complex="20pt"/>
    </style:style>
    <style:style style:name="Master1-Layout1-title-TITLE-outline6" style:family="presentation" style:parent-style-name="Master1-Layout1-title-TITLE-outline5">
      <style:paragraph-properties fo:margin-top="0.1cm" fo:margin-bottom="0cm"/>
      <style:text-properties fo:font-size="20pt" style:font-size-asian="20pt" style:font-size-complex="20pt"/>
    </style:style>
    <style:style style:name="Master1-Layout1-title-TITLE-outline7" style:family="presentation" style:parent-style-name="Master1-Layout1-title-TITLE-outline6">
      <style:paragraph-properties fo:margin-top="0.1cm" fo:margin-bottom="0cm"/>
      <style:text-properties fo:font-size="20pt" style:font-size-asian="20pt" style:font-size-complex="20pt"/>
    </style:style>
    <style:style style:name="Master1-Layout1-title-TITLE-outline8" style:family="presentation" style:parent-style-name="Master1-Layout1-title-TITLE-outline7">
      <style:paragraph-properties fo:margin-top="0.1cm" fo:margin-bottom="0cm"/>
      <style:text-properties fo:font-size="20pt" style:font-size-asian="20pt" style:font-size-complex="20pt"/>
    </style:style>
    <style:style style:name="Master1-Layout1-title-TITLE-outline9" style:family="presentation" style:parent-style-name="Master1-Layout1-title-TITLE-outline8">
      <style:paragraph-properties fo:margin-top="0.1cm" fo:margin-bottom="0cm"/>
      <style:text-properties fo:font-size="20pt" style:font-size-asian="20pt" style:font-size-complex="20pt"/>
    </style:style>
    <style:style style:name="Master1-Layout1-title-TITLE-subtitle" style:family="presentation">
      <style:graphic-properties draw:stroke="none" draw:fill="none" draw:textarea-vertical-align="middle">
        <text:list-style style:name="Master1-Layout1-titl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title" style:family="presentation">
      <style:graphic-properties draw:stroke="none" draw:fill="none" draw:textarea-vertical-align="middle">
        <text:list-style style:name="Master1-Layout1-titl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secHead-SECTION_5f_HEADER-background" style:display-name="Master1-Layout2-secHead-SECTION_HEADER-background" style:family="presentation">
      <style:graphic-properties draw:stroke="none" draw:fill="solid" draw:fill-color="#ffffff"/>
      <style:text-properties style:letter-kerning="true"/>
    </style:style>
    <style:style style:name="Master1-Layout2-secHead-SECTION_5f_HEADER-backgroundobjects" style:display-name="Master1-Layout2-secHead-SECTION_HEADER-backgroundobjects" style:family="presentation">
      <style:graphic-properties draw:textarea-horizontal-align="justify" draw:shadow="hidden" draw:shadow-offset-x="0.2cm" draw:shadow-offset-y="0.2cm" draw:shadow-color="#808080"/>
      <style:text-properties style:letter-kerning="true"/>
    </style:style>
    <style:style style:name="Master1-Layout2-secHead-SECTION_5f_HEADER-notes" style:display-name="Master1-Layout2-secHead-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secHead-SECTION_5f_HEADER-outline1" style:display-name="Master1-Layout2-secHead-SECTION_HEADER-outline1" style:family="presentation">
      <style:graphic-properties draw:stroke="none" draw:fill="none" draw:auto-grow-height="false" draw:fit-to-size="shrink-to-fit">
        <text:list-style style:name="Master1-Layout2-secHead-SECTION_5f_HEADER-outline1" style:display-name="Master1-Layout2-secHead-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secHead-SECTION_5f_HEADER-outline2" style:display-name="Master1-Layout2-secHead-SECTION_HEADER-outline2" style:family="presentation" style:parent-style-name="Master1-Layout2-secHead-SECTION_5f_HEADER-outline1">
      <style:paragraph-properties fo:margin-top="0.4cm" fo:margin-bottom="0cm"/>
      <style:text-properties fo:font-size="28pt" style:font-size-asian="28pt" style:font-size-complex="28pt"/>
    </style:style>
    <style:style style:name="Master1-Layout2-secHead-SECTION_5f_HEADER-outline3" style:display-name="Master1-Layout2-secHead-SECTION_HEADER-outline3" style:family="presentation" style:parent-style-name="Master1-Layout2-secHead-SECTION_5f_HEADER-outline2">
      <style:paragraph-properties fo:margin-top="0.3cm" fo:margin-bottom="0cm"/>
      <style:text-properties fo:font-size="24pt" style:font-size-asian="24pt" style:font-size-complex="24pt"/>
    </style:style>
    <style:style style:name="Master1-Layout2-secHead-SECTION_5f_HEADER-outline4" style:display-name="Master1-Layout2-secHead-SECTION_HEADER-outline4" style:family="presentation" style:parent-style-name="Master1-Layout2-secHead-SECTION_5f_HEADER-outline3">
      <style:paragraph-properties fo:margin-top="0.2cm" fo:margin-bottom="0cm"/>
      <style:text-properties fo:font-size="20pt" style:font-size-asian="20pt" style:font-size-complex="20pt"/>
    </style:style>
    <style:style style:name="Master1-Layout2-secHead-SECTION_5f_HEADER-outline5" style:display-name="Master1-Layout2-secHead-SECTION_HEADER-outline5" style:family="presentation" style:parent-style-name="Master1-Layout2-secHead-SECTION_5f_HEADER-outline4">
      <style:paragraph-properties fo:margin-top="0.1cm" fo:margin-bottom="0cm"/>
      <style:text-properties fo:font-size="20pt" style:font-size-asian="20pt" style:font-size-complex="20pt"/>
    </style:style>
    <style:style style:name="Master1-Layout2-secHead-SECTION_5f_HEADER-outline6" style:display-name="Master1-Layout2-secHead-SECTION_HEADER-outline6" style:family="presentation" style:parent-style-name="Master1-Layout2-secHead-SECTION_5f_HEADER-outline5">
      <style:paragraph-properties fo:margin-top="0.1cm" fo:margin-bottom="0cm"/>
      <style:text-properties fo:font-size="20pt" style:font-size-asian="20pt" style:font-size-complex="20pt"/>
    </style:style>
    <style:style style:name="Master1-Layout2-secHead-SECTION_5f_HEADER-outline7" style:display-name="Master1-Layout2-secHead-SECTION_HEADER-outline7" style:family="presentation" style:parent-style-name="Master1-Layout2-secHead-SECTION_5f_HEADER-outline6">
      <style:paragraph-properties fo:margin-top="0.1cm" fo:margin-bottom="0cm"/>
      <style:text-properties fo:font-size="20pt" style:font-size-asian="20pt" style:font-size-complex="20pt"/>
    </style:style>
    <style:style style:name="Master1-Layout2-secHead-SECTION_5f_HEADER-outline8" style:display-name="Master1-Layout2-secHead-SECTION_HEADER-outline8" style:family="presentation" style:parent-style-name="Master1-Layout2-secHead-SECTION_5f_HEADER-outline7">
      <style:paragraph-properties fo:margin-top="0.1cm" fo:margin-bottom="0cm"/>
      <style:text-properties fo:font-size="20pt" style:font-size-asian="20pt" style:font-size-complex="20pt"/>
    </style:style>
    <style:style style:name="Master1-Layout2-secHead-SECTION_5f_HEADER-outline9" style:display-name="Master1-Layout2-secHead-SECTION_HEADER-outline9" style:family="presentation" style:parent-style-name="Master1-Layout2-secHead-SECTION_5f_HEADER-outline8">
      <style:paragraph-properties fo:margin-top="0.1cm" fo:margin-bottom="0cm"/>
      <style:text-properties fo:font-size="20pt" style:font-size-asian="20pt" style:font-size-complex="20pt"/>
    </style:style>
    <style:style style:name="Master1-Layout2-secHead-SECTION_5f_HEADER-subtitle" style:display-name="Master1-Layout2-secHead-SECTION_HEADER-subtitle" style:family="presentation">
      <style:graphic-properties draw:stroke="none" draw:fill="none" draw:textarea-vertical-align="middle">
        <text:list-style style:name="Master1-Layout2-secHead-SECTION_5f_HEADER-subtitle" style:display-name="Master1-Layout2-secHead-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secHead-SECTION_5f_HEADER-title" style:display-name="Master1-Layout2-secHead-SECTION_HEADER-title" style:family="presentation">
      <style:graphic-properties draw:stroke="none" draw:fill="none" draw:textarea-vertical-align="middle">
        <text:list-style style:name="Master1-Layout2-secHead-SECTION_5f_HEADER-title" style:display-name="Master1-Layout2-secHead-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tx-TITLE_5f_AND_5f_BODY-background" style:display-name="Master1-Layout3-tx-TITLE_AND_BODY-background" style:family="presentation">
      <style:graphic-properties draw:stroke="none" draw:fill="solid" draw:fill-color="#ffffff"/>
      <style:text-properties style:letter-kerning="true"/>
    </style:style>
    <style:style style:name="Master1-Layout3-tx-TITLE_5f_AND_5f_BODY-backgroundobjects" style:display-name="Master1-Layout3-tx-TITLE_AND_BODY-backgroundobjects" style:family="presentation">
      <style:graphic-properties draw:textarea-horizontal-align="justify" draw:shadow="hidden" draw:shadow-offset-x="0.2cm" draw:shadow-offset-y="0.2cm" draw:shadow-color="#808080"/>
      <style:text-properties style:letter-kerning="true"/>
    </style:style>
    <style:style style:name="Master1-Layout3-tx-TITLE_5f_AND_5f_BODY-notes" style:display-name="Master1-Layout3-tx-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tx-TITLE_5f_AND_5f_BODY-outline1" style:display-name="Master1-Layout3-tx-TITLE_AND_BODY-outline1" style:family="presentation">
      <style:graphic-properties draw:stroke="none" draw:fill="none" draw:auto-grow-height="false" draw:fit-to-size="shrink-to-fit">
        <text:list-style style:name="Master1-Layout3-tx-TITLE_5f_AND_5f_BODY-outline1" style:display-name="Master1-Layout3-tx-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tx-TITLE_5f_AND_5f_BODY-outline2" style:display-name="Master1-Layout3-tx-TITLE_AND_BODY-outline2" style:family="presentation" style:parent-style-name="Master1-Layout3-tx-TITLE_5f_AND_5f_BODY-outline1">
      <style:paragraph-properties fo:margin-top="0.4cm" fo:margin-bottom="0cm"/>
      <style:text-properties fo:font-size="28pt" style:font-size-asian="28pt" style:font-size-complex="28pt"/>
    </style:style>
    <style:style style:name="Master1-Layout3-tx-TITLE_5f_AND_5f_BODY-outline3" style:display-name="Master1-Layout3-tx-TITLE_AND_BODY-outline3" style:family="presentation" style:parent-style-name="Master1-Layout3-tx-TITLE_5f_AND_5f_BODY-outline2">
      <style:paragraph-properties fo:margin-top="0.3cm" fo:margin-bottom="0cm"/>
      <style:text-properties fo:font-size="24pt" style:font-size-asian="24pt" style:font-size-complex="24pt"/>
    </style:style>
    <style:style style:name="Master1-Layout3-tx-TITLE_5f_AND_5f_BODY-outline4" style:display-name="Master1-Layout3-tx-TITLE_AND_BODY-outline4" style:family="presentation" style:parent-style-name="Master1-Layout3-tx-TITLE_5f_AND_5f_BODY-outline3">
      <style:paragraph-properties fo:margin-top="0.2cm" fo:margin-bottom="0cm"/>
      <style:text-properties fo:font-size="20pt" style:font-size-asian="20pt" style:font-size-complex="20pt"/>
    </style:style>
    <style:style style:name="Master1-Layout3-tx-TITLE_5f_AND_5f_BODY-outline5" style:display-name="Master1-Layout3-tx-TITLE_AND_BODY-outline5" style:family="presentation" style:parent-style-name="Master1-Layout3-tx-TITLE_5f_AND_5f_BODY-outline4">
      <style:paragraph-properties fo:margin-top="0.1cm" fo:margin-bottom="0cm"/>
      <style:text-properties fo:font-size="20pt" style:font-size-asian="20pt" style:font-size-complex="20pt"/>
    </style:style>
    <style:style style:name="Master1-Layout3-tx-TITLE_5f_AND_5f_BODY-outline6" style:display-name="Master1-Layout3-tx-TITLE_AND_BODY-outline6" style:family="presentation" style:parent-style-name="Master1-Layout3-tx-TITLE_5f_AND_5f_BODY-outline5">
      <style:paragraph-properties fo:margin-top="0.1cm" fo:margin-bottom="0cm"/>
      <style:text-properties fo:font-size="20pt" style:font-size-asian="20pt" style:font-size-complex="20pt"/>
    </style:style>
    <style:style style:name="Master1-Layout3-tx-TITLE_5f_AND_5f_BODY-outline7" style:display-name="Master1-Layout3-tx-TITLE_AND_BODY-outline7" style:family="presentation" style:parent-style-name="Master1-Layout3-tx-TITLE_5f_AND_5f_BODY-outline6">
      <style:paragraph-properties fo:margin-top="0.1cm" fo:margin-bottom="0cm"/>
      <style:text-properties fo:font-size="20pt" style:font-size-asian="20pt" style:font-size-complex="20pt"/>
    </style:style>
    <style:style style:name="Master1-Layout3-tx-TITLE_5f_AND_5f_BODY-outline8" style:display-name="Master1-Layout3-tx-TITLE_AND_BODY-outline8" style:family="presentation" style:parent-style-name="Master1-Layout3-tx-TITLE_5f_AND_5f_BODY-outline7">
      <style:paragraph-properties fo:margin-top="0.1cm" fo:margin-bottom="0cm"/>
      <style:text-properties fo:font-size="20pt" style:font-size-asian="20pt" style:font-size-complex="20pt"/>
    </style:style>
    <style:style style:name="Master1-Layout3-tx-TITLE_5f_AND_5f_BODY-outline9" style:display-name="Master1-Layout3-tx-TITLE_AND_BODY-outline9" style:family="presentation" style:parent-style-name="Master1-Layout3-tx-TITLE_5f_AND_5f_BODY-outline8">
      <style:paragraph-properties fo:margin-top="0.1cm" fo:margin-bottom="0cm"/>
      <style:text-properties fo:font-size="20pt" style:font-size-asian="20pt" style:font-size-complex="20pt"/>
    </style:style>
    <style:style style:name="Master1-Layout3-tx-TITLE_5f_AND_5f_BODY-subtitle" style:display-name="Master1-Layout3-tx-TITLE_AND_BODY-subtitle" style:family="presentation">
      <style:graphic-properties draw:stroke="none" draw:fill="none" draw:textarea-vertical-align="middle">
        <text:list-style style:name="Master1-Layout3-tx-TITLE_5f_AND_5f_BODY-subtitle" style:display-name="Master1-Layout3-tx-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tx-TITLE_5f_AND_5f_BODY-title" style:display-name="Master1-Layout3-tx-TITLE_AND_BODY-title" style:family="presentation">
      <style:graphic-properties draw:stroke="none" draw:fill="none" draw:textarea-vertical-align="middle">
        <text:list-style style:name="Master1-Layout3-tx-TITLE_5f_AND_5f_BODY-title" style:display-name="Master1-Layout3-tx-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SECTION_5f_TITLE_5f_AND_5f_DESCRIPTION-background" style:display-name="Master1-Layout4-cust-SECTION_TITLE_AND_DESCRIPTION-background" style:family="presentation">
      <style:graphic-properties draw:stroke="none" draw:fill="solid" draw:fill-color="#ffffff"/>
      <style:text-properties style:letter-kerning="true"/>
    </style:style>
    <style:style style:name="Master1-Layout4-cust-SECTION_5f_TITLE_5f_AND_5f_DESCRIPTION-backgroundobjects" style:display-name="Master1-Layout4-cust-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Master1-Layout4-cust-SECTION_5f_TITLE_5f_AND_5f_DESCRIPTION-notes" style:display-name="Master1-Layout4-cust-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SECTION_5f_TITLE_5f_AND_5f_DESCRIPTION-outline1" style:display-name="Master1-Layout4-cust-SECTION_TITLE_AND_DESCRIPTION-outline1" style:family="presentation">
      <style:graphic-properties draw:stroke="none" draw:fill="none" draw:auto-grow-height="false" draw:fit-to-size="shrink-to-fit">
        <text:list-style style:name="Master1-Layout4-cust-SECTION_5f_TITLE_5f_AND_5f_DESCRIPTION-outline1" style:display-name="Master1-Layout4-cust-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SECTION_5f_TITLE_5f_AND_5f_DESCRIPTION-outline2" style:display-name="Master1-Layout4-cust-SECTION_TITLE_AND_DESCRIPTION-outline2" style:family="presentation" style:parent-style-name="Master1-Layout4-cust-SECTION_5f_TITLE_5f_AND_5f_DESCRIPTION-outline1">
      <style:paragraph-properties fo:margin-top="0.4cm" fo:margin-bottom="0cm"/>
      <style:text-properties fo:font-size="28pt" style:font-size-asian="28pt" style:font-size-complex="28pt"/>
    </style:style>
    <style:style style:name="Master1-Layout4-cust-SECTION_5f_TITLE_5f_AND_5f_DESCRIPTION-outline3" style:display-name="Master1-Layout4-cust-SECTION_TITLE_AND_DESCRIPTION-outline3" style:family="presentation" style:parent-style-name="Master1-Layout4-cust-SECTION_5f_TITLE_5f_AND_5f_DESCRIPTION-outline2">
      <style:paragraph-properties fo:margin-top="0.3cm" fo:margin-bottom="0cm"/>
      <style:text-properties fo:font-size="24pt" style:font-size-asian="24pt" style:font-size-complex="24pt"/>
    </style:style>
    <style:style style:name="Master1-Layout4-cust-SECTION_5f_TITLE_5f_AND_5f_DESCRIPTION-outline4" style:display-name="Master1-Layout4-cust-SECTION_TITLE_AND_DESCRIPTION-outline4" style:family="presentation" style:parent-style-name="Master1-Layout4-cust-SECTION_5f_TITLE_5f_AND_5f_DESCRIPTION-outline3">
      <style:paragraph-properties fo:margin-top="0.2cm" fo:margin-bottom="0cm"/>
      <style:text-properties fo:font-size="20pt" style:font-size-asian="20pt" style:font-size-complex="20pt"/>
    </style:style>
    <style:style style:name="Master1-Layout4-cust-SECTION_5f_TITLE_5f_AND_5f_DESCRIPTION-outline5" style:display-name="Master1-Layout4-cust-SECTION_TITLE_AND_DESCRIPTION-outline5" style:family="presentation" style:parent-style-name="Master1-Layout4-cust-SECTION_5f_TITLE_5f_AND_5f_DESCRIPTION-outline4">
      <style:paragraph-properties fo:margin-top="0.1cm" fo:margin-bottom="0cm"/>
      <style:text-properties fo:font-size="20pt" style:font-size-asian="20pt" style:font-size-complex="20pt"/>
    </style:style>
    <style:style style:name="Master1-Layout4-cust-SECTION_5f_TITLE_5f_AND_5f_DESCRIPTION-outline6" style:display-name="Master1-Layout4-cust-SECTION_TITLE_AND_DESCRIPTION-outline6" style:family="presentation" style:parent-style-name="Master1-Layout4-cust-SECTION_5f_TITLE_5f_AND_5f_DESCRIPTION-outline5">
      <style:paragraph-properties fo:margin-top="0.1cm" fo:margin-bottom="0cm"/>
      <style:text-properties fo:font-size="20pt" style:font-size-asian="20pt" style:font-size-complex="20pt"/>
    </style:style>
    <style:style style:name="Master1-Layout4-cust-SECTION_5f_TITLE_5f_AND_5f_DESCRIPTION-outline7" style:display-name="Master1-Layout4-cust-SECTION_TITLE_AND_DESCRIPTION-outline7" style:family="presentation" style:parent-style-name="Master1-Layout4-cust-SECTION_5f_TITLE_5f_AND_5f_DESCRIPTION-outline6">
      <style:paragraph-properties fo:margin-top="0.1cm" fo:margin-bottom="0cm"/>
      <style:text-properties fo:font-size="20pt" style:font-size-asian="20pt" style:font-size-complex="20pt"/>
    </style:style>
    <style:style style:name="Master1-Layout4-cust-SECTION_5f_TITLE_5f_AND_5f_DESCRIPTION-outline8" style:display-name="Master1-Layout4-cust-SECTION_TITLE_AND_DESCRIPTION-outline8" style:family="presentation" style:parent-style-name="Master1-Layout4-cust-SECTION_5f_TITLE_5f_AND_5f_DESCRIPTION-outline7">
      <style:paragraph-properties fo:margin-top="0.1cm" fo:margin-bottom="0cm"/>
      <style:text-properties fo:font-size="20pt" style:font-size-asian="20pt" style:font-size-complex="20pt"/>
    </style:style>
    <style:style style:name="Master1-Layout4-cust-SECTION_5f_TITLE_5f_AND_5f_DESCRIPTION-outline9" style:display-name="Master1-Layout4-cust-SECTION_TITLE_AND_DESCRIPTION-outline9" style:family="presentation" style:parent-style-name="Master1-Layout4-cust-SECTION_5f_TITLE_5f_AND_5f_DESCRIPTION-outline8">
      <style:paragraph-properties fo:margin-top="0.1cm" fo:margin-bottom="0cm"/>
      <style:text-properties fo:font-size="20pt" style:font-size-asian="20pt" style:font-size-complex="20pt"/>
    </style:style>
    <style:style style:name="Master1-Layout4-cust-SECTION_5f_TITLE_5f_AND_5f_DESCRIPTION-subtitle" style:display-name="Master1-Layout4-cust-SECTION_TITLE_AND_DESCRIPTION-subtitle" style:family="presentation">
      <style:graphic-properties draw:stroke="none" draw:fill="none" draw:textarea-vertical-align="middle">
        <text:list-style style:name="Master1-Layout4-cust-SECTION_5f_TITLE_5f_AND_5f_DESCRIPTION-subtitle" style:display-name="Master1-Layout4-cust-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SECTION_5f_TITLE_5f_AND_5f_DESCRIPTION-title" style:display-name="Master1-Layout4-cust-SECTION_TITLE_AND_DESCRIPTION-title" style:family="presentation">
      <style:graphic-properties draw:stroke="none" draw:fill="none" draw:textarea-vertical-align="middle">
        <text:list-style style:name="Master1-Layout4-cust-SECTION_5f_TITLE_5f_AND_5f_DESCRIPTION-title" style:display-name="Master1-Layout4-cust-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top="0.4cm" fo:margin-bottom="0cm"/>
      <style:text-properties fo:font-size="28pt" style:font-size-asian="28pt" style:font-size-complex="28pt"/>
    </style:style>
    <style:style style:name="Master1-Layout5-blank-BLANK-outline3" style:family="presentation" style:parent-style-name="Master1-Layout5-blank-BLANK-outline2">
      <style:paragraph-properties fo:margin-top="0.3cm" fo:margin-bottom="0cm"/>
      <style:text-properties fo:font-size="24pt" style:font-size-asian="24pt" style:font-size-complex="24pt"/>
    </style:style>
    <style:style style:name="Master1-Layout5-blank-BLANK-outline4" style:family="presentation" style:parent-style-name="Master1-Layout5-blank-BLANK-outline3">
      <style:paragraph-properties fo:margin-top="0.2cm" fo:margin-bottom="0cm"/>
      <style:text-properties fo:font-size="20pt" style:font-size-asian="20pt" style:font-size-complex="20pt"/>
    </style:style>
    <style:style style:name="Master1-Layout5-blank-BLANK-outline5" style:family="presentation" style:parent-style-name="Master1-Layout5-blank-BLANK-outline4">
      <style:paragraph-properties fo:margin-top="0.1cm" fo:margin-bottom="0cm"/>
      <style:text-properties fo:font-size="20pt" style:font-size-asian="20pt" style:font-size-complex="20pt"/>
    </style:style>
    <style:style style:name="Master1-Layout5-blank-BLANK-outline6" style:family="presentation" style:parent-style-name="Master1-Layout5-blank-BLANK-outline5">
      <style:paragraph-properties fo:margin-top="0.1cm" fo:margin-bottom="0cm"/>
      <style:text-properties fo:font-size="20pt" style:font-size-asian="20pt" style:font-size-complex="20pt"/>
    </style:style>
    <style:style style:name="Master1-Layout5-blank-BLANK-outline7" style:family="presentation" style:parent-style-name="Master1-Layout5-blank-BLANK-outline6">
      <style:paragraph-properties fo:margin-top="0.1cm" fo:margin-bottom="0cm"/>
      <style:text-properties fo:font-size="20pt" style:font-size-asian="20pt" style:font-size-complex="20pt"/>
    </style:style>
    <style:style style:name="Master1-Layout5-blank-BLANK-outline8" style:family="presentation" style:parent-style-name="Master1-Layout5-blank-BLANK-outline7">
      <style:paragraph-properties fo:margin-top="0.1cm" fo:margin-bottom="0cm"/>
      <style:text-properties fo:font-size="20pt" style:font-size-asian="20pt" style:font-size-complex="20pt"/>
    </style:style>
    <style:style style:name="Master1-Layout5-blank-BLANK-outline9" style:family="presentation" style:parent-style-name="Master1-Layout5-blank-BLANK-outline8">
      <style:paragraph-properties fo:margin-top="0.1cm" fo:margin-bottom="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BLANK_5f_1_5f_1-background" style:display-name="Master1-Layout6-cust-BLANK_1_1-background" style:family="presentation">
      <style:graphic-properties draw:stroke="none" draw:fill="solid" draw:fill-color="#ffffff"/>
      <style:text-properties style:letter-kerning="true"/>
    </style:style>
    <style:style style:name="Master1-Layout6-cust-BLANK_5f_1_5f_1-backgroundobjects" style:display-name="Master1-Layout6-cust-BLANK_1_1-backgroundobjects" style:family="presentation">
      <style:graphic-properties draw:textarea-horizontal-align="justify" draw:shadow="hidden" draw:shadow-offset-x="0.2cm" draw:shadow-offset-y="0.2cm" draw:shadow-color="#808080"/>
      <style:text-properties style:letter-kerning="true"/>
    </style:style>
    <style:style style:name="Master1-Layout6-cust-BLANK_5f_1_5f_1-notes" style:display-name="Master1-Layout6-cust-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BLANK_5f_1_5f_1-outline1" style:display-name="Master1-Layout6-cust-BLANK_1_1-outline1" style:family="presentation">
      <style:graphic-properties draw:stroke="none" draw:fill="none" draw:auto-grow-height="false" draw:fit-to-size="shrink-to-fit">
        <text:list-style style:name="Master1-Layout6-cust-BLANK_5f_1_5f_1-outline1" style:display-name="Master1-Layout6-cust-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BLANK_5f_1_5f_1-outline2" style:display-name="Master1-Layout6-cust-BLANK_1_1-outline2" style:family="presentation" style:parent-style-name="Master1-Layout6-cust-BLANK_5f_1_5f_1-outline1">
      <style:paragraph-properties fo:margin-top="0.4cm" fo:margin-bottom="0cm"/>
      <style:text-properties fo:font-size="28pt" style:font-size-asian="28pt" style:font-size-complex="28pt"/>
    </style:style>
    <style:style style:name="Master1-Layout6-cust-BLANK_5f_1_5f_1-outline3" style:display-name="Master1-Layout6-cust-BLANK_1_1-outline3" style:family="presentation" style:parent-style-name="Master1-Layout6-cust-BLANK_5f_1_5f_1-outline2">
      <style:paragraph-properties fo:margin-top="0.3cm" fo:margin-bottom="0cm"/>
      <style:text-properties fo:font-size="24pt" style:font-size-asian="24pt" style:font-size-complex="24pt"/>
    </style:style>
    <style:style style:name="Master1-Layout6-cust-BLANK_5f_1_5f_1-outline4" style:display-name="Master1-Layout6-cust-BLANK_1_1-outline4" style:family="presentation" style:parent-style-name="Master1-Layout6-cust-BLANK_5f_1_5f_1-outline3">
      <style:paragraph-properties fo:margin-top="0.2cm" fo:margin-bottom="0cm"/>
      <style:text-properties fo:font-size="20pt" style:font-size-asian="20pt" style:font-size-complex="20pt"/>
    </style:style>
    <style:style style:name="Master1-Layout6-cust-BLANK_5f_1_5f_1-outline5" style:display-name="Master1-Layout6-cust-BLANK_1_1-outline5" style:family="presentation" style:parent-style-name="Master1-Layout6-cust-BLANK_5f_1_5f_1-outline4">
      <style:paragraph-properties fo:margin-top="0.1cm" fo:margin-bottom="0cm"/>
      <style:text-properties fo:font-size="20pt" style:font-size-asian="20pt" style:font-size-complex="20pt"/>
    </style:style>
    <style:style style:name="Master1-Layout6-cust-BLANK_5f_1_5f_1-outline6" style:display-name="Master1-Layout6-cust-BLANK_1_1-outline6" style:family="presentation" style:parent-style-name="Master1-Layout6-cust-BLANK_5f_1_5f_1-outline5">
      <style:paragraph-properties fo:margin-top="0.1cm" fo:margin-bottom="0cm"/>
      <style:text-properties fo:font-size="20pt" style:font-size-asian="20pt" style:font-size-complex="20pt"/>
    </style:style>
    <style:style style:name="Master1-Layout6-cust-BLANK_5f_1_5f_1-outline7" style:display-name="Master1-Layout6-cust-BLANK_1_1-outline7" style:family="presentation" style:parent-style-name="Master1-Layout6-cust-BLANK_5f_1_5f_1-outline6">
      <style:paragraph-properties fo:margin-top="0.1cm" fo:margin-bottom="0cm"/>
      <style:text-properties fo:font-size="20pt" style:font-size-asian="20pt" style:font-size-complex="20pt"/>
    </style:style>
    <style:style style:name="Master1-Layout6-cust-BLANK_5f_1_5f_1-outline8" style:display-name="Master1-Layout6-cust-BLANK_1_1-outline8" style:family="presentation" style:parent-style-name="Master1-Layout6-cust-BLANK_5f_1_5f_1-outline7">
      <style:paragraph-properties fo:margin-top="0.1cm" fo:margin-bottom="0cm"/>
      <style:text-properties fo:font-size="20pt" style:font-size-asian="20pt" style:font-size-complex="20pt"/>
    </style:style>
    <style:style style:name="Master1-Layout6-cust-BLANK_5f_1_5f_1-outline9" style:display-name="Master1-Layout6-cust-BLANK_1_1-outline9" style:family="presentation" style:parent-style-name="Master1-Layout6-cust-BLANK_5f_1_5f_1-outline8">
      <style:paragraph-properties fo:margin-top="0.1cm" fo:margin-bottom="0cm"/>
      <style:text-properties fo:font-size="20pt" style:font-size-asian="20pt" style:font-size-complex="20pt"/>
    </style:style>
    <style:style style:name="Master1-Layout6-cust-BLANK_5f_1_5f_1-subtitle" style:display-name="Master1-Layout6-cust-BLANK_1_1-subtitle" style:family="presentation">
      <style:graphic-properties draw:stroke="none" draw:fill="none" draw:textarea-vertical-align="middle">
        <text:list-style style:name="Master1-Layout6-cust-BLANK_5f_1_5f_1-subtitle" style:display-name="Master1-Layout6-cust-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BLANK_5f_1_5f_1-title" style:display-name="Master1-Layout6-cust-BLANK_1_1-title" style:family="presentation">
      <style:graphic-properties draw:stroke="none" draw:fill="none" draw:textarea-vertical-align="middle">
        <text:list-style style:name="Master1-Layout6-cust-BLANK_5f_1_5f_1-title" style:display-name="Master1-Layout6-cust-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CUSTOM_5f_10_5f_1-background" style:display-name="Master1-Layout7-cust-CUSTOM_10_1-background" style:family="presentation">
      <style:graphic-properties draw:stroke="none" draw:fill="solid" draw:fill-color="#ffffff"/>
      <style:text-properties style:letter-kerning="true"/>
    </style:style>
    <style:style style:name="Master1-Layout7-cust-CUSTOM_5f_10_5f_1-backgroundobjects" style:display-name="Master1-Layout7-cust-CUSTOM_10_1-backgroundobjects" style:family="presentation">
      <style:graphic-properties draw:textarea-horizontal-align="justify" draw:shadow="hidden" draw:shadow-offset-x="0.2cm" draw:shadow-offset-y="0.2cm" draw:shadow-color="#808080"/>
      <style:text-properties style:letter-kerning="true"/>
    </style:style>
    <style:style style:name="Master1-Layout7-cust-CUSTOM_5f_10_5f_1-notes" style:display-name="Master1-Layout7-cust-CUSTOM_10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CUSTOM_5f_10_5f_1-outline1" style:display-name="Master1-Layout7-cust-CUSTOM_10_1-outline1" style:family="presentation">
      <style:graphic-properties draw:stroke="none" draw:fill="none" draw:auto-grow-height="false" draw:fit-to-size="shrink-to-fit">
        <text:list-style style:name="Master1-Layout7-cust-CUSTOM_5f_10_5f_1-outline1" style:display-name="Master1-Layout7-cust-CUSTOM_1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CUSTOM_5f_10_5f_1-outline2" style:display-name="Master1-Layout7-cust-CUSTOM_10_1-outline2" style:family="presentation" style:parent-style-name="Master1-Layout7-cust-CUSTOM_5f_10_5f_1-outline1">
      <style:paragraph-properties fo:margin-top="0.4cm" fo:margin-bottom="0cm"/>
      <style:text-properties fo:font-size="28pt" style:font-size-asian="28pt" style:font-size-complex="28pt"/>
    </style:style>
    <style:style style:name="Master1-Layout7-cust-CUSTOM_5f_10_5f_1-outline3" style:display-name="Master1-Layout7-cust-CUSTOM_10_1-outline3" style:family="presentation" style:parent-style-name="Master1-Layout7-cust-CUSTOM_5f_10_5f_1-outline2">
      <style:paragraph-properties fo:margin-top="0.3cm" fo:margin-bottom="0cm"/>
      <style:text-properties fo:font-size="24pt" style:font-size-asian="24pt" style:font-size-complex="24pt"/>
    </style:style>
    <style:style style:name="Master1-Layout7-cust-CUSTOM_5f_10_5f_1-outline4" style:display-name="Master1-Layout7-cust-CUSTOM_10_1-outline4" style:family="presentation" style:parent-style-name="Master1-Layout7-cust-CUSTOM_5f_10_5f_1-outline3">
      <style:paragraph-properties fo:margin-top="0.2cm" fo:margin-bottom="0cm"/>
      <style:text-properties fo:font-size="20pt" style:font-size-asian="20pt" style:font-size-complex="20pt"/>
    </style:style>
    <style:style style:name="Master1-Layout7-cust-CUSTOM_5f_10_5f_1-outline5" style:display-name="Master1-Layout7-cust-CUSTOM_10_1-outline5" style:family="presentation" style:parent-style-name="Master1-Layout7-cust-CUSTOM_5f_10_5f_1-outline4">
      <style:paragraph-properties fo:margin-top="0.1cm" fo:margin-bottom="0cm"/>
      <style:text-properties fo:font-size="20pt" style:font-size-asian="20pt" style:font-size-complex="20pt"/>
    </style:style>
    <style:style style:name="Master1-Layout7-cust-CUSTOM_5f_10_5f_1-outline6" style:display-name="Master1-Layout7-cust-CUSTOM_10_1-outline6" style:family="presentation" style:parent-style-name="Master1-Layout7-cust-CUSTOM_5f_10_5f_1-outline5">
      <style:paragraph-properties fo:margin-top="0.1cm" fo:margin-bottom="0cm"/>
      <style:text-properties fo:font-size="20pt" style:font-size-asian="20pt" style:font-size-complex="20pt"/>
    </style:style>
    <style:style style:name="Master1-Layout7-cust-CUSTOM_5f_10_5f_1-outline7" style:display-name="Master1-Layout7-cust-CUSTOM_10_1-outline7" style:family="presentation" style:parent-style-name="Master1-Layout7-cust-CUSTOM_5f_10_5f_1-outline6">
      <style:paragraph-properties fo:margin-top="0.1cm" fo:margin-bottom="0cm"/>
      <style:text-properties fo:font-size="20pt" style:font-size-asian="20pt" style:font-size-complex="20pt"/>
    </style:style>
    <style:style style:name="Master1-Layout7-cust-CUSTOM_5f_10_5f_1-outline8" style:display-name="Master1-Layout7-cust-CUSTOM_10_1-outline8" style:family="presentation" style:parent-style-name="Master1-Layout7-cust-CUSTOM_5f_10_5f_1-outline7">
      <style:paragraph-properties fo:margin-top="0.1cm" fo:margin-bottom="0cm"/>
      <style:text-properties fo:font-size="20pt" style:font-size-asian="20pt" style:font-size-complex="20pt"/>
    </style:style>
    <style:style style:name="Master1-Layout7-cust-CUSTOM_5f_10_5f_1-outline9" style:display-name="Master1-Layout7-cust-CUSTOM_10_1-outline9" style:family="presentation" style:parent-style-name="Master1-Layout7-cust-CUSTOM_5f_10_5f_1-outline8">
      <style:paragraph-properties fo:margin-top="0.1cm" fo:margin-bottom="0cm"/>
      <style:text-properties fo:font-size="20pt" style:font-size-asian="20pt" style:font-size-complex="20pt"/>
    </style:style>
    <style:style style:name="Master1-Layout7-cust-CUSTOM_5f_10_5f_1-subtitle" style:display-name="Master1-Layout7-cust-CUSTOM_10_1-subtitle" style:family="presentation">
      <style:graphic-properties draw:stroke="none" draw:fill="none" draw:textarea-vertical-align="middle">
        <text:list-style style:name="Master1-Layout7-cust-CUSTOM_5f_10_5f_1-subtitle" style:display-name="Master1-Layout7-cust-CUSTOM_10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CUSTOM_5f_10_5f_1-title" style:display-name="Master1-Layout7-cust-CUSTOM_10_1-title" style:family="presentation">
      <style:graphic-properties draw:stroke="none" draw:fill="none" draw:textarea-vertical-align="middle">
        <text:list-style style:name="Master1-Layout7-cust-CUSTOM_5f_10_5f_1-title" style:display-name="Master1-Layout7-cust-CUSTOM_10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CUSTOM_5f_6_5f_1-background" style:display-name="Master1-Layout8-cust-CUSTOM_6_1-background" style:family="presentation">
      <style:graphic-properties draw:stroke="none" draw:fill="solid" draw:fill-color="#ffffff"/>
      <style:text-properties style:letter-kerning="true"/>
    </style:style>
    <style:style style:name="Master1-Layout8-cust-CUSTOM_5f_6_5f_1-backgroundobjects" style:display-name="Master1-Layout8-cust-CUSTOM_6_1-backgroundobjects" style:family="presentation">
      <style:graphic-properties draw:textarea-horizontal-align="justify" draw:shadow="hidden" draw:shadow-offset-x="0.2cm" draw:shadow-offset-y="0.2cm" draw:shadow-color="#808080"/>
      <style:text-properties style:letter-kerning="true"/>
    </style:style>
    <style:style style:name="Master1-Layout8-cust-CUSTOM_5f_6_5f_1-notes" style:display-name="Master1-Layout8-cust-CUSTOM_6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CUSTOM_5f_6_5f_1-outline1" style:display-name="Master1-Layout8-cust-CUSTOM_6_1-outline1" style:family="presentation">
      <style:graphic-properties draw:stroke="none" draw:fill="none" draw:auto-grow-height="false" draw:fit-to-size="shrink-to-fit">
        <text:list-style style:name="Master1-Layout8-cust-CUSTOM_5f_6_5f_1-outline1" style:display-name="Master1-Layout8-cust-CUSTOM_6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CUSTOM_5f_6_5f_1-outline2" style:display-name="Master1-Layout8-cust-CUSTOM_6_1-outline2" style:family="presentation" style:parent-style-name="Master1-Layout8-cust-CUSTOM_5f_6_5f_1-outline1">
      <style:paragraph-properties fo:margin-top="0.4cm" fo:margin-bottom="0cm"/>
      <style:text-properties fo:font-size="28pt" style:font-size-asian="28pt" style:font-size-complex="28pt"/>
    </style:style>
    <style:style style:name="Master1-Layout8-cust-CUSTOM_5f_6_5f_1-outline3" style:display-name="Master1-Layout8-cust-CUSTOM_6_1-outline3" style:family="presentation" style:parent-style-name="Master1-Layout8-cust-CUSTOM_5f_6_5f_1-outline2">
      <style:paragraph-properties fo:margin-top="0.3cm" fo:margin-bottom="0cm"/>
      <style:text-properties fo:font-size="24pt" style:font-size-asian="24pt" style:font-size-complex="24pt"/>
    </style:style>
    <style:style style:name="Master1-Layout8-cust-CUSTOM_5f_6_5f_1-outline4" style:display-name="Master1-Layout8-cust-CUSTOM_6_1-outline4" style:family="presentation" style:parent-style-name="Master1-Layout8-cust-CUSTOM_5f_6_5f_1-outline3">
      <style:paragraph-properties fo:margin-top="0.2cm" fo:margin-bottom="0cm"/>
      <style:text-properties fo:font-size="20pt" style:font-size-asian="20pt" style:font-size-complex="20pt"/>
    </style:style>
    <style:style style:name="Master1-Layout8-cust-CUSTOM_5f_6_5f_1-outline5" style:display-name="Master1-Layout8-cust-CUSTOM_6_1-outline5" style:family="presentation" style:parent-style-name="Master1-Layout8-cust-CUSTOM_5f_6_5f_1-outline4">
      <style:paragraph-properties fo:margin-top="0.1cm" fo:margin-bottom="0cm"/>
      <style:text-properties fo:font-size="20pt" style:font-size-asian="20pt" style:font-size-complex="20pt"/>
    </style:style>
    <style:style style:name="Master1-Layout8-cust-CUSTOM_5f_6_5f_1-outline6" style:display-name="Master1-Layout8-cust-CUSTOM_6_1-outline6" style:family="presentation" style:parent-style-name="Master1-Layout8-cust-CUSTOM_5f_6_5f_1-outline5">
      <style:paragraph-properties fo:margin-top="0.1cm" fo:margin-bottom="0cm"/>
      <style:text-properties fo:font-size="20pt" style:font-size-asian="20pt" style:font-size-complex="20pt"/>
    </style:style>
    <style:style style:name="Master1-Layout8-cust-CUSTOM_5f_6_5f_1-outline7" style:display-name="Master1-Layout8-cust-CUSTOM_6_1-outline7" style:family="presentation" style:parent-style-name="Master1-Layout8-cust-CUSTOM_5f_6_5f_1-outline6">
      <style:paragraph-properties fo:margin-top="0.1cm" fo:margin-bottom="0cm"/>
      <style:text-properties fo:font-size="20pt" style:font-size-asian="20pt" style:font-size-complex="20pt"/>
    </style:style>
    <style:style style:name="Master1-Layout8-cust-CUSTOM_5f_6_5f_1-outline8" style:display-name="Master1-Layout8-cust-CUSTOM_6_1-outline8" style:family="presentation" style:parent-style-name="Master1-Layout8-cust-CUSTOM_5f_6_5f_1-outline7">
      <style:paragraph-properties fo:margin-top="0.1cm" fo:margin-bottom="0cm"/>
      <style:text-properties fo:font-size="20pt" style:font-size-asian="20pt" style:font-size-complex="20pt"/>
    </style:style>
    <style:style style:name="Master1-Layout8-cust-CUSTOM_5f_6_5f_1-outline9" style:display-name="Master1-Layout8-cust-CUSTOM_6_1-outline9" style:family="presentation" style:parent-style-name="Master1-Layout8-cust-CUSTOM_5f_6_5f_1-outline8">
      <style:paragraph-properties fo:margin-top="0.1cm" fo:margin-bottom="0cm"/>
      <style:text-properties fo:font-size="20pt" style:font-size-asian="20pt" style:font-size-complex="20pt"/>
    </style:style>
    <style:style style:name="Master1-Layout8-cust-CUSTOM_5f_6_5f_1-subtitle" style:display-name="Master1-Layout8-cust-CUSTOM_6_1-subtitle" style:family="presentation">
      <style:graphic-properties draw:stroke="none" draw:fill="none" draw:textarea-vertical-align="middle">
        <text:list-style style:name="Master1-Layout8-cust-CUSTOM_5f_6_5f_1-subtitle" style:display-name="Master1-Layout8-cust-CUSTOM_6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CUSTOM_5f_6_5f_1-title" style:display-name="Master1-Layout8-cust-CUSTOM_6_1-title" style:family="presentation">
      <style:graphic-properties draw:stroke="none" draw:fill="none" draw:textarea-vertical-align="middle">
        <text:list-style style:name="Master1-Layout8-cust-CUSTOM_5f_6_5f_1-title" style:display-name="Master1-Layout8-cust-CUSTOM_6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USTOM_5f_5-background" style:display-name="Master1-Layout9-cust-CUSTOM_5-background" style:family="presentation">
      <style:graphic-properties draw:stroke="none" draw:fill="solid" draw:fill-color="#ffffff"/>
      <style:text-properties style:letter-kerning="true"/>
    </style:style>
    <style:style style:name="Master1-Layout9-cust-CUSTOM_5f_5-backgroundobjects" style:display-name="Master1-Layout9-cust-CUSTOM_5-backgroundobjects" style:family="presentation">
      <style:graphic-properties draw:textarea-horizontal-align="justify" draw:shadow="hidden" draw:shadow-offset-x="0.2cm" draw:shadow-offset-y="0.2cm" draw:shadow-color="#808080"/>
      <style:text-properties style:letter-kerning="true"/>
    </style:style>
    <style:style style:name="Master1-Layout9-cust-CUSTOM_5f_5-notes" style:display-name="Master1-Layout9-cust-CUSTOM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USTOM_5f_5-outline1" style:display-name="Master1-Layout9-cust-CUSTOM_5-outline1" style:family="presentation">
      <style:graphic-properties draw:stroke="none" draw:fill="none" draw:auto-grow-height="false" draw:fit-to-size="shrink-to-fit">
        <text:list-style style:name="Master1-Layout9-cust-CUSTOM_5f_5-outline1" style:display-name="Master1-Layout9-cust-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_5f_5-outline2" style:display-name="Master1-Layout9-cust-CUSTOM_5-outline2" style:family="presentation" style:parent-style-name="Master1-Layout9-cust-CUSTOM_5f_5-outline1">
      <style:paragraph-properties fo:margin-top="0.4cm" fo:margin-bottom="0cm"/>
      <style:text-properties fo:font-size="28pt" style:font-size-asian="28pt" style:font-size-complex="28pt"/>
    </style:style>
    <style:style style:name="Master1-Layout9-cust-CUSTOM_5f_5-outline3" style:display-name="Master1-Layout9-cust-CUSTOM_5-outline3" style:family="presentation" style:parent-style-name="Master1-Layout9-cust-CUSTOM_5f_5-outline2">
      <style:paragraph-properties fo:margin-top="0.3cm" fo:margin-bottom="0cm"/>
      <style:text-properties fo:font-size="24pt" style:font-size-asian="24pt" style:font-size-complex="24pt"/>
    </style:style>
    <style:style style:name="Master1-Layout9-cust-CUSTOM_5f_5-outline4" style:display-name="Master1-Layout9-cust-CUSTOM_5-outline4" style:family="presentation" style:parent-style-name="Master1-Layout9-cust-CUSTOM_5f_5-outline3">
      <style:paragraph-properties fo:margin-top="0.2cm" fo:margin-bottom="0cm"/>
      <style:text-properties fo:font-size="20pt" style:font-size-asian="20pt" style:font-size-complex="20pt"/>
    </style:style>
    <style:style style:name="Master1-Layout9-cust-CUSTOM_5f_5-outline5" style:display-name="Master1-Layout9-cust-CUSTOM_5-outline5" style:family="presentation" style:parent-style-name="Master1-Layout9-cust-CUSTOM_5f_5-outline4">
      <style:paragraph-properties fo:margin-top="0.1cm" fo:margin-bottom="0cm"/>
      <style:text-properties fo:font-size="20pt" style:font-size-asian="20pt" style:font-size-complex="20pt"/>
    </style:style>
    <style:style style:name="Master1-Layout9-cust-CUSTOM_5f_5-outline6" style:display-name="Master1-Layout9-cust-CUSTOM_5-outline6" style:family="presentation" style:parent-style-name="Master1-Layout9-cust-CUSTOM_5f_5-outline5">
      <style:paragraph-properties fo:margin-top="0.1cm" fo:margin-bottom="0cm"/>
      <style:text-properties fo:font-size="20pt" style:font-size-asian="20pt" style:font-size-complex="20pt"/>
    </style:style>
    <style:style style:name="Master1-Layout9-cust-CUSTOM_5f_5-outline7" style:display-name="Master1-Layout9-cust-CUSTOM_5-outline7" style:family="presentation" style:parent-style-name="Master1-Layout9-cust-CUSTOM_5f_5-outline6">
      <style:paragraph-properties fo:margin-top="0.1cm" fo:margin-bottom="0cm"/>
      <style:text-properties fo:font-size="20pt" style:font-size-asian="20pt" style:font-size-complex="20pt"/>
    </style:style>
    <style:style style:name="Master1-Layout9-cust-CUSTOM_5f_5-outline8" style:display-name="Master1-Layout9-cust-CUSTOM_5-outline8" style:family="presentation" style:parent-style-name="Master1-Layout9-cust-CUSTOM_5f_5-outline7">
      <style:paragraph-properties fo:margin-top="0.1cm" fo:margin-bottom="0cm"/>
      <style:text-properties fo:font-size="20pt" style:font-size-asian="20pt" style:font-size-complex="20pt"/>
    </style:style>
    <style:style style:name="Master1-Layout9-cust-CUSTOM_5f_5-outline9" style:display-name="Master1-Layout9-cust-CUSTOM_5-outline9" style:family="presentation" style:parent-style-name="Master1-Layout9-cust-CUSTOM_5f_5-outline8">
      <style:paragraph-properties fo:margin-top="0.1cm" fo:margin-bottom="0cm"/>
      <style:text-properties fo:font-size="20pt" style:font-size-asian="20pt" style:font-size-complex="20pt"/>
    </style:style>
    <style:style style:name="Master1-Layout9-cust-CUSTOM_5f_5-subtitle" style:display-name="Master1-Layout9-cust-CUSTOM_5-subtitle" style:family="presentation">
      <style:graphic-properties draw:stroke="none" draw:fill="none" draw:textarea-vertical-align="middle">
        <text:list-style style:name="Master1-Layout9-cust-CUSTOM_5f_5-subtitle" style:display-name="Master1-Layout9-cust-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_5f_5-title" style:display-name="Master1-Layout9-cust-CUSTOM_5-title" style:family="presentation">
      <style:graphic-properties draw:stroke="none" draw:fill="none" draw:textarea-vertical-align="middle">
        <text:list-style style:name="Master1-Layout9-cust-CUSTOM_5f_5-title" style:display-name="Master1-Layout9-cust-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CUSTOM_5f_7_5f_1-background" style:display-name="Master1-Layout10-cust-CUSTOM_7_1-background" style:family="presentation">
      <style:graphic-properties draw:stroke="none" draw:fill="solid" draw:fill-color="#ffffff"/>
      <style:text-properties style:letter-kerning="true"/>
    </style:style>
    <style:style style:name="Master1-Layout10-cust-CUSTOM_5f_7_5f_1-backgroundobjects" style:display-name="Master1-Layout10-cust-CUSTOM_7_1-backgroundobjects" style:family="presentation">
      <style:graphic-properties draw:textarea-horizontal-align="justify" draw:shadow="hidden" draw:shadow-offset-x="0.2cm" draw:shadow-offset-y="0.2cm" draw:shadow-color="#808080"/>
      <style:text-properties style:letter-kerning="true"/>
    </style:style>
    <style:style style:name="Master1-Layout10-cust-CUSTOM_5f_7_5f_1-notes" style:display-name="Master1-Layout10-cust-CUSTOM_7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CUSTOM_5f_7_5f_1-outline1" style:display-name="Master1-Layout10-cust-CUSTOM_7_1-outline1" style:family="presentation">
      <style:graphic-properties draw:stroke="none" draw:fill="none" draw:auto-grow-height="false" draw:fit-to-size="shrink-to-fit">
        <text:list-style style:name="Master1-Layout10-cust-CUSTOM_5f_7_5f_1-outline1" style:display-name="Master1-Layout10-cust-CUSTOM_7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CUSTOM_5f_7_5f_1-outline2" style:display-name="Master1-Layout10-cust-CUSTOM_7_1-outline2" style:family="presentation" style:parent-style-name="Master1-Layout10-cust-CUSTOM_5f_7_5f_1-outline1">
      <style:paragraph-properties fo:margin-top="0.4cm" fo:margin-bottom="0cm"/>
      <style:text-properties fo:font-size="28pt" style:font-size-asian="28pt" style:font-size-complex="28pt"/>
    </style:style>
    <style:style style:name="Master1-Layout10-cust-CUSTOM_5f_7_5f_1-outline3" style:display-name="Master1-Layout10-cust-CUSTOM_7_1-outline3" style:family="presentation" style:parent-style-name="Master1-Layout10-cust-CUSTOM_5f_7_5f_1-outline2">
      <style:paragraph-properties fo:margin-top="0.3cm" fo:margin-bottom="0cm"/>
      <style:text-properties fo:font-size="24pt" style:font-size-asian="24pt" style:font-size-complex="24pt"/>
    </style:style>
    <style:style style:name="Master1-Layout10-cust-CUSTOM_5f_7_5f_1-outline4" style:display-name="Master1-Layout10-cust-CUSTOM_7_1-outline4" style:family="presentation" style:parent-style-name="Master1-Layout10-cust-CUSTOM_5f_7_5f_1-outline3">
      <style:paragraph-properties fo:margin-top="0.2cm" fo:margin-bottom="0cm"/>
      <style:text-properties fo:font-size="20pt" style:font-size-asian="20pt" style:font-size-complex="20pt"/>
    </style:style>
    <style:style style:name="Master1-Layout10-cust-CUSTOM_5f_7_5f_1-outline5" style:display-name="Master1-Layout10-cust-CUSTOM_7_1-outline5" style:family="presentation" style:parent-style-name="Master1-Layout10-cust-CUSTOM_5f_7_5f_1-outline4">
      <style:paragraph-properties fo:margin-top="0.1cm" fo:margin-bottom="0cm"/>
      <style:text-properties fo:font-size="20pt" style:font-size-asian="20pt" style:font-size-complex="20pt"/>
    </style:style>
    <style:style style:name="Master1-Layout10-cust-CUSTOM_5f_7_5f_1-outline6" style:display-name="Master1-Layout10-cust-CUSTOM_7_1-outline6" style:family="presentation" style:parent-style-name="Master1-Layout10-cust-CUSTOM_5f_7_5f_1-outline5">
      <style:paragraph-properties fo:margin-top="0.1cm" fo:margin-bottom="0cm"/>
      <style:text-properties fo:font-size="20pt" style:font-size-asian="20pt" style:font-size-complex="20pt"/>
    </style:style>
    <style:style style:name="Master1-Layout10-cust-CUSTOM_5f_7_5f_1-outline7" style:display-name="Master1-Layout10-cust-CUSTOM_7_1-outline7" style:family="presentation" style:parent-style-name="Master1-Layout10-cust-CUSTOM_5f_7_5f_1-outline6">
      <style:paragraph-properties fo:margin-top="0.1cm" fo:margin-bottom="0cm"/>
      <style:text-properties fo:font-size="20pt" style:font-size-asian="20pt" style:font-size-complex="20pt"/>
    </style:style>
    <style:style style:name="Master1-Layout10-cust-CUSTOM_5f_7_5f_1-outline8" style:display-name="Master1-Layout10-cust-CUSTOM_7_1-outline8" style:family="presentation" style:parent-style-name="Master1-Layout10-cust-CUSTOM_5f_7_5f_1-outline7">
      <style:paragraph-properties fo:margin-top="0.1cm" fo:margin-bottom="0cm"/>
      <style:text-properties fo:font-size="20pt" style:font-size-asian="20pt" style:font-size-complex="20pt"/>
    </style:style>
    <style:style style:name="Master1-Layout10-cust-CUSTOM_5f_7_5f_1-outline9" style:display-name="Master1-Layout10-cust-CUSTOM_7_1-outline9" style:family="presentation" style:parent-style-name="Master1-Layout10-cust-CUSTOM_5f_7_5f_1-outline8">
      <style:paragraph-properties fo:margin-top="0.1cm" fo:margin-bottom="0cm"/>
      <style:text-properties fo:font-size="20pt" style:font-size-asian="20pt" style:font-size-complex="20pt"/>
    </style:style>
    <style:style style:name="Master1-Layout10-cust-CUSTOM_5f_7_5f_1-subtitle" style:display-name="Master1-Layout10-cust-CUSTOM_7_1-subtitle" style:family="presentation">
      <style:graphic-properties draw:stroke="none" draw:fill="none" draw:textarea-vertical-align="middle">
        <text:list-style style:name="Master1-Layout10-cust-CUSTOM_5f_7_5f_1-subtitle" style:display-name="Master1-Layout10-cust-CUSTOM_7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CUSTOM_5f_7_5f_1-title" style:display-name="Master1-Layout10-cust-CUSTOM_7_1-title" style:family="presentation">
      <style:graphic-properties draw:stroke="none" draw:fill="none" draw:textarea-vertical-align="middle">
        <text:list-style style:name="Master1-Layout10-cust-CUSTOM_5f_7_5f_1-title" style:display-name="Master1-Layout10-cust-CUSTOM_7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CUSTOM_5f_11_5f_1-background" style:display-name="Master1-Layout11-cust-CUSTOM_11_1-background" style:family="presentation">
      <style:graphic-properties draw:stroke="none" draw:fill="solid" draw:fill-color="#ffffff"/>
      <style:text-properties style:letter-kerning="true"/>
    </style:style>
    <style:style style:name="Master1-Layout11-cust-CUSTOM_5f_11_5f_1-backgroundobjects" style:display-name="Master1-Layout11-cust-CUSTOM_11_1-backgroundobjects" style:family="presentation">
      <style:graphic-properties draw:textarea-horizontal-align="justify" draw:shadow="hidden" draw:shadow-offset-x="0.2cm" draw:shadow-offset-y="0.2cm" draw:shadow-color="#808080"/>
      <style:text-properties style:letter-kerning="true"/>
    </style:style>
    <style:style style:name="Master1-Layout11-cust-CUSTOM_5f_11_5f_1-notes" style:display-name="Master1-Layout11-cust-CUSTOM_1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CUSTOM_5f_11_5f_1-outline1" style:display-name="Master1-Layout11-cust-CUSTOM_11_1-outline1" style:family="presentation">
      <style:graphic-properties draw:stroke="none" draw:fill="none" draw:auto-grow-height="false" draw:fit-to-size="shrink-to-fit">
        <text:list-style style:name="Master1-Layout11-cust-CUSTOM_5f_11_5f_1-outline1" style:display-name="Master1-Layout11-cust-CUSTOM_1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USTOM_5f_11_5f_1-outline2" style:display-name="Master1-Layout11-cust-CUSTOM_11_1-outline2" style:family="presentation" style:parent-style-name="Master1-Layout11-cust-CUSTOM_5f_11_5f_1-outline1">
      <style:paragraph-properties fo:margin-top="0.4cm" fo:margin-bottom="0cm"/>
      <style:text-properties fo:font-size="28pt" style:font-size-asian="28pt" style:font-size-complex="28pt"/>
    </style:style>
    <style:style style:name="Master1-Layout11-cust-CUSTOM_5f_11_5f_1-outline3" style:display-name="Master1-Layout11-cust-CUSTOM_11_1-outline3" style:family="presentation" style:parent-style-name="Master1-Layout11-cust-CUSTOM_5f_11_5f_1-outline2">
      <style:paragraph-properties fo:margin-top="0.3cm" fo:margin-bottom="0cm"/>
      <style:text-properties fo:font-size="24pt" style:font-size-asian="24pt" style:font-size-complex="24pt"/>
    </style:style>
    <style:style style:name="Master1-Layout11-cust-CUSTOM_5f_11_5f_1-outline4" style:display-name="Master1-Layout11-cust-CUSTOM_11_1-outline4" style:family="presentation" style:parent-style-name="Master1-Layout11-cust-CUSTOM_5f_11_5f_1-outline3">
      <style:paragraph-properties fo:margin-top="0.2cm" fo:margin-bottom="0cm"/>
      <style:text-properties fo:font-size="20pt" style:font-size-asian="20pt" style:font-size-complex="20pt"/>
    </style:style>
    <style:style style:name="Master1-Layout11-cust-CUSTOM_5f_11_5f_1-outline5" style:display-name="Master1-Layout11-cust-CUSTOM_11_1-outline5" style:family="presentation" style:parent-style-name="Master1-Layout11-cust-CUSTOM_5f_11_5f_1-outline4">
      <style:paragraph-properties fo:margin-top="0.1cm" fo:margin-bottom="0cm"/>
      <style:text-properties fo:font-size="20pt" style:font-size-asian="20pt" style:font-size-complex="20pt"/>
    </style:style>
    <style:style style:name="Master1-Layout11-cust-CUSTOM_5f_11_5f_1-outline6" style:display-name="Master1-Layout11-cust-CUSTOM_11_1-outline6" style:family="presentation" style:parent-style-name="Master1-Layout11-cust-CUSTOM_5f_11_5f_1-outline5">
      <style:paragraph-properties fo:margin-top="0.1cm" fo:margin-bottom="0cm"/>
      <style:text-properties fo:font-size="20pt" style:font-size-asian="20pt" style:font-size-complex="20pt"/>
    </style:style>
    <style:style style:name="Master1-Layout11-cust-CUSTOM_5f_11_5f_1-outline7" style:display-name="Master1-Layout11-cust-CUSTOM_11_1-outline7" style:family="presentation" style:parent-style-name="Master1-Layout11-cust-CUSTOM_5f_11_5f_1-outline6">
      <style:paragraph-properties fo:margin-top="0.1cm" fo:margin-bottom="0cm"/>
      <style:text-properties fo:font-size="20pt" style:font-size-asian="20pt" style:font-size-complex="20pt"/>
    </style:style>
    <style:style style:name="Master1-Layout11-cust-CUSTOM_5f_11_5f_1-outline8" style:display-name="Master1-Layout11-cust-CUSTOM_11_1-outline8" style:family="presentation" style:parent-style-name="Master1-Layout11-cust-CUSTOM_5f_11_5f_1-outline7">
      <style:paragraph-properties fo:margin-top="0.1cm" fo:margin-bottom="0cm"/>
      <style:text-properties fo:font-size="20pt" style:font-size-asian="20pt" style:font-size-complex="20pt"/>
    </style:style>
    <style:style style:name="Master1-Layout11-cust-CUSTOM_5f_11_5f_1-outline9" style:display-name="Master1-Layout11-cust-CUSTOM_11_1-outline9" style:family="presentation" style:parent-style-name="Master1-Layout11-cust-CUSTOM_5f_11_5f_1-outline8">
      <style:paragraph-properties fo:margin-top="0.1cm" fo:margin-bottom="0cm"/>
      <style:text-properties fo:font-size="20pt" style:font-size-asian="20pt" style:font-size-complex="20pt"/>
    </style:style>
    <style:style style:name="Master1-Layout11-cust-CUSTOM_5f_11_5f_1-subtitle" style:display-name="Master1-Layout11-cust-CUSTOM_11_1-subtitle" style:family="presentation">
      <style:graphic-properties draw:stroke="none" draw:fill="none" draw:textarea-vertical-align="middle">
        <text:list-style style:name="Master1-Layout11-cust-CUSTOM_5f_11_5f_1-subtitle" style:display-name="Master1-Layout11-cust-CUSTOM_1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USTOM_5f_11_5f_1-title" style:display-name="Master1-Layout11-cust-CUSTOM_11_1-title" style:family="presentation">
      <style:graphic-properties draw:stroke="none" draw:fill="none" draw:textarea-vertical-align="middle">
        <text:list-style style:name="Master1-Layout11-cust-CUSTOM_5f_11_5f_1-title" style:display-name="Master1-Layout11-cust-CUSTOM_1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USTOM_5f_7-background" style:display-name="Master1-Layout12-cust-CUSTOM_7-background" style:family="presentation">
      <style:graphic-properties draw:stroke="none" draw:fill="solid" draw:fill-color="#ffffff"/>
      <style:text-properties style:letter-kerning="true"/>
    </style:style>
    <style:style style:name="Master1-Layout12-cust-CUSTOM_5f_7-backgroundobjects" style:display-name="Master1-Layout12-cust-CUSTOM_7-backgroundobjects" style:family="presentation">
      <style:graphic-properties draw:textarea-horizontal-align="justify" draw:shadow="hidden" draw:shadow-offset-x="0.2cm" draw:shadow-offset-y="0.2cm" draw:shadow-color="#808080"/>
      <style:text-properties style:letter-kerning="true"/>
    </style:style>
    <style:style style:name="Master1-Layout12-cust-CUSTOM_5f_7-notes" style:display-name="Master1-Layout12-cust-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USTOM_5f_7-outline1" style:display-name="Master1-Layout12-cust-CUSTOM_7-outline1" style:family="presentation">
      <style:graphic-properties draw:stroke="none" draw:fill="none" draw:auto-grow-height="false" draw:fit-to-size="shrink-to-fit">
        <text:list-style style:name="Master1-Layout12-cust-CUSTOM_5f_7-outline1" style:display-name="Master1-Layout12-cust-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USTOM_5f_7-outline2" style:display-name="Master1-Layout12-cust-CUSTOM_7-outline2" style:family="presentation" style:parent-style-name="Master1-Layout12-cust-CUSTOM_5f_7-outline1">
      <style:paragraph-properties fo:margin-top="0.4cm" fo:margin-bottom="0cm"/>
      <style:text-properties fo:font-size="28pt" style:font-size-asian="28pt" style:font-size-complex="28pt"/>
    </style:style>
    <style:style style:name="Master1-Layout12-cust-CUSTOM_5f_7-outline3" style:display-name="Master1-Layout12-cust-CUSTOM_7-outline3" style:family="presentation" style:parent-style-name="Master1-Layout12-cust-CUSTOM_5f_7-outline2">
      <style:paragraph-properties fo:margin-top="0.3cm" fo:margin-bottom="0cm"/>
      <style:text-properties fo:font-size="24pt" style:font-size-asian="24pt" style:font-size-complex="24pt"/>
    </style:style>
    <style:style style:name="Master1-Layout12-cust-CUSTOM_5f_7-outline4" style:display-name="Master1-Layout12-cust-CUSTOM_7-outline4" style:family="presentation" style:parent-style-name="Master1-Layout12-cust-CUSTOM_5f_7-outline3">
      <style:paragraph-properties fo:margin-top="0.2cm" fo:margin-bottom="0cm"/>
      <style:text-properties fo:font-size="20pt" style:font-size-asian="20pt" style:font-size-complex="20pt"/>
    </style:style>
    <style:style style:name="Master1-Layout12-cust-CUSTOM_5f_7-outline5" style:display-name="Master1-Layout12-cust-CUSTOM_7-outline5" style:family="presentation" style:parent-style-name="Master1-Layout12-cust-CUSTOM_5f_7-outline4">
      <style:paragraph-properties fo:margin-top="0.1cm" fo:margin-bottom="0cm"/>
      <style:text-properties fo:font-size="20pt" style:font-size-asian="20pt" style:font-size-complex="20pt"/>
    </style:style>
    <style:style style:name="Master1-Layout12-cust-CUSTOM_5f_7-outline6" style:display-name="Master1-Layout12-cust-CUSTOM_7-outline6" style:family="presentation" style:parent-style-name="Master1-Layout12-cust-CUSTOM_5f_7-outline5">
      <style:paragraph-properties fo:margin-top="0.1cm" fo:margin-bottom="0cm"/>
      <style:text-properties fo:font-size="20pt" style:font-size-asian="20pt" style:font-size-complex="20pt"/>
    </style:style>
    <style:style style:name="Master1-Layout12-cust-CUSTOM_5f_7-outline7" style:display-name="Master1-Layout12-cust-CUSTOM_7-outline7" style:family="presentation" style:parent-style-name="Master1-Layout12-cust-CUSTOM_5f_7-outline6">
      <style:paragraph-properties fo:margin-top="0.1cm" fo:margin-bottom="0cm"/>
      <style:text-properties fo:font-size="20pt" style:font-size-asian="20pt" style:font-size-complex="20pt"/>
    </style:style>
    <style:style style:name="Master1-Layout12-cust-CUSTOM_5f_7-outline8" style:display-name="Master1-Layout12-cust-CUSTOM_7-outline8" style:family="presentation" style:parent-style-name="Master1-Layout12-cust-CUSTOM_5f_7-outline7">
      <style:paragraph-properties fo:margin-top="0.1cm" fo:margin-bottom="0cm"/>
      <style:text-properties fo:font-size="20pt" style:font-size-asian="20pt" style:font-size-complex="20pt"/>
    </style:style>
    <style:style style:name="Master1-Layout12-cust-CUSTOM_5f_7-outline9" style:display-name="Master1-Layout12-cust-CUSTOM_7-outline9" style:family="presentation" style:parent-style-name="Master1-Layout12-cust-CUSTOM_5f_7-outline8">
      <style:paragraph-properties fo:margin-top="0.1cm" fo:margin-bottom="0cm"/>
      <style:text-properties fo:font-size="20pt" style:font-size-asian="20pt" style:font-size-complex="20pt"/>
    </style:style>
    <style:style style:name="Master1-Layout12-cust-CUSTOM_5f_7-subtitle" style:display-name="Master1-Layout12-cust-CUSTOM_7-subtitle" style:family="presentation">
      <style:graphic-properties draw:stroke="none" draw:fill="none" draw:textarea-vertical-align="middle">
        <text:list-style style:name="Master1-Layout12-cust-CUSTOM_5f_7-subtitle" style:display-name="Master1-Layout12-cust-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USTOM_5f_7-title" style:display-name="Master1-Layout12-cust-CUSTOM_7-title" style:family="presentation">
      <style:graphic-properties draw:stroke="none" draw:fill="none" draw:textarea-vertical-align="middle">
        <text:list-style style:name="Master1-Layout12-cust-CUSTOM_5f_7-title" style:display-name="Master1-Layout12-cust-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USTOM_5f_8-background" style:display-name="Master1-Layout13-cust-CUSTOM_8-background" style:family="presentation">
      <style:graphic-properties draw:stroke="none" draw:fill="solid" draw:fill-color="#ffffff"/>
      <style:text-properties style:letter-kerning="true"/>
    </style:style>
    <style:style style:name="Master1-Layout13-cust-CUSTOM_5f_8-backgroundobjects" style:display-name="Master1-Layout13-cust-CUSTOM_8-backgroundobjects" style:family="presentation">
      <style:graphic-properties draw:textarea-horizontal-align="justify" draw:shadow="hidden" draw:shadow-offset-x="0.2cm" draw:shadow-offset-y="0.2cm" draw:shadow-color="#808080"/>
      <style:text-properties style:letter-kerning="true"/>
    </style:style>
    <style:style style:name="Master1-Layout13-cust-CUSTOM_5f_8-notes" style:display-name="Master1-Layout13-cust-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USTOM_5f_8-outline1" style:display-name="Master1-Layout13-cust-CUSTOM_8-outline1" style:family="presentation">
      <style:graphic-properties draw:stroke="none" draw:fill="none" draw:auto-grow-height="false" draw:fit-to-size="shrink-to-fit">
        <text:list-style style:name="Master1-Layout13-cust-CUSTOM_5f_8-outline1" style:display-name="Master1-Layout13-cust-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USTOM_5f_8-outline2" style:display-name="Master1-Layout13-cust-CUSTOM_8-outline2" style:family="presentation" style:parent-style-name="Master1-Layout13-cust-CUSTOM_5f_8-outline1">
      <style:paragraph-properties fo:margin-top="0.4cm" fo:margin-bottom="0cm"/>
      <style:text-properties fo:font-size="28pt" style:font-size-asian="28pt" style:font-size-complex="28pt"/>
    </style:style>
    <style:style style:name="Master1-Layout13-cust-CUSTOM_5f_8-outline3" style:display-name="Master1-Layout13-cust-CUSTOM_8-outline3" style:family="presentation" style:parent-style-name="Master1-Layout13-cust-CUSTOM_5f_8-outline2">
      <style:paragraph-properties fo:margin-top="0.3cm" fo:margin-bottom="0cm"/>
      <style:text-properties fo:font-size="24pt" style:font-size-asian="24pt" style:font-size-complex="24pt"/>
    </style:style>
    <style:style style:name="Master1-Layout13-cust-CUSTOM_5f_8-outline4" style:display-name="Master1-Layout13-cust-CUSTOM_8-outline4" style:family="presentation" style:parent-style-name="Master1-Layout13-cust-CUSTOM_5f_8-outline3">
      <style:paragraph-properties fo:margin-top="0.2cm" fo:margin-bottom="0cm"/>
      <style:text-properties fo:font-size="20pt" style:font-size-asian="20pt" style:font-size-complex="20pt"/>
    </style:style>
    <style:style style:name="Master1-Layout13-cust-CUSTOM_5f_8-outline5" style:display-name="Master1-Layout13-cust-CUSTOM_8-outline5" style:family="presentation" style:parent-style-name="Master1-Layout13-cust-CUSTOM_5f_8-outline4">
      <style:paragraph-properties fo:margin-top="0.1cm" fo:margin-bottom="0cm"/>
      <style:text-properties fo:font-size="20pt" style:font-size-asian="20pt" style:font-size-complex="20pt"/>
    </style:style>
    <style:style style:name="Master1-Layout13-cust-CUSTOM_5f_8-outline6" style:display-name="Master1-Layout13-cust-CUSTOM_8-outline6" style:family="presentation" style:parent-style-name="Master1-Layout13-cust-CUSTOM_5f_8-outline5">
      <style:paragraph-properties fo:margin-top="0.1cm" fo:margin-bottom="0cm"/>
      <style:text-properties fo:font-size="20pt" style:font-size-asian="20pt" style:font-size-complex="20pt"/>
    </style:style>
    <style:style style:name="Master1-Layout13-cust-CUSTOM_5f_8-outline7" style:display-name="Master1-Layout13-cust-CUSTOM_8-outline7" style:family="presentation" style:parent-style-name="Master1-Layout13-cust-CUSTOM_5f_8-outline6">
      <style:paragraph-properties fo:margin-top="0.1cm" fo:margin-bottom="0cm"/>
      <style:text-properties fo:font-size="20pt" style:font-size-asian="20pt" style:font-size-complex="20pt"/>
    </style:style>
    <style:style style:name="Master1-Layout13-cust-CUSTOM_5f_8-outline8" style:display-name="Master1-Layout13-cust-CUSTOM_8-outline8" style:family="presentation" style:parent-style-name="Master1-Layout13-cust-CUSTOM_5f_8-outline7">
      <style:paragraph-properties fo:margin-top="0.1cm" fo:margin-bottom="0cm"/>
      <style:text-properties fo:font-size="20pt" style:font-size-asian="20pt" style:font-size-complex="20pt"/>
    </style:style>
    <style:style style:name="Master1-Layout13-cust-CUSTOM_5f_8-outline9" style:display-name="Master1-Layout13-cust-CUSTOM_8-outline9" style:family="presentation" style:parent-style-name="Master1-Layout13-cust-CUSTOM_5f_8-outline8">
      <style:paragraph-properties fo:margin-top="0.1cm" fo:margin-bottom="0cm"/>
      <style:text-properties fo:font-size="20pt" style:font-size-asian="20pt" style:font-size-complex="20pt"/>
    </style:style>
    <style:style style:name="Master1-Layout13-cust-CUSTOM_5f_8-subtitle" style:display-name="Master1-Layout13-cust-CUSTOM_8-subtitle" style:family="presentation">
      <style:graphic-properties draw:stroke="none" draw:fill="none" draw:textarea-vertical-align="middle">
        <text:list-style style:name="Master1-Layout13-cust-CUSTOM_5f_8-subtitle" style:display-name="Master1-Layout13-cust-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USTOM_5f_8-title" style:display-name="Master1-Layout13-cust-CUSTOM_8-title" style:family="presentation">
      <style:graphic-properties draw:stroke="none" draw:fill="none" draw:textarea-vertical-align="middle">
        <text:list-style style:name="Master1-Layout13-cust-CUSTOM_5f_8-title" style:display-name="Master1-Layout13-cust-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7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8e7e7" draw:opacity="100%" draw:textarea-horizontal-align="left" draw:textarea-vertical-align="middle" draw:auto-grow-height="false" draw:auto-grow-width="false" fo:padding-top="0.254cm" fo:padding-bottom="0.254cm" fo:padding-left="0.254cm" fo:padding-right="0.254cm" fo:wrap-option="wrap"/>
    </style:style>
    <style:style style:name="Mgr4" style:family="graphic" style:parent-style-name="standard">
      <style:graphic-properties draw:stroke="solid" svg:stroke-width="0.053cm" svg:stroke-color="#333333" svg:stroke-opacity="100%" draw:stroke-linejoin="round" svg:stroke-linecap="butt" draw:fill="none" draw:textarea-horizontal-align="left" draw:textarea-vertical-align="middle" draw:auto-grow-height="false" draw:auto-grow-width="false" fo:padding-top="0.254cm" fo:padding-bottom="0.254cm" fo:padding-left="0.254cm" fo:padding-right="0.254cm" fo:wrap-option="wrap"/>
    </style:style>
    <style:style style:name="Mgr5" style:family="graphic" style:parent-style-name="standard">
      <style:graphic-properties draw:stroke="solid" svg:stroke-width="0.053cm" svg:stroke-color="#333333" svg:stroke-opacity="100%" draw:stroke-linejoin="round" svg:stroke-linecap="butt" draw:fill="none" fo:padding-top="0.151cm" fo:padding-bottom="0.151cm" fo:padding-left="0.276cm" fo:padding-right="0.276cm"/>
    </style:style>
    <style:style style:name="Mpr1" style:family="presentation" style:parent-style-name="Master1-Elegant-Black-_26_-White-Thesis-Defense-by-Slidesgo-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 style:family="presentation" style:parent-style-name="Master1-Elegant-Black-_26_-White-Thesis-Defense-by-Slidesgo-outline1">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 style:family="presentation" style:parent-style-name="Master1-Elegant-Black-_26_-White-Thesis-Defense-by-Slidesgo-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4" style:family="presentation" style:parent-style-name="Master1-Layout1-title-TITLE-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Mpr5" style:family="presentation" style:parent-style-name="Master1-Layout1-title-TITLE-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6" style:family="presentation" style:parent-style-name="Master1-Layout1-title-TITLE-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7" style:family="presentation" style:parent-style-name="Master1-Layout2-secHead-SECTION_5f_HEADER-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Mpr8" style:family="presentation" style:parent-style-name="Master1-Layout2-secHead-SECTION_5f_HEADER-title">
      <style:graphic-properties draw:stroke="none" draw:fill="solid" draw:fill-color="#333333" draw:opacity="100%" draw:textarea-horizontal-align="center" draw:textarea-vertical-align="middle" draw:auto-grow-height="false" draw:auto-grow-width="false" fo:padding-top="0.254cm" fo:padding-bottom="0.254cm" fo:padding-left="0.254cm" fo:padding-right="0.254cm" fo:wrap-option="wrap"/>
    </style:style>
    <style:style style:name="Mpr9" style:family="presentation" style:parent-style-name="Master1-Layout2-secHead-SECTION_5f_HEADER-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0" style:family="presentation" style:parent-style-name="Master1-Layout2-secHead-SECTION_5f_HEADER-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1" style:family="presentation" style:parent-style-name="Master1-Layout3-tx-TITLE_5f_AND_5f_BODY-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2" style:family="presentation" style:parent-style-name="Master1-Layout3-tx-TITLE_5f_AND_5f_BODY-outline1">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3" style:family="presentation" style:parent-style-name="Master1-Layout3-tx-TITLE_5f_AND_5f_BODY-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4" style:family="presentation" style:parent-style-name="Master1-Layout4-cust-SECTION_5f_TITLE_5f_AND_5f_DESCRIPTION-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Mpr15" style:family="presentation" style:parent-style-name="Master1-Layout4-cust-SECTION_5f_TITLE_5f_AND_5f_DESCRIPTION-subtitle">
      <style:graphic-properties draw:stroke="none" draw:fill="none" draw:textarea-horizontal-align="left" draw:textarea-vertical-align="middle" draw:auto-grow-height="false" draw:auto-grow-width="false" fo:padding-top="0.254cm" fo:padding-bottom="0.254cm" fo:padding-left="0.254cm" fo:padding-right="0.254cm" fo:wrap-option="wrap"/>
    </style:style>
    <style:style style:name="Mpr16" style:family="presentation" style:parent-style-name="Master1-Layout4-cust-SECTION_5f_TITLE_5f_AND_5f_DESCRIPTION-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7" style:family="presentation" style:parent-style-name="Master1-Layout5-blank-BLANK-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8" style:family="presentation" style:parent-style-name="Master1-Layout6-cust-BLANK_5f_1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19" style:family="presentation" style:parent-style-name="Master1-Layout6-cust-BLANK_5f_1_5f_1-sub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Mpr20" style:family="presentation" style:parent-style-name="Master1-Layout6-cust-BLANK_5f_1_5f_1-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1" style:family="presentation" style:parent-style-name="Master1-Layout7-cust-CUSTOM_5f_10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2" style:family="presentation" style:parent-style-name="Master1-Layout7-cust-CUSTOM_5f_10_5f_1-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3" style:family="presentation" style:parent-style-name="Master1-Layout7-cust-CUSTOM_5f_10_5f_1-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4" style:family="presentation" style:parent-style-name="Master1-Layout8-cust-CUSTOM_5f_6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5" style:family="presentation" style:parent-style-name="Master1-Layout8-cust-CUSTOM_5f_6_5f_1-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6" style:family="presentation" style:parent-style-name="Master1-Layout8-cust-CUSTOM_5f_6_5f_1-sub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Mpr27" style:family="presentation" style:parent-style-name="Master1-Layout8-cust-CUSTOM_5f_6_5f_1-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8" style:family="presentation" style:parent-style-name="Master1-Layout9-cust-CUSTOM_5f_5-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29" style:family="presentation" style:parent-style-name="Master1-Layout9-cust-CUSTOM_5f_5-sub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0" style:family="presentation" style:parent-style-name="Master1-Layout9-cust-CUSTOM_5f_5-subtitle">
      <style:graphic-properties draw:stroke="none" draw:fill="none" draw:textarea-horizontal-align="left" draw:textarea-vertical-align="bottom" draw:auto-grow-height="false" draw:auto-grow-width="false" fo:padding-top="0.254cm" fo:padding-bottom="0.254cm" fo:padding-left="0.254cm" fo:padding-right="0.254cm" fo:wrap-option="wrap"/>
    </style:style>
    <style:style style:name="Mpr31" style:family="presentation" style:parent-style-name="Master1-Layout9-cust-CUSTOM_5f_5-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2" style:family="presentation" style:parent-style-name="Master1-Layout10-cust-CUSTOM_5f_7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3" style:family="presentation" style:parent-style-name="Master1-Layout10-cust-CUSTOM_5f_7_5f_1-subtitle">
      <style:graphic-properties draw:stroke="none" draw:fill="none" draw:textarea-horizontal-align="center" draw:textarea-vertical-align="top" draw:auto-grow-height="false" draw:auto-grow-width="false" fo:padding-top="0.254cm" fo:padding-bottom="0.254cm" fo:padding-left="0.254cm" fo:padding-right="0.254cm" fo:wrap-option="wrap"/>
    </style:style>
    <style:style style:name="Mpr34" style:family="presentation" style:parent-style-name="Master1-Layout10-cust-CUSTOM_5f_7_5f_1-subtitle">
      <style:graphic-properties draw:stroke="none" draw:fill="none" draw:textarea-horizontal-align="center" draw:textarea-vertical-align="bottom" draw:auto-grow-height="false" draw:auto-grow-width="false" fo:padding-top="0.254cm" fo:padding-bottom="0.254cm" fo:padding-left="0.254cm" fo:padding-right="0.254cm" fo:wrap-option="wrap"/>
    </style:style>
    <style:style style:name="Mpr35" style:family="presentation" style:parent-style-name="Master1-Layout10-cust-CUSTOM_5f_7_5f_1-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6" style:family="presentation" style:parent-style-name="Master1-Layout11-cust-CUSTOM_5f_11_5f_1-title">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7" style:family="presentation" style:parent-style-name="Master1-Layout11-cust-CUSTOM_5f_11_5f_1-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8" style:family="presentation" style:parent-style-name="Master1-Layout12-cust-CUSTOM_5f_7-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r39" style:family="presentation" style:parent-style-name="Master1-Layout13-cust-CUSTOM_5f_8-notes">
      <style:graphic-properties draw:stroke="none" draw:fill="none" draw:textarea-horizontal-align="left" draw:textarea-vertical-align="top" draw:auto-grow-height="false" draw:auto-grow-width="false" fo:padding-top="0.254cm" fo:padding-bottom="0.254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style:writing-mode="lr-tb" style:font-independent-line-spacing="true"/>
    </style:style>
    <style:style style:name="MP6" style:family="paragraph">
      <loext:graphic-properties draw:fill="solid" draw:fill-color="#e8e7e7" draw:opacity="100%"/>
      <style:paragraph-properties style:writing-mode="lr-tb" style:font-independent-line-spacing="true"/>
    </style:style>
    <style:style style:name="MP7" style:family="paragraph">
      <loext:graphic-properties draw:fill="none"/>
    </style:style>
    <style:style style:name="M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9" style:family="paragraph">
      <loext:graphic-properties draw:fill="solid" draw:fill-color="#333333" draw:opacity="100%"/>
      <style:paragraph-properties style:writing-mode="lr-tb" style:font-independent-line-spacing="true"/>
    </style:style>
    <style:style style:name="MT1" style:family="text">
      <style:text-properties fo:font-variant="normal" fo:text-transform="none" fo:color="#fdfdfd" style:text-line-through-style="none" style:text-line-through-type="none" style:text-position="0% 100%" style:font-name="Figtree Black" fo:font-size="33pt" fo:letter-spacing="normal" fo:font-style="normal" style:text-underline-style="none" fo:font-weight="normal" style:text-underline-mode="continuous" style:text-overline-mode="continuous" style:text-line-through-mode="continuous" style:letter-kerning="false" style:font-name-asian="Figtree Black" style:font-size-asian="33pt" style:font-style-asian="normal" style:font-weight-asian="normal" style:font-name-complex="Figtree Black" style:font-size-complex="3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Master1-Elegant-Black-_26_-White-Thesis-Defense-by-Slidesgo" style:display-name="Master1-Elegant-Black-&amp;-White-Thesis-Defense-by-Slidesgo" style:page-layout-name="PM1" draw:style-name="Mdp1">
      <draw:frame draw:name="Google Shape;6;p1" presentation:style-name="Mpr1" draw:text-style-name="MP5" draw:layer="backgroundobjects" svg:width="21.437cm" svg:height="1.591cm" svg:x="1.981cm" svg:y="1.236cm" presentation:class="title">
        <draw:text-box>
          <text:p/>
        </draw:text-box>
      </draw:frame>
      <draw:frame draw:name="Google Shape;7;p1" presentation:style-name="Mpr2" draw:text-style-name="MP5" draw:layer="backgroundobjects" svg:width="21.437cm" svg:height="9.49cm" svg:x="1.982cm" svg:y="3.201cm" presentation:class="outline">
        <draw:text-box>
          <text:p/>
        </draw:text-box>
      </draw:frame>
      <presentation:notes style:page-layout-name="PM2">
        <draw:page-thumbnail draw:name="Google Shape;3;n" presentation:style-name="Master1-Elegant-Black-_26_-White-Thesis-Defense-by-Slidesgo-title" draw:layer="backgroundobjects" svg:width="16.934cm" svg:height="9.525cm" svg:x="1.059cm" svg:y="1.905cm" presentation:class="page"/>
        <draw:frame draw:name="Google Shape;4;n" presentation:style-name="Mpr3" draw:text-style-name="MP5" draw:layer="backgroundobjects" svg:width="15.24cm" svg:height="11.43cm" svg:x="1.905cm" svg:y="12.065cm" presentation:class="notes">
          <draw:text-box>
            <text:p/>
          </draw:text-box>
        </draw:frame>
      </presentation:notes>
    </style:master-page>
    <style:master-page style:name="Master1-Layout1-title-TITLE" style:page-layout-name="PM1" draw:style-name="Mdp1">
      <draw:custom-shape draw:name="Google Shape;9;p2" draw:style-name="Mgr3" draw:text-style-name="MP6" draw:layer="backgroundobjects" svg:width="13.581cm" svg:height="13.581cm" svg:x="20.406cm" svg:y="0.3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10;p2">
        <draw:custom-shape draw:name="Google Shape;11;p2" draw:style-name="Mgr4" draw:text-style-name="MP5" draw:layer="layout" svg:width="21.398cm" svg:height="11.319cm" svg:x="2.021cm" svg:y="1.482cm">
          <text:p/>
          <draw:enhanced-geometry svg:viewBox="0 0 21600 21600" draw:type="non-primitive" draw:enhanced-path="M 0 0 L 21600 0 21600 21600 0 21600 Z N"/>
        </draw:custom-shape>
        <draw:connector draw:name="Google Shape;12;p2" draw:style-name="Mgr5" draw:text-style-name="MP7" draw:layer="layout" draw:type="line" svg:x1="2.02cm" svg:y1="1.49cm" svg:x2="2.02cm" svg:y2="-0.137cm" svg:d="M2020 1490v-1627" svg:viewBox="0 0 1 1628">
          <text:p/>
        </draw:connector>
        <draw:connector draw:name="Google Shape;13;p2" draw:style-name="Mgr5" draw:text-style-name="MP7" draw:layer="layout" draw:type="line" svg:x1="23.419cm" svg:y1="14.428cm" svg:x2="23.419cm" svg:y2="12.801cm" svg:d="M23419 14428v-1627" svg:viewBox="0 0 1 1628">
          <text:p/>
        </draw:connector>
      </draw:g>
      <draw:frame draw:name="Google Shape;14;p2" presentation:style-name="Mpr4" draw:text-style-name="MP5" draw:layer="backgroundobjects" svg:width="16.382cm" svg:height="3.868cm" svg:x="3.02cm" svg:y="4.639cm" presentation:class="title">
        <draw:text-box>
          <text:p/>
        </draw:text-box>
      </draw:frame>
      <draw:frame draw:name="Google Shape;15;p2" presentation:style-name="Mpr5" draw:text-style-name="MP5" draw:layer="backgroundobjects" svg:width="16.382cm" svg:height="1.322cm" svg:x="3.02cm" svg:y="8.326cm" presentation:class="subtitle">
        <draw:text-box>
          <text:p/>
        </draw:text-box>
      </draw:frame>
      <draw:frame presentation:style-name="Master1-Layout1-title-TITLE-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1-title-TITLE-title" draw:layer="backgroundobjects" svg:width="16.934cm" svg:height="9.525cm" svg:x="1.059cm" svg:y="1.905cm" presentation:class="page"/>
        <draw:frame draw:name="Google Shape;4;n" presentation:style-name="Mpr6" draw:text-style-name="MP5" draw:layer="backgroundobjects" svg:width="15.24cm" svg:height="11.43cm" svg:x="1.905cm" svg:y="12.065cm" presentation:class="notes">
          <draw:text-box>
            <text:p/>
          </draw:text-box>
        </draw:frame>
      </presentation:notes>
    </style:master-page>
    <style:master-page style:name="Master1-Layout2-secHead-SECTION_5f_HEADER" style:display-name="Master1-Layout2-secHead-SECTION_HEADER" style:page-layout-name="PM1" draw:style-name="Mdp1">
      <draw:custom-shape draw:name="Google Shape;17;p3" draw:style-name="Mgr3" draw:text-style-name="MP6" draw:layer="backgroundobjects" svg:width="14.287cm" svg:height="14.287cm" svg:x="17.871cm" svg:y="0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18;p3">
        <draw:custom-shape draw:name="Google Shape;19;p3" draw:style-name="Mgr4" draw:text-style-name="MP5" draw:layer="layout" svg:width="21.438cm" svg:height="11.319cm" svg:x="1.981cm" svg:y="1.482cm">
          <text:p/>
          <draw:enhanced-geometry svg:viewBox="0 0 21600 21600" draw:type="non-primitive" draw:enhanced-path="M 0 0 L 21600 0 21600 21600 0 21600 Z N"/>
        </draw:custom-shape>
        <draw:connector draw:name="Google Shape;20;p3" draw:style-name="Mgr5" draw:text-style-name="MP7" draw:layer="layout" draw:type="line" svg:x1="1.981cm" svg:y1="1.482cm" svg:x2="1.981cm" svg:y2="-0.174cm" svg:d="M1981 1482v-1656" svg:viewBox="0 0 1 1657">
          <text:p/>
        </draw:connector>
        <draw:connector draw:name="Google Shape;21;p3" draw:style-name="Mgr5" draw:text-style-name="MP7" draw:layer="layout" draw:type="line" svg:x1="23.419cm" svg:y1="12.801cm" svg:x2="23.419cm" svg:y2="14.299cm" svg:d="M23419 12801v1498" svg:viewBox="0 0 1 1499">
          <text:p/>
        </draw:connector>
      </draw:g>
      <draw:frame draw:name="Google Shape;22;p3" presentation:style-name="Mpr7" draw:text-style-name="MP5" draw:layer="backgroundobjects" svg:width="14.077cm" svg:height="2.338cm" svg:x="3.379cm" svg:y="5.492cm" presentation:class="title">
        <draw:text-box>
          <text:p/>
        </draw:text-box>
      </draw:frame>
      <draw:frame draw:name="Google Shape;23;p3" presentation:style-name="Mpr8" draw:text-style-name="MP9" draw:layer="backgroundobjects" svg:width="2.29cm" svg:height="1.958cm" svg:x="2cm" svg:y="1.482cm" presentation:class="title">
        <draw:text-box>
          <text:p text:style-name="MP8"><text:span text:style-name="MT1">xx%</text:span></text:p>
        </draw:text-box>
      </draw:frame>
      <draw:frame draw:name="Google Shape;24;p3" presentation:style-name="Mpr9" draw:text-style-name="MP5" draw:layer="backgroundobjects" svg:width="14.077cm" svg:height="1.21cm" svg:x="3.379cm" svg:y="7.585cm" presentation:class="subtitle">
        <draw:text-box>
          <text:p/>
        </draw:text-box>
      </draw:frame>
      <draw:frame presentation:style-name="Master1-Layout2-secHead-SECTION_5f_HEADER-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2-secHead-SECTION_5f_HEADER-title" draw:layer="backgroundobjects" svg:width="16.934cm" svg:height="9.525cm" svg:x="1.059cm" svg:y="1.905cm" presentation:class="page"/>
        <draw:frame draw:name="Google Shape;4;n" presentation:style-name="Mpr10" draw:text-style-name="MP5" draw:layer="backgroundobjects" svg:width="15.24cm" svg:height="11.43cm" svg:x="1.905cm" svg:y="12.065cm" presentation:class="notes">
          <draw:text-box>
            <text:p/>
          </draw:text-box>
        </draw:frame>
      </presentation:notes>
    </style:master-page>
    <style:master-page style:name="Master1-Layout3-tx-TITLE_5f_AND_5f_BODY" style:display-name="Master1-Layout3-tx-TITLE_AND_BODY" style:page-layout-name="PM1" draw:style-name="Mdp1">
      <draw:custom-shape draw:name="Google Shape;26;p4" draw:style-name="Mgr3" draw:text-style-name="MP6" draw:layer="backgroundobjects" svg:width="5.171cm" svg:height="5.171cm" svg:x="22.891cm" svg:y="11.67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27;p4">
        <draw:custom-shape draw:name="Google Shape;28;p4"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29;p4" draw:style-name="Mgr5" draw:text-style-name="MP7" draw:layer="layout" draw:type="line" svg:x1="0.666cm" svg:y1="0.646cm" svg:x2="-0.053cm" svg:y2="0.646cm" svg:d="M666 646h-719" svg:viewBox="0 0 720 1">
          <text:p/>
        </draw:connector>
        <draw:connector draw:name="Google Shape;30;p4" draw:style-name="Mgr5" draw:text-style-name="MP7" draw:layer="layout" draw:type="line" svg:x1="24.753cm" svg:y1="13.659cm" svg:x2="24.753cm" svg:y2="14.612cm" svg:d="M24753 13659v953" svg:viewBox="0 0 1 954">
          <text:p/>
        </draw:connector>
      </draw:g>
      <draw:frame draw:name="Google Shape;31;p4" presentation:style-name="Mpr11" draw:text-style-name="MP5" draw:layer="backgroundobjects" svg:width="21.4cm" svg:height="1.591cm" svg:x="2cm" svg:y="1.236cm" presentation:class="title">
        <draw:text-box>
          <text:p/>
        </draw:text-box>
      </draw:frame>
      <draw:frame draw:name="Google Shape;32;p4" presentation:style-name="Mpr12" draw:text-style-name="MP5" draw:layer="backgroundobjects" svg:width="21.4cm" svg:height="8.981cm" svg:x="2cm" svg:y="3.377cm" presentation:class="outline">
        <draw:text-box>
          <text:p/>
        </draw:text-box>
      </draw:frame>
      <presentation:notes style:page-layout-name="PM2">
        <draw:page-thumbnail draw:name="Google Shape;3;n" presentation:style-name="Master1-Layout3-tx-TITLE_5f_AND_5f_BODY-title" draw:layer="backgroundobjects" svg:width="16.934cm" svg:height="9.525cm" svg:x="1.059cm" svg:y="1.905cm" presentation:class="page"/>
        <draw:frame draw:name="Google Shape;4;n" presentation:style-name="Mpr13" draw:text-style-name="MP5" draw:layer="backgroundobjects" svg:width="15.24cm" svg:height="11.43cm" svg:x="1.905cm" svg:y="12.065cm" presentation:class="notes">
          <draw:text-box>
            <text:p/>
          </draw:text-box>
        </draw:frame>
      </presentation:notes>
    </style:master-page>
    <style:master-page style:name="Master1-Layout4-cust-SECTION_5f_TITLE_5f_AND_5f_DESCRIPTION" style:display-name="Master1-Layout4-cust-SECTION_TITLE_AND_DESCRIPTION" style:page-layout-name="PM1" draw:style-name="Mdp1">
      <draw:custom-shape draw:name="Google Shape;69;p9" draw:style-name="Mgr3" draw:text-style-name="MP6" draw:layer="backgroundobjects" svg:width="15.006cm" svg:height="15.006cm" svg:x="-7.26cm" svg:y="-0.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70;p9">
        <draw:custom-shape draw:name="Google Shape;71;p9" draw:style-name="Mgr4" draw:text-style-name="MP5" draw:layer="layout" svg:width="21.398cm" svg:height="11.319cm" svg:x="2.021cm" svg:y="1.482cm">
          <text:p/>
          <draw:enhanced-geometry svg:viewBox="0 0 21600 21600" draw:type="non-primitive" draw:enhanced-path="M 0 0 L 21600 0 21600 21600 0 21600 Z N"/>
        </draw:custom-shape>
        <draw:connector draw:name="Google Shape;72;p9" draw:style-name="Mgr5" draw:text-style-name="MP7" draw:layer="layout" draw:type="line" svg:x1="2.02cm" svg:y1="1.49cm" svg:x2="2.02cm" svg:y2="-0.137cm" svg:d="M2020 1490v-1627" svg:viewBox="0 0 1 1628">
          <text:p/>
        </draw:connector>
        <draw:connector draw:name="Google Shape;73;p9" draw:style-name="Mgr5" draw:text-style-name="MP7" draw:layer="layout" draw:type="line" svg:x1="23.419cm" svg:y1="14.428cm" svg:x2="23.419cm" svg:y2="12.801cm" svg:d="M23419 14428v-1627" svg:viewBox="0 0 1 1628">
          <text:p/>
        </draw:connector>
      </draw:g>
      <draw:frame draw:name="Google Shape;74;p9" presentation:style-name="Mpr14" draw:text-style-name="MP5" draw:layer="backgroundobjects" svg:width="11.93cm" svg:height="5.82cm" svg:x="9.713cm" svg:y="2.838cm" presentation:class="title">
        <draw:text-box>
          <text:p/>
        </draw:text-box>
      </draw:frame>
      <draw:frame draw:name="Google Shape;75;p9" presentation:style-name="Mpr15" draw:text-style-name="MP5" draw:layer="backgroundobjects" svg:width="11.93cm" svg:height="2.791cm" svg:x="9.713cm" svg:y="8.658cm" presentation:class="subtitle">
        <draw:text-box>
          <text:p/>
        </draw:text-box>
      </draw:frame>
      <draw:frame presentation:style-name="Master1-Layout4-cust-SECTION_5f_TITLE_5f_AND_5f_DESCRIPTION-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4-cust-SECTION_5f_TITLE_5f_AND_5f_DESCRIPTION-title" draw:layer="backgroundobjects" svg:width="16.934cm" svg:height="9.525cm" svg:x="1.059cm" svg:y="1.905cm" presentation:class="page"/>
        <draw:frame draw:name="Google Shape;4;n" presentation:style-name="Mpr16" draw:text-style-name="MP5" draw:layer="backgroundobjects" svg:width="15.24cm" svg:height="11.43cm" svg:x="1.905cm" svg:y="12.065cm" presentation:class="notes">
          <draw:text-box>
            <text:p/>
          </draw:text-box>
        </draw:frame>
      </presentation:notes>
    </style:master-page>
    <style:master-page style:name="Master1-Layout5-blank-BLANK" style:page-layout-name="PM1" draw:style-name="Mdp1">
      <presentation:notes style:page-layout-name="PM2">
        <draw:page-thumbnail draw:name="Google Shape;3;n" presentation:style-name="Master1-Layout5-blank-BLANK-title" draw:layer="backgroundobjects" svg:width="16.934cm" svg:height="9.525cm" svg:x="1.059cm" svg:y="1.905cm" presentation:class="page"/>
        <draw:frame draw:name="Google Shape;4;n" presentation:style-name="Mpr17" draw:text-style-name="MP5" draw:layer="backgroundobjects" svg:width="15.24cm" svg:height="11.43cm" svg:x="1.905cm" svg:y="12.065cm" presentation:class="notes">
          <draw:text-box>
            <text:p/>
          </draw:text-box>
        </draw:frame>
      </presentation:notes>
    </style:master-page>
    <style:master-page style:name="Master1-Layout6-cust-BLANK_5f_1_5f_1" style:display-name="Master1-Layout6-cust-BLANK_1_1" style:page-layout-name="PM1" draw:style-name="Mdp1">
      <draw:custom-shape draw:name="Google Shape;114;p14" draw:style-name="Mgr3" draw:text-style-name="MP6" draw:layer="backgroundobjects" svg:width="11.787cm" svg:height="11.787cm" svg:x="-5.904cm" svg:y="8.38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115;p14">
        <draw:custom-shape draw:name="Google Shape;116;p14" draw:style-name="Mgr4" draw:text-style-name="MP5" draw:layer="layout" svg:width="21.398cm" svg:height="11.319cm" svg:x="2.021cm" svg:y="1.482cm">
          <text:p/>
          <draw:enhanced-geometry svg:viewBox="0 0 21600 21600" draw:type="non-primitive" draw:enhanced-path="M 0 0 L 21600 0 21600 21600 0 21600 Z N"/>
        </draw:custom-shape>
        <draw:connector draw:name="Google Shape;117;p14" draw:style-name="Mgr5" draw:text-style-name="MP7" draw:layer="layout" draw:type="line" svg:x1="2.02cm" svg:y1="1.482cm" svg:x2="2.02cm" svg:y2="-0.081cm" svg:d="M2020 1482v-1563" svg:viewBox="0 0 1 1564">
          <text:p/>
        </draw:connector>
        <draw:connector draw:name="Google Shape;118;p14" draw:style-name="Mgr5" draw:text-style-name="MP7" draw:layer="layout" draw:type="line" svg:x1="23.419cm" svg:y1="12.802cm" svg:x2="25.772cm" svg:y2="12.802cm" svg:d="M23419 12802h2353" svg:viewBox="0 0 2354 1">
          <text:p/>
        </draw:connector>
      </draw:g>
      <draw:frame draw:name="Google Shape;119;p14" presentation:style-name="Mpr18" draw:text-style-name="MP5" draw:layer="backgroundobjects" svg:width="16.428cm" svg:height="1.477cm" svg:x="6.145cm" svg:y="6.846cm" presentation:class="title">
        <draw:text-box>
          <text:p/>
        </draw:text-box>
      </draw:frame>
      <draw:frame draw:name="Google Shape;120;p14" presentation:style-name="Mpr19" draw:text-style-name="MP5" draw:layer="backgroundobjects" svg:width="16.428cm" svg:height="4.517cm" svg:x="6.145cm" svg:y="2.329cm" presentation:class="subtitle">
        <draw:text-box>
          <text:p/>
        </draw:text-box>
      </draw:frame>
      <draw:frame presentation:style-name="Master1-Layout6-cust-BLANK_5f_1_5f_1-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6-cust-BLANK_5f_1_5f_1-title" draw:layer="backgroundobjects" svg:width="16.934cm" svg:height="9.525cm" svg:x="1.059cm" svg:y="1.905cm" presentation:class="page"/>
        <draw:frame draw:name="Google Shape;4;n" presentation:style-name="Mpr20" draw:text-style-name="MP5" draw:layer="backgroundobjects" svg:width="15.24cm" svg:height="11.43cm" svg:x="1.905cm" svg:y="12.065cm" presentation:class="notes">
          <draw:text-box>
            <text:p/>
          </draw:text-box>
        </draw:frame>
      </presentation:notes>
    </style:master-page>
    <style:master-page style:name="Master1-Layout7-cust-CUSTOM_5f_10_5f_1" style:display-name="Master1-Layout7-cust-CUSTOM_10_1" style:page-layout-name="PM1" draw:style-name="Mdp1">
      <draw:custom-shape draw:name="Google Shape;146;p18" draw:style-name="Mgr3" draw:text-style-name="MP6" draw:layer="backgroundobjects" svg:width="10.283cm" svg:height="10.283cm" svg:x="19.637cm" svg:y="9.11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147;p18">
        <draw:custom-shape draw:name="Google Shape;148;p18"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149;p18" draw:style-name="Mgr5" draw:text-style-name="MP7" draw:layer="layout" draw:type="line" svg:x1="0.666cm" svg:y1="0.646cm" svg:x2="-0.053cm" svg:y2="0.646cm" svg:d="M666 646h-719" svg:viewBox="0 0 720 1">
          <text:p/>
        </draw:connector>
        <draw:connector draw:name="Google Shape;150;p18" draw:style-name="Mgr5" draw:text-style-name="MP7" draw:layer="layout" draw:type="line" svg:x1="24.754cm" svg:y1="14.861cm" svg:x2="24.754cm" svg:y2="13.659cm" svg:d="M24754 14861v-1202" svg:viewBox="0 0 1 1203">
          <text:p/>
        </draw:connector>
      </draw:g>
      <draw:frame draw:name="Google Shape;151;p18" presentation:style-name="Mpr21" draw:text-style-name="MP5" draw:layer="backgroundobjects" svg:width="21.413cm" svg:height="1.591cm" svg:x="2.006cm" svg:y="1.236cm" presentation:class="title">
        <draw:text-box>
          <text:p/>
        </draw:text-box>
      </draw:frame>
      <draw:frame draw:name="Google Shape;152;p18" presentation:style-name="Mpr22" draw:text-style-name="MP5" draw:layer="backgroundobjects" svg:width="16.515cm" svg:height="7.224cm" svg:x="1.981cm" svg:y="3.949cm" presentation:class="subtitle">
        <draw:text-box>
          <text:p/>
        </draw:text-box>
      </draw:frame>
      <draw:frame presentation:style-name="Master1-Layout7-cust-CUSTOM_5f_10_5f_1-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7-cust-CUSTOM_5f_10_5f_1-title" draw:layer="backgroundobjects" svg:width="16.934cm" svg:height="9.525cm" svg:x="1.059cm" svg:y="1.905cm" presentation:class="page"/>
        <draw:frame draw:name="Google Shape;4;n" presentation:style-name="Mpr23" draw:text-style-name="MP5" draw:layer="backgroundobjects" svg:width="15.24cm" svg:height="11.43cm" svg:x="1.905cm" svg:y="12.065cm" presentation:class="notes">
          <draw:text-box>
            <text:p/>
          </draw:text-box>
        </draw:frame>
      </presentation:notes>
    </style:master-page>
    <style:master-page style:name="Master1-Layout8-cust-CUSTOM_5f_6_5f_1" style:display-name="Master1-Layout8-cust-CUSTOM_6_1" style:page-layout-name="PM1" draw:style-name="Mdp1">
      <draw:custom-shape draw:name="Google Shape;167;p20" draw:style-name="Mgr3" draw:text-style-name="MP6" draw:layer="backgroundobjects" svg:width="5.171cm" svg:height="5.171cm" svg:x="22.617cm" svg:y="-2.46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168;p20">
        <draw:connector draw:name="Google Shape;169;p20" draw:style-name="Mgr5" draw:text-style-name="MP7" draw:layer="layout" draw:type="line" svg:x1="-0.002cm" svg:y1="4.075cm" svg:x2="2.609cm" svg:y2="4.075cm" svg:d="M-2 4075h2611" svg:viewBox="0 0 2612 1">
          <text:p/>
        </draw:connector>
        <draw:connector draw:name="Google Shape;170;p20" draw:style-name="Mgr5" draw:text-style-name="MP7" draw:layer="layout" draw:type="line" svg:x1="-0.002cm" svg:y1="7.412cm" svg:x2="2.609cm" svg:y2="7.412cm" svg:d="M-2 7412h2611" svg:viewBox="0 0 2612 1">
          <text:p/>
        </draw:connector>
        <draw:connector draw:name="Google Shape;171;p20" draw:style-name="Mgr5" draw:text-style-name="MP7" draw:layer="layout" draw:type="line" svg:x1="-0.002cm" svg:y1="10.538cm" svg:x2="2.609cm" svg:y2="10.538cm" svg:d="M-2 10538h2611" svg:viewBox="0 0 2612 1">
          <text:p/>
        </draw:connector>
      </draw:g>
      <draw:g draw:name="Google Shape;172;p20">
        <draw:custom-shape draw:name="Google Shape;173;p20"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174;p20" draw:style-name="Mgr5" draw:text-style-name="MP7" draw:layer="layout" draw:type="line" svg:x1="25.613cm" svg:y1="0.646cm" svg:x2="24.754cm" svg:y2="0.646cm" svg:d="M25613 646h-859" svg:viewBox="0 0 860 1">
          <text:p/>
        </draw:connector>
        <draw:connector draw:name="Google Shape;175;p20" draw:style-name="Mgr5" draw:text-style-name="MP7" draw:layer="layout" draw:type="line" svg:x1="0.649cm" svg:y1="13.659cm" svg:x2="0.649cm" svg:y2="14.536cm" svg:d="M649 13659v877" svg:viewBox="0 0 1 878">
          <text:p/>
        </draw:connector>
      </draw:g>
      <draw:frame draw:name="Google Shape;176;p20" presentation:style-name="Mpr24" draw:text-style-name="MP5" draw:layer="backgroundobjects" svg:width="21.419cm" svg:height="1.591cm" svg:x="1.981cm" svg:y="1.236cm" presentation:class="title">
        <draw:text-box>
          <text:p/>
        </draw:text-box>
      </draw:frame>
      <draw:frame draw:name="Google Shape;177;p20" presentation:style-name="Mpr25" draw:text-style-name="MP5" draw:layer="backgroundobjects" svg:width="18.37cm" svg:height="1.473cm" svg:x="4.808cm" svg:y="4.557cm" presentation:class="subtitle">
        <draw:text-box>
          <text:p/>
        </draw:text-box>
      </draw:frame>
      <draw:frame draw:name="Google Shape;178;p20" presentation:style-name="Mpr25" draw:text-style-name="MP5" draw:layer="backgroundobjects" svg:width="18.37cm" svg:height="1.466cm" svg:x="4.808cm" svg:y="7.779cm" presentation:class="subtitle">
        <draw:text-box>
          <text:p/>
        </draw:text-box>
      </draw:frame>
      <draw:frame draw:name="Google Shape;179;p20" presentation:style-name="Mpr25" draw:text-style-name="MP5" draw:layer="backgroundobjects" svg:width="18.37cm" svg:height="1.466cm" svg:x="4.808cm" svg:y="10.993cm" presentation:class="subtitle">
        <draw:text-box>
          <text:p/>
        </draw:text-box>
      </draw:frame>
      <draw:frame draw:name="Google Shape;180;p20" presentation:style-name="Mpr26" draw:text-style-name="MP5" draw:layer="backgroundobjects" svg:width="18.37cm" svg:height="1.473cm" svg:x="4.808cm" svg:y="3.448cm" presentation:class="subtitle">
        <draw:text-box>
          <text:p/>
        </draw:text-box>
      </draw:frame>
      <draw:frame draw:name="Google Shape;181;p20" presentation:style-name="Mpr26" draw:text-style-name="MP5" draw:layer="backgroundobjects" svg:width="18.37cm" svg:height="1.466cm" svg:x="4.808cm" svg:y="6.654cm" presentation:class="subtitle">
        <draw:text-box>
          <text:p/>
        </draw:text-box>
      </draw:frame>
      <draw:frame draw:name="Google Shape;182;p20" presentation:style-name="Mpr26" draw:text-style-name="MP5" draw:layer="backgroundobjects" svg:width="18.37cm" svg:height="1.466cm" svg:x="4.808cm" svg:y="9.852cm" presentation:class="subtitle">
        <draw:text-box>
          <text:p/>
        </draw:text-box>
      </draw:frame>
      <draw:frame presentation:style-name="Master1-Layout8-cust-CUSTOM_5f_6_5f_1-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8-cust-CUSTOM_5f_6_5f_1-title" draw:layer="backgroundobjects" svg:width="16.934cm" svg:height="9.525cm" svg:x="1.059cm" svg:y="1.905cm" presentation:class="page"/>
        <draw:frame draw:name="Google Shape;4;n" presentation:style-name="Mpr27" draw:text-style-name="MP5" draw:layer="backgroundobjects" svg:width="15.24cm" svg:height="11.43cm" svg:x="1.905cm" svg:y="12.065cm" presentation:class="notes">
          <draw:text-box>
            <text:p/>
          </draw:text-box>
        </draw:frame>
      </presentation:notes>
    </style:master-page>
    <style:master-page style:name="Master1-Layout9-cust-CUSTOM_5f_5" style:display-name="Master1-Layout9-cust-CUSTOM_5" style:page-layout-name="PM1" draw:style-name="Mdp1">
      <draw:custom-shape draw:name="Google Shape;197;p22" draw:style-name="Mgr3" draw:text-style-name="MP6" draw:layer="backgroundobjects" svg:width="5.171cm" svg:height="5.171cm" svg:x="22.617cm" svg:y="-2.46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198;p22">
        <draw:custom-shape draw:name="Google Shape;199;p22"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200;p22" draw:style-name="Mgr5" draw:text-style-name="MP7" draw:layer="layout" draw:type="line" svg:x1="0.666cm" svg:y1="0.646cm" svg:x2="-0.053cm" svg:y2="0.646cm" svg:d="M666 646h-719" svg:viewBox="0 0 720 1">
          <text:p/>
        </draw:connector>
        <draw:connector draw:name="Google Shape;201;p22" draw:style-name="Mgr5" draw:text-style-name="MP7" draw:layer="layout" draw:type="line" svg:x1="25.473cm" svg:y1="13.659cm" svg:x2="24.754cm" svg:y2="13.659cm" svg:d="M25473 13659h-719" svg:viewBox="0 0 720 1">
          <text:p/>
        </draw:connector>
      </draw:g>
      <draw:frame draw:name="Google Shape;202;p22" presentation:style-name="Mpr28" draw:text-style-name="MP5" draw:layer="backgroundobjects" svg:width="21.4cm" svg:height="1.591cm" svg:x="2cm" svg:y="1.236cm" presentation:class="title">
        <draw:text-box>
          <text:p/>
        </draw:text-box>
      </draw:frame>
      <draw:frame draw:name="Google Shape;203;p22" presentation:style-name="Mpr29" draw:text-style-name="MP5" draw:layer="backgroundobjects" svg:width="7.465cm" svg:height="2.531cm" svg:x="4.896cm" svg:y="4.869cm" presentation:class="subtitle">
        <draw:text-box>
          <text:p/>
        </draw:text-box>
      </draw:frame>
      <draw:frame draw:name="Google Shape;204;p22" presentation:style-name="Mpr29" draw:text-style-name="MP5" draw:layer="backgroundobjects" svg:width="7.465cm" svg:height="2.531cm" svg:x="14.257cm" svg:y="4.869cm" presentation:class="subtitle">
        <draw:text-box>
          <text:p/>
        </draw:text-box>
      </draw:frame>
      <draw:frame draw:name="Google Shape;205;p22" presentation:style-name="Mpr29" draw:text-style-name="MP5" draw:layer="backgroundobjects" svg:width="7.465cm" svg:height="2.531cm" svg:x="4.896cm" svg:y="9.269cm" presentation:class="subtitle">
        <draw:text-box>
          <text:p/>
        </draw:text-box>
      </draw:frame>
      <draw:frame draw:name="Google Shape;206;p22" presentation:style-name="Mpr29" draw:text-style-name="MP5" draw:layer="backgroundobjects" svg:width="7.465cm" svg:height="2.531cm" svg:x="14.257cm" svg:y="9.269cm" presentation:class="subtitle">
        <draw:text-box>
          <text:p/>
        </draw:text-box>
      </draw:frame>
      <draw:frame draw:name="Google Shape;207;p22" presentation:style-name="Mpr30" draw:text-style-name="MP5" draw:layer="backgroundobjects" svg:width="7.465cm" svg:height="0.986cm" svg:x="4.896cm" svg:y="4.234cm" presentation:class="subtitle">
        <draw:text-box>
          <text:p/>
        </draw:text-box>
      </draw:frame>
      <draw:frame draw:name="Google Shape;208;p22" presentation:style-name="Mpr30" draw:text-style-name="MP5" draw:layer="backgroundobjects" svg:width="7.465cm" svg:height="0.986cm" svg:x="14.257cm" svg:y="4.234cm" presentation:class="subtitle">
        <draw:text-box>
          <text:p/>
        </draw:text-box>
      </draw:frame>
      <draw:frame draw:name="Google Shape;209;p22" presentation:style-name="Mpr30" draw:text-style-name="MP5" draw:layer="backgroundobjects" svg:width="7.465cm" svg:height="0.986cm" svg:x="4.896cm" svg:y="8.588cm" presentation:class="subtitle">
        <draw:text-box>
          <text:p/>
        </draw:text-box>
      </draw:frame>
      <draw:frame draw:name="Google Shape;210;p22" presentation:style-name="Mpr30" draw:text-style-name="MP5" draw:layer="backgroundobjects" svg:width="7.465cm" svg:height="0.986cm" svg:x="14.257cm" svg:y="8.588cm" presentation:class="subtitle">
        <draw:text-box>
          <text:p/>
        </draw:text-box>
      </draw:frame>
      <draw:frame presentation:style-name="Master1-Layout9-cust-CUSTOM_5f_5-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9-cust-CUSTOM_5f_5-title" draw:layer="backgroundobjects" svg:width="16.934cm" svg:height="9.525cm" svg:x="1.059cm" svg:y="1.905cm" presentation:class="page"/>
        <draw:frame draw:name="Google Shape;4;n" presentation:style-name="Mpr31" draw:text-style-name="MP5" draw:layer="backgroundobjects" svg:width="15.24cm" svg:height="11.43cm" svg:x="1.905cm" svg:y="12.065cm" presentation:class="notes">
          <draw:text-box>
            <text:p/>
          </draw:text-box>
        </draw:frame>
      </presentation:notes>
    </style:master-page>
    <style:master-page style:name="Master1-Layout10-cust-CUSTOM_5f_7_5f_1" style:display-name="Master1-Layout10-cust-CUSTOM_7_1" style:page-layout-name="PM1" draw:style-name="Mdp1">
      <draw:custom-shape draw:name="Google Shape;212;p23" draw:style-name="Mgr3" draw:text-style-name="MP6" draw:layer="backgroundobjects" svg:width="5.171cm" svg:height="5.171cm" svg:x="22.617cm" svg:y="-2.46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213;p23">
        <draw:custom-shape draw:name="Google Shape;214;p23"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215;p23" draw:style-name="Mgr5" draw:text-style-name="MP7" draw:layer="layout" draw:type="line" svg:x1="25.613cm" svg:y1="0.646cm" svg:x2="24.754cm" svg:y2="0.646cm" svg:d="M25613 646h-859" svg:viewBox="0 0 860 1">
          <text:p/>
        </draw:connector>
        <draw:connector draw:name="Google Shape;216;p23" draw:style-name="Mgr5" draw:text-style-name="MP7" draw:layer="layout" draw:type="line" svg:x1="0.649cm" svg:y1="13.659cm" svg:x2="0.649cm" svg:y2="14.536cm" svg:d="M649 13659v877" svg:viewBox="0 0 1 878">
          <text:p/>
        </draw:connector>
      </draw:g>
      <draw:frame draw:name="Google Shape;217;p23" presentation:style-name="Mpr32" draw:text-style-name="MP5" draw:layer="backgroundobjects" svg:width="21.4cm" svg:height="1.591cm" svg:x="2cm" svg:y="1.236cm" presentation:class="title">
        <draw:text-box>
          <text:p/>
        </draw:text-box>
      </draw:frame>
      <draw:frame draw:name="Google Shape;218;p23" presentation:style-name="Mpr33" draw:text-style-name="MP5" draw:layer="backgroundobjects" svg:width="6.11cm" svg:height="1.765cm" svg:x="2.428cm" svg:y="5.961cm" presentation:class="subtitle">
        <draw:text-box>
          <text:p/>
        </draw:text-box>
      </draw:frame>
      <draw:frame draw:name="Google Shape;219;p23" presentation:style-name="Mpr33" draw:text-style-name="MP5" draw:layer="backgroundobjects" svg:width="6.11cm" svg:height="1.765cm" svg:x="9.222cm" svg:y="5.961cm" presentation:class="subtitle">
        <draw:text-box>
          <text:p/>
        </draw:text-box>
      </draw:frame>
      <draw:frame draw:name="Google Shape;220;p23" presentation:style-name="Mpr33" draw:text-style-name="MP5" draw:layer="backgroundobjects" svg:width="6.11cm" svg:height="1.765cm" svg:x="2.428cm" svg:y="10.099cm" presentation:class="subtitle">
        <draw:text-box>
          <text:p/>
        </draw:text-box>
      </draw:frame>
      <draw:frame draw:name="Google Shape;221;p23" presentation:style-name="Mpr33" draw:text-style-name="MP5" draw:layer="backgroundobjects" svg:width="6.11cm" svg:height="1.765cm" svg:x="9.222cm" svg:y="10.099cm" presentation:class="subtitle">
        <draw:text-box>
          <text:p/>
        </draw:text-box>
      </draw:frame>
      <draw:frame draw:name="Google Shape;222;p23" presentation:style-name="Mpr33" draw:text-style-name="MP5" draw:layer="backgroundobjects" svg:width="6.11cm" svg:height="1.765cm" svg:x="16.015cm" svg:y="5.961cm" presentation:class="subtitle">
        <draw:text-box>
          <text:p/>
        </draw:text-box>
      </draw:frame>
      <draw:frame draw:name="Google Shape;223;p23" presentation:style-name="Mpr33" draw:text-style-name="MP5" draw:layer="backgroundobjects" svg:width="6.11cm" svg:height="1.765cm" svg:x="16.015cm" svg:y="10.099cm" presentation:class="subtitle">
        <draw:text-box>
          <text:p/>
        </draw:text-box>
      </draw:frame>
      <draw:frame draw:name="Google Shape;224;p23" presentation:style-name="Mpr34" draw:text-style-name="MP5" draw:layer="backgroundobjects" svg:width="6.12cm" svg:height="1.368cm" svg:x="2.423cm" svg:y="4.915cm" presentation:class="subtitle">
        <draw:text-box>
          <text:p/>
        </draw:text-box>
      </draw:frame>
      <draw:frame draw:name="Google Shape;225;p23" presentation:style-name="Mpr34" draw:text-style-name="MP5" draw:layer="backgroundobjects" svg:width="6.12cm" svg:height="1.368cm" svg:x="9.217cm" svg:y="4.915cm" presentation:class="subtitle">
        <draw:text-box>
          <text:p/>
        </draw:text-box>
      </draw:frame>
      <draw:frame draw:name="Google Shape;226;p23" presentation:style-name="Mpr34" draw:text-style-name="MP5" draw:layer="backgroundobjects" svg:width="6.12cm" svg:height="1.368cm" svg:x="16.01cm" svg:y="4.915cm" presentation:class="subtitle">
        <draw:text-box>
          <text:p/>
        </draw:text-box>
      </draw:frame>
      <draw:frame draw:name="Google Shape;227;p23" presentation:style-name="Mpr34" draw:text-style-name="MP5" draw:layer="backgroundobjects" svg:width="6.12cm" svg:height="1.368cm" svg:x="2.423cm" svg:y="9.053cm" presentation:class="subtitle">
        <draw:text-box>
          <text:p/>
        </draw:text-box>
      </draw:frame>
      <draw:frame draw:name="Google Shape;228;p23" presentation:style-name="Mpr34" draw:text-style-name="MP5" draw:layer="backgroundobjects" svg:width="6.12cm" svg:height="1.368cm" svg:x="9.217cm" svg:y="9.053cm" presentation:class="subtitle">
        <draw:text-box>
          <text:p/>
        </draw:text-box>
      </draw:frame>
      <draw:frame draw:name="Google Shape;229;p23" presentation:style-name="Mpr34" draw:text-style-name="MP5" draw:layer="backgroundobjects" svg:width="6.12cm" svg:height="1.368cm" svg:x="16.01cm" svg:y="9.053cm" presentation:class="subtitle">
        <draw:text-box>
          <text:p/>
        </draw:text-box>
      </draw:frame>
      <draw:frame presentation:style-name="Master1-Layout10-cust-CUSTOM_5f_7_5f_1-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10-cust-CUSTOM_5f_7_5f_1-title" draw:layer="backgroundobjects" svg:width="16.934cm" svg:height="9.525cm" svg:x="1.059cm" svg:y="1.905cm" presentation:class="page"/>
        <draw:frame draw:name="Google Shape;4;n" presentation:style-name="Mpr35" draw:text-style-name="MP5" draw:layer="backgroundobjects" svg:width="15.24cm" svg:height="11.43cm" svg:x="1.905cm" svg:y="12.065cm" presentation:class="notes">
          <draw:text-box>
            <text:p/>
          </draw:text-box>
        </draw:frame>
      </presentation:notes>
    </style:master-page>
    <style:master-page style:name="Master1-Layout11-cust-CUSTOM_5f_11_5f_1" style:display-name="Master1-Layout11-cust-CUSTOM_11_1" style:page-layout-name="PM1" draw:style-name="Mdp1">
      <draw:custom-shape draw:name="Google Shape;251;p26" draw:style-name="Mgr3" draw:text-style-name="MP6" draw:layer="backgroundobjects" svg:width="5.171cm" svg:height="5.171cm" svg:x="-2.568cm" svg:y="11.67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252;p26">
        <draw:custom-shape draw:name="Google Shape;253;p26"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254;p26" draw:style-name="Mgr5" draw:text-style-name="MP7" draw:layer="layout" draw:type="line" svg:x1="25.613cm" svg:y1="0.646cm" svg:x2="24.754cm" svg:y2="0.646cm" svg:d="M25613 646h-859" svg:viewBox="0 0 860 1">
          <text:p/>
        </draw:connector>
        <draw:connector draw:name="Google Shape;255;p26" draw:style-name="Mgr5" draw:text-style-name="MP7" draw:layer="layout" draw:type="line" svg:x1="0.645cm" svg:y1="14.436cm" svg:x2="0.645cm" svg:y2="13.585cm" svg:d="M645 14436v-851" svg:viewBox="0 0 1 852">
          <text:p/>
        </draw:connector>
      </draw:g>
      <draw:frame draw:name="Google Shape;256;p26" presentation:style-name="Mpr36" draw:text-style-name="MP5" draw:layer="backgroundobjects" svg:width="21.413cm" svg:height="1.591cm" svg:x="2.007cm" svg:y="1.236cm" presentation:class="title">
        <draw:text-box>
          <text:p/>
        </draw:text-box>
      </draw:frame>
      <draw:frame presentation:style-name="Master1-Layout11-cust-CUSTOM_5f_11_5f_1-outline1" draw:layer="backgroundobjects" svg:width="22.859cm" svg:height="8.285cm" svg:x="1.27cm" svg:y="3.343cm" presentation:class="outline" presentation:placeholder="true">
        <draw:text-box/>
      </draw:frame>
      <presentation:notes style:page-layout-name="PM2">
        <draw:page-thumbnail draw:name="Google Shape;3;n" presentation:style-name="Master1-Layout11-cust-CUSTOM_5f_11_5f_1-title" draw:layer="backgroundobjects" svg:width="16.934cm" svg:height="9.525cm" svg:x="1.059cm" svg:y="1.905cm" presentation:class="page"/>
        <draw:frame draw:name="Google Shape;4;n" presentation:style-name="Mpr37" draw:text-style-name="MP5" draw:layer="backgroundobjects" svg:width="15.24cm" svg:height="11.43cm" svg:x="1.905cm" svg:y="12.065cm" presentation:class="notes">
          <draw:text-box>
            <text:p/>
          </draw:text-box>
        </draw:frame>
      </presentation:notes>
    </style:master-page>
    <style:master-page style:name="Master1-Layout12-cust-CUSTOM_5f_7" style:display-name="Master1-Layout12-cust-CUSTOM_7" style:page-layout-name="PM1" draw:style-name="Mdp1">
      <draw:custom-shape draw:name="Google Shape;267;p28" draw:style-name="Mgr3" draw:text-style-name="MP6" draw:layer="backgroundobjects" svg:width="5.171cm" svg:height="5.171cm" svg:x="22.891cm" svg:y="11.67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268;p28">
        <draw:custom-shape draw:name="Google Shape;269;p28" draw:style-name="Mgr4" draw:text-style-name="MP5" draw:layer="layout" svg:width="24.108cm" svg:height="13.012cm" svg:x="0.645cm" svg:y="0.647cm">
          <text:p/>
          <draw:enhanced-geometry svg:viewBox="0 0 21600 21600" draw:type="non-primitive" draw:enhanced-path="M 0 0 L 21600 0 21600 21600 0 21600 Z N"/>
        </draw:custom-shape>
        <draw:g draw:name="Google Shape;270;p28">
          <draw:connector draw:name="Google Shape;271;p28" draw:style-name="Mgr5" draw:text-style-name="MP7" draw:layer="layout" draw:type="line" svg:x1="0.645cm" svg:y1="0.652cm" svg:x2="0.645cm" svg:y2="-0.137cm" svg:d="M645 652v-789" svg:viewBox="0 0 1 790">
            <text:p/>
          </draw:connector>
          <draw:connector draw:name="Google Shape;272;p28" draw:style-name="Mgr5" draw:text-style-name="MP7" draw:layer="layout" draw:type="line" svg:x1="24.754cm" svg:y1="14.448cm" svg:x2="24.754cm" svg:y2="13.659cm" svg:d="M24754 14448v-789" svg:viewBox="0 0 1 790">
            <text:p/>
          </draw:connector>
        </draw:g>
      </draw:g>
      <presentation:notes style:page-layout-name="PM2">
        <draw:page-thumbnail draw:name="Google Shape;3;n" presentation:style-name="Master1-Layout12-cust-CUSTOM_5f_7-title" draw:layer="backgroundobjects" svg:width="16.934cm" svg:height="9.525cm" svg:x="1.059cm" svg:y="1.905cm" presentation:class="page"/>
        <draw:frame draw:name="Google Shape;4;n" presentation:style-name="Mpr38" draw:text-style-name="MP5" draw:layer="backgroundobjects" svg:width="15.24cm" svg:height="11.43cm" svg:x="1.905cm" svg:y="12.065cm" presentation:class="notes">
          <draw:text-box>
            <text:p/>
          </draw:text-box>
        </draw:frame>
      </presentation:notes>
    </style:master-page>
    <style:master-page style:name="Master1-Layout13-cust-CUSTOM_5f_8" style:display-name="Master1-Layout13-cust-CUSTOM_8" style:page-layout-name="PM1" draw:style-name="Mdp1">
      <draw:custom-shape draw:name="Google Shape;274;p29" draw:style-name="Mgr3" draw:text-style-name="MP6" draw:layer="backgroundobjects" svg:width="5.171cm" svg:height="5.171cm" svg:x="22.617cm" svg:y="-2.46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oogle Shape;275;p29">
        <draw:custom-shape draw:name="Google Shape;276;p29" draw:style-name="Mgr4" draw:text-style-name="MP5" draw:layer="layout" svg:width="24.108cm" svg:height="13.012cm" svg:x="0.645cm" svg:y="0.647cm">
          <text:p/>
          <draw:enhanced-geometry svg:viewBox="0 0 21600 21600" draw:type="non-primitive" draw:enhanced-path="M 0 0 L 21600 0 21600 21600 0 21600 Z N"/>
        </draw:custom-shape>
        <draw:connector draw:name="Google Shape;277;p29" draw:style-name="Mgr5" draw:text-style-name="MP7" draw:layer="layout" draw:type="line" svg:x1="24.753cm" svg:y1="0.647cm" svg:x2="25.77cm" svg:y2="0.647cm" svg:d="M24753 647h1017" svg:viewBox="0 0 1018 1">
          <text:p/>
        </draw:connector>
        <draw:connector draw:name="Google Shape;278;p29" draw:style-name="Mgr5" draw:text-style-name="MP7" draw:layer="layout" draw:type="line" svg:x1="0.645cm" svg:y1="13.659cm" svg:x2="0.648cm" svg:y2="14.468cm" svg:d="M645 13659l3 809" svg:viewBox="0 0 4 810">
          <text:p/>
        </draw:connector>
      </draw:g>
      <presentation:notes style:page-layout-name="PM2">
        <draw:page-thumbnail draw:name="Google Shape;3;n" presentation:style-name="Master1-Layout13-cust-CUSTOM_5f_8-title" draw:layer="backgroundobjects" svg:width="16.934cm" svg:height="9.525cm" svg:x="1.059cm" svg:y="1.905cm" presentation:class="page"/>
        <draw:frame draw:name="Google Shape;4;n" presentation:style-name="Mpr39" draw:text-style-name="MP5" draw:layer="backgroundobjects" svg:width="15.24cm" svg:height="11.43cm" svg:x="1.905cm" svg:y="12.065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3.2$Windows_x86 LibreOffice_project/3d9a8b4b4e538a85e0782bd6c2d430bafe583448</meta:generator>
    <dc:title>Цифровая среда в учебной и профессиональной деятельности</dc:title>
    <meta:initial-creator>User</meta:initial-creator>
    <dc:date>2025-11-20T01:06:04.134000000</dc:date>
    <meta:editing-cycles>2</meta:editing-cycles>
    <meta:editing-duration>PT9M35S</meta:editing-duration>
    <meta:document-statistic meta:object-count="280"/>
  </office:meta>
</office:document-meta>
</file>